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itstream Vera Sans2" svg:font-family="'Bitstream Vera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, 'Arial Unicode MS'" style:font-family-generic="swiss" style:font-pitch="variable"/>
    <style:font-face style:name="Liberation Sans" svg:font-family="'Liberation Sans', Arial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Tableau1" style:family="table">
      <style:table-properties style:width="16.32cm" fo:margin-left="-0.226cm" table:align="left" style:writing-mode="lr-tb"/>
    </style:style>
    <style:style style:name="Tableau1.A" style:family="table-column">
      <style:table-column-properties style:column-width="8.124cm"/>
    </style:style>
    <style:style style:name="Tableau1.B" style:family="table-column">
      <style:table-column-properties style:column-width="8.195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2" style:family="table">
      <style:table-properties style:width="16.32cm" fo:margin-left="-0.226cm" table:align="left" style:writing-mode="lr-tb"/>
    </style:style>
    <style:style style:name="Tableau2.A" style:family="table-column">
      <style:table-column-properties style:column-width="8.124cm"/>
    </style:style>
    <style:style style:name="Tableau2.B" style:family="table-column">
      <style:table-column-properties style:column-width="8.195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3" style:family="table">
      <style:table-properties style:width="16.32cm" fo:margin-left="-0.226cm" table:align="left" style:writing-mode="lr-tb"/>
    </style:style>
    <style:style style:name="Tableau3.A" style:family="table-column">
      <style:table-column-properties style:column-width="8.124cm"/>
    </style:style>
    <style:style style:name="Tableau3.B" style:family="table-column">
      <style:table-column-properties style:column-width="8.195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4" style:family="table">
      <style:table-properties style:width="16.32cm" fo:margin-left="-0.226cm" table:align="left" style:writing-mode="lr-tb"/>
    </style:style>
    <style:style style:name="Tableau4.A" style:family="table-column">
      <style:table-column-properties style:column-width="8.124cm"/>
    </style:style>
    <style:style style:name="Tableau4.B" style:family="table-column">
      <style:table-column-properties style:column-width="8.195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4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5" style:family="table">
      <style:table-properties style:width="16.32cm" fo:margin-left="-0.226cm" table:align="left" style:writing-mode="lr-tb"/>
    </style:style>
    <style:style style:name="Tableau5.A" style:family="table-column">
      <style:table-column-properties style:column-width="8.124cm"/>
    </style:style>
    <style:style style:name="Tableau5.B" style:family="table-column">
      <style:table-column-properties style:column-width="8.195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5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6" style:family="table">
      <style:table-properties style:width="16.32cm" fo:margin-left="-0.226cm" table:align="left" style:writing-mode="lr-tb"/>
    </style:style>
    <style:style style:name="Tableau6.A" style:family="table-column">
      <style:table-column-properties style:column-width="8.124cm"/>
    </style:style>
    <style:style style:name="Tableau6.B" style:family="table-column">
      <style:table-column-properties style:column-width="8.195cm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6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7" style:family="table">
      <style:table-properties style:width="16.32cm" fo:margin-left="-0.226cm" table:align="left" style:writing-mode="lr-tb"/>
    </style:style>
    <style:style style:name="Tableau7.A" style:family="table-column">
      <style:table-column-properties style:column-width="8.124cm"/>
    </style:style>
    <style:style style:name="Tableau7.B" style:family="table-column">
      <style:table-column-properties style:column-width="8.195cm"/>
    </style:style>
    <style:style style:name="Tableau7.1" style:family="table-row">
      <style:table-row-properties style:keep-together="true" fo:keep-together="auto"/>
    </style:style>
    <style:style style:name="Tableau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7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8" style:family="table">
      <style:table-properties style:width="16.32cm" fo:margin-left="-0.226cm" table:align="left" style:writing-mode="lr-tb"/>
    </style:style>
    <style:style style:name="Tableau8.A" style:family="table-column">
      <style:table-column-properties style:column-width="8.124cm"/>
    </style:style>
    <style:style style:name="Tableau8.B" style:family="table-column">
      <style:table-column-properties style:column-width="8.195cm"/>
    </style:style>
    <style:style style:name="Tableau8.1" style:family="table-row">
      <style:table-row-properties style:keep-together="true" fo:keep-together="auto"/>
    </style:style>
    <style:style style:name="Tableau8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8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9" style:family="table">
      <style:table-properties style:width="16.32cm" fo:margin-left="-0.226cm" table:align="left" style:writing-mode="lr-tb"/>
    </style:style>
    <style:style style:name="Tableau9.A" style:family="table-column">
      <style:table-column-properties style:column-width="8.124cm"/>
    </style:style>
    <style:style style:name="Tableau9.B" style:family="table-column">
      <style:table-column-properties style:column-width="8.195cm"/>
    </style:style>
    <style:style style:name="Tableau9.1" style:family="table-row">
      <style:table-row-properties style:keep-together="true" fo:keep-together="auto"/>
    </style:style>
    <style:style style:name="Tableau9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9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10" style:family="table">
      <style:table-properties style:width="16.32cm" fo:margin-left="-0.226cm" table:align="left" style:writing-mode="lr-tb"/>
    </style:style>
    <style:style style:name="Tableau10.A" style:family="table-column">
      <style:table-column-properties style:column-width="8.124cm"/>
    </style:style>
    <style:style style:name="Tableau10.B" style:family="table-column">
      <style:table-column-properties style:column-width="8.195cm"/>
    </style:style>
    <style:style style:name="Tableau10.1" style:family="table-row">
      <style:table-row-properties style:keep-together="true" fo:keep-together="auto"/>
    </style:style>
    <style:style style:name="Tableau10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10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11" style:family="table">
      <style:table-properties style:width="16.32cm" fo:margin-left="-0.226cm" table:align="left" style:writing-mode="lr-tb"/>
    </style:style>
    <style:style style:name="Tableau11.A" style:family="table-column">
      <style:table-column-properties style:column-width="8.124cm"/>
    </style:style>
    <style:style style:name="Tableau11.B" style:family="table-column">
      <style:table-column-properties style:column-width="8.195cm"/>
    </style:style>
    <style:style style:name="Tableau11.1" style:family="table-row">
      <style:table-row-properties style:keep-together="true" fo:keep-together="auto"/>
    </style:style>
    <style:style style:name="Tableau1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1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12" style:family="table">
      <style:table-properties style:width="16.32cm" fo:margin-left="-0.226cm" table:align="left" style:writing-mode="lr-tb"/>
    </style:style>
    <style:style style:name="Tableau12.A" style:family="table-column">
      <style:table-column-properties style:column-width="8.124cm"/>
    </style:style>
    <style:style style:name="Tableau12.B" style:family="table-column">
      <style:table-column-properties style:column-width="8.195cm"/>
    </style:style>
    <style:style style:name="Tableau12.1" style:family="table-row">
      <style:table-row-properties style:keep-together="true" fo:keep-together="auto"/>
    </style:style>
    <style:style style:name="Tableau1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1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13" style:family="table">
      <style:table-properties style:width="16.32cm" fo:margin-left="-0.226cm" table:align="left" style:writing-mode="lr-tb"/>
    </style:style>
    <style:style style:name="Tableau13.A" style:family="table-column">
      <style:table-column-properties style:column-width="8.124cm"/>
    </style:style>
    <style:style style:name="Tableau13.B" style:family="table-column">
      <style:table-column-properties style:column-width="8.195cm"/>
    </style:style>
    <style:style style:name="Tableau13.1" style:family="table-row">
      <style:table-row-properties style:keep-together="true" fo:keep-together="auto"/>
    </style:style>
    <style:style style:name="Tableau1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1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14" style:family="table">
      <style:table-properties style:width="16.32cm" fo:margin-left="-0.226cm" table:align="left" style:writing-mode="lr-tb"/>
    </style:style>
    <style:style style:name="Tableau14.A" style:family="table-column">
      <style:table-column-properties style:column-width="8.124cm"/>
    </style:style>
    <style:style style:name="Tableau14.B" style:family="table-column">
      <style:table-column-properties style:column-width="8.195cm"/>
    </style:style>
    <style:style style:name="Tableau14.1" style:family="table-row">
      <style:table-row-properties style:keep-together="true" fo:keep-together="auto"/>
    </style:style>
    <style:style style:name="Tableau1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14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15" style:family="table">
      <style:table-properties style:width="16.32cm" fo:margin-left="-0.226cm" table:align="left" style:writing-mode="lr-tb"/>
    </style:style>
    <style:style style:name="Tableau15.A" style:family="table-column">
      <style:table-column-properties style:column-width="8.124cm"/>
    </style:style>
    <style:style style:name="Tableau15.B" style:family="table-column">
      <style:table-column-properties style:column-width="8.195cm"/>
    </style:style>
    <style:style style:name="Tableau15.1" style:family="table-row">
      <style:table-row-properties style:keep-together="true" fo:keep-together="auto"/>
    </style:style>
    <style:style style:name="Tableau1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15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16" style:family="table">
      <style:table-properties style:width="16.32cm" fo:margin-left="-0.226cm" table:align="left" style:writing-mode="lr-tb"/>
    </style:style>
    <style:style style:name="Tableau16.A" style:family="table-column">
      <style:table-column-properties style:column-width="8.124cm"/>
    </style:style>
    <style:style style:name="Tableau16.B" style:family="table-column">
      <style:table-column-properties style:column-width="8.195cm"/>
    </style:style>
    <style:style style:name="Tableau16.1" style:family="table-row">
      <style:table-row-properties style:keep-together="true" fo:keep-together="auto"/>
    </style:style>
    <style:style style:name="Tableau1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16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17" style:family="table">
      <style:table-properties style:width="16.32cm" fo:margin-left="-0.226cm" table:align="left" style:writing-mode="lr-tb"/>
    </style:style>
    <style:style style:name="Tableau17.A" style:family="table-column">
      <style:table-column-properties style:column-width="8.124cm"/>
    </style:style>
    <style:style style:name="Tableau17.B" style:family="table-column">
      <style:table-column-properties style:column-width="8.195cm"/>
    </style:style>
    <style:style style:name="Tableau17.1" style:family="table-row">
      <style:table-row-properties style:keep-together="true" fo:keep-together="auto"/>
    </style:style>
    <style:style style:name="Tableau1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17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18" style:family="table">
      <style:table-properties style:width="16.32cm" fo:margin-left="-0.226cm" table:align="left" style:writing-mode="lr-tb"/>
    </style:style>
    <style:style style:name="Tableau18.A" style:family="table-column">
      <style:table-column-properties style:column-width="8.124cm"/>
    </style:style>
    <style:style style:name="Tableau18.B" style:family="table-column">
      <style:table-column-properties style:column-width="8.195cm"/>
    </style:style>
    <style:style style:name="Tableau18.1" style:family="table-row">
      <style:table-row-properties style:keep-together="true" fo:keep-together="auto"/>
    </style:style>
    <style:style style:name="Tableau18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18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19" style:family="table">
      <style:table-properties style:width="16.32cm" fo:margin-left="-0.226cm" table:align="left" style:writing-mode="lr-tb"/>
    </style:style>
    <style:style style:name="Tableau19.A" style:family="table-column">
      <style:table-column-properties style:column-width="8.124cm"/>
    </style:style>
    <style:style style:name="Tableau19.B" style:family="table-column">
      <style:table-column-properties style:column-width="8.195cm"/>
    </style:style>
    <style:style style:name="Tableau19.1" style:family="table-row">
      <style:table-row-properties style:keep-together="true" fo:keep-together="auto"/>
    </style:style>
    <style:style style:name="Tableau19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19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20" style:family="table">
      <style:table-properties style:width="16.32cm" fo:margin-left="-0.226cm" table:align="left" style:writing-mode="lr-tb"/>
    </style:style>
    <style:style style:name="Tableau20.A" style:family="table-column">
      <style:table-column-properties style:column-width="8.124cm"/>
    </style:style>
    <style:style style:name="Tableau20.B" style:family="table-column">
      <style:table-column-properties style:column-width="8.195cm"/>
    </style:style>
    <style:style style:name="Tableau20.1" style:family="table-row">
      <style:table-row-properties style:keep-together="true" fo:keep-together="auto"/>
    </style:style>
    <style:style style:name="Tableau20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20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21" style:family="table">
      <style:table-properties style:width="16.32cm" fo:margin-left="-0.226cm" table:align="left" style:writing-mode="lr-tb"/>
    </style:style>
    <style:style style:name="Tableau21.A" style:family="table-column">
      <style:table-column-properties style:column-width="8.124cm"/>
    </style:style>
    <style:style style:name="Tableau21.B" style:family="table-column">
      <style:table-column-properties style:column-width="8.195cm"/>
    </style:style>
    <style:style style:name="Tableau21.1" style:family="table-row">
      <style:table-row-properties style:keep-together="true" fo:keep-together="auto"/>
    </style:style>
    <style:style style:name="Tableau2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2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22" style:family="table">
      <style:table-properties style:width="16.32cm" fo:margin-left="-0.226cm" table:align="left" style:writing-mode="lr-tb"/>
    </style:style>
    <style:style style:name="Tableau22.A" style:family="table-column">
      <style:table-column-properties style:column-width="8.124cm"/>
    </style:style>
    <style:style style:name="Tableau22.B" style:family="table-column">
      <style:table-column-properties style:column-width="8.195cm"/>
    </style:style>
    <style:style style:name="Tableau22.1" style:family="table-row">
      <style:table-row-properties style:keep-together="true" fo:keep-together="auto"/>
    </style:style>
    <style:style style:name="Tableau2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2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23" style:family="table">
      <style:table-properties style:width="16.32cm" fo:margin-left="-0.226cm" table:align="left" style:writing-mode="lr-tb"/>
    </style:style>
    <style:style style:name="Tableau23.A" style:family="table-column">
      <style:table-column-properties style:column-width="8.124cm"/>
    </style:style>
    <style:style style:name="Tableau23.B" style:family="table-column">
      <style:table-column-properties style:column-width="8.195cm"/>
    </style:style>
    <style:style style:name="Tableau23.1" style:family="table-row">
      <style:table-row-properties style:keep-together="true" fo:keep-together="auto"/>
    </style:style>
    <style:style style:name="Tableau2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2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24" style:family="table">
      <style:table-properties style:width="16.32cm" fo:margin-left="-0.226cm" table:align="left" style:writing-mode="lr-tb"/>
    </style:style>
    <style:style style:name="Tableau24.A" style:family="table-column">
      <style:table-column-properties style:column-width="8.124cm"/>
    </style:style>
    <style:style style:name="Tableau24.B" style:family="table-column">
      <style:table-column-properties style:column-width="8.195cm"/>
    </style:style>
    <style:style style:name="Tableau24.1" style:family="table-row">
      <style:table-row-properties style:keep-together="true" fo:keep-together="auto"/>
    </style:style>
    <style:style style:name="Tableau2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24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25" style:family="table">
      <style:table-properties style:width="16.32cm" fo:margin-left="-0.226cm" table:align="left" style:writing-mode="lr-tb"/>
    </style:style>
    <style:style style:name="Tableau25.A" style:family="table-column">
      <style:table-column-properties style:column-width="8.124cm"/>
    </style:style>
    <style:style style:name="Tableau25.B" style:family="table-column">
      <style:table-column-properties style:column-width="8.195cm"/>
    </style:style>
    <style:style style:name="Tableau25.1" style:family="table-row">
      <style:table-row-properties style:keep-together="true" fo:keep-together="auto"/>
    </style:style>
    <style:style style:name="Tableau2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25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26" style:family="table">
      <style:table-properties style:width="16.32cm" fo:margin-left="-0.226cm" table:align="left" style:writing-mode="lr-tb"/>
    </style:style>
    <style:style style:name="Tableau26.A" style:family="table-column">
      <style:table-column-properties style:column-width="8.124cm"/>
    </style:style>
    <style:style style:name="Tableau26.B" style:family="table-column">
      <style:table-column-properties style:column-width="8.195cm"/>
    </style:style>
    <style:style style:name="Tableau26.1" style:family="table-row">
      <style:table-row-properties style:keep-together="true" fo:keep-together="auto"/>
    </style:style>
    <style:style style:name="Tableau2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26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27" style:family="table">
      <style:table-properties style:width="16.32cm" fo:margin-left="-0.226cm" table:align="left" style:writing-mode="lr-tb"/>
    </style:style>
    <style:style style:name="Tableau27.A" style:family="table-column">
      <style:table-column-properties style:column-width="8.124cm"/>
    </style:style>
    <style:style style:name="Tableau27.B" style:family="table-column">
      <style:table-column-properties style:column-width="8.195cm"/>
    </style:style>
    <style:style style:name="Tableau27.1" style:family="table-row">
      <style:table-row-properties style:keep-together="true" fo:keep-together="auto"/>
    </style:style>
    <style:style style:name="Tableau2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27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28" style:family="table">
      <style:table-properties style:width="16.32cm" fo:margin-left="-0.226cm" table:align="left" style:writing-mode="lr-tb"/>
    </style:style>
    <style:style style:name="Tableau28.A" style:family="table-column">
      <style:table-column-properties style:column-width="8.124cm"/>
    </style:style>
    <style:style style:name="Tableau28.B" style:family="table-column">
      <style:table-column-properties style:column-width="8.195cm"/>
    </style:style>
    <style:style style:name="Tableau28.1" style:family="table-row">
      <style:table-row-properties style:keep-together="true" fo:keep-together="auto"/>
    </style:style>
    <style:style style:name="Tableau28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28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29" style:family="table">
      <style:table-properties style:width="16.32cm" fo:margin-left="-0.226cm" table:align="left" style:writing-mode="lr-tb"/>
    </style:style>
    <style:style style:name="Tableau29.A" style:family="table-column">
      <style:table-column-properties style:column-width="8.124cm"/>
    </style:style>
    <style:style style:name="Tableau29.B" style:family="table-column">
      <style:table-column-properties style:column-width="8.195cm"/>
    </style:style>
    <style:style style:name="Tableau29.1" style:family="table-row">
      <style:table-row-properties style:keep-together="true" fo:keep-together="auto"/>
    </style:style>
    <style:style style:name="Tableau29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29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30" style:family="table">
      <style:table-properties style:width="16.32cm" fo:margin-left="-0.226cm" table:align="left" style:writing-mode="lr-tb"/>
    </style:style>
    <style:style style:name="Tableau30.A" style:family="table-column">
      <style:table-column-properties style:column-width="8.124cm"/>
    </style:style>
    <style:style style:name="Tableau30.B" style:family="table-column">
      <style:table-column-properties style:column-width="8.195cm"/>
    </style:style>
    <style:style style:name="Tableau30.1" style:family="table-row">
      <style:table-row-properties style:keep-together="true" fo:keep-together="auto"/>
    </style:style>
    <style:style style:name="Tableau30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0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31" style:family="table">
      <style:table-properties style:width="16.32cm" fo:margin-left="-0.226cm" table:align="left" style:writing-mode="lr-tb"/>
    </style:style>
    <style:style style:name="Tableau31.A" style:family="table-column">
      <style:table-column-properties style:column-width="8.124cm"/>
    </style:style>
    <style:style style:name="Tableau31.B" style:family="table-column">
      <style:table-column-properties style:column-width="8.195cm"/>
    </style:style>
    <style:style style:name="Tableau31.1" style:family="table-row">
      <style:table-row-properties style:keep-together="true" fo:keep-together="auto"/>
    </style:style>
    <style:style style:name="Tableau3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32" style:family="table">
      <style:table-properties style:width="16.32cm" fo:margin-left="-0.226cm" table:align="left" style:writing-mode="lr-tb"/>
    </style:style>
    <style:style style:name="Tableau32.A" style:family="table-column">
      <style:table-column-properties style:column-width="8.124cm"/>
    </style:style>
    <style:style style:name="Tableau32.B" style:family="table-column">
      <style:table-column-properties style:column-width="8.195cm"/>
    </style:style>
    <style:style style:name="Tableau32.1" style:family="table-row">
      <style:table-row-properties style:keep-together="true" fo:keep-together="auto"/>
    </style:style>
    <style:style style:name="Tableau3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33" style:family="table">
      <style:table-properties style:width="16.32cm" fo:margin-left="-0.226cm" table:align="left" style:writing-mode="lr-tb"/>
    </style:style>
    <style:style style:name="Tableau33.A" style:family="table-column">
      <style:table-column-properties style:column-width="8.124cm"/>
    </style:style>
    <style:style style:name="Tableau33.B" style:family="table-column">
      <style:table-column-properties style:column-width="8.195cm"/>
    </style:style>
    <style:style style:name="Tableau33.1" style:family="table-row">
      <style:table-row-properties style:keep-together="true" fo:keep-together="auto"/>
    </style:style>
    <style:style style:name="Tableau3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34" style:family="table">
      <style:table-properties style:width="16.32cm" fo:margin-left="-0.226cm" table:align="left" style:writing-mode="lr-tb"/>
    </style:style>
    <style:style style:name="Tableau34.A" style:family="table-column">
      <style:table-column-properties style:column-width="8.124cm"/>
    </style:style>
    <style:style style:name="Tableau34.B" style:family="table-column">
      <style:table-column-properties style:column-width="8.195cm"/>
    </style:style>
    <style:style style:name="Tableau34.1" style:family="table-row">
      <style:table-row-properties style:keep-together="true" fo:keep-together="auto"/>
    </style:style>
    <style:style style:name="Tableau3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4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35" style:family="table">
      <style:table-properties style:width="16.32cm" fo:margin-left="-0.226cm" table:align="left" style:writing-mode="lr-tb"/>
    </style:style>
    <style:style style:name="Tableau35.A" style:family="table-column">
      <style:table-column-properties style:column-width="8.124cm"/>
    </style:style>
    <style:style style:name="Tableau35.B" style:family="table-column">
      <style:table-column-properties style:column-width="8.195cm"/>
    </style:style>
    <style:style style:name="Tableau35.1" style:family="table-row">
      <style:table-row-properties style:keep-together="true" fo:keep-together="auto"/>
    </style:style>
    <style:style style:name="Tableau3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5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36" style:family="table">
      <style:table-properties style:width="16.32cm" fo:margin-left="-0.226cm" table:align="left" style:writing-mode="lr-tb"/>
    </style:style>
    <style:style style:name="Tableau36.A" style:family="table-column">
      <style:table-column-properties style:column-width="8.124cm"/>
    </style:style>
    <style:style style:name="Tableau36.B" style:family="table-column">
      <style:table-column-properties style:column-width="8.195cm"/>
    </style:style>
    <style:style style:name="Tableau36.1" style:family="table-row">
      <style:table-row-properties style:keep-together="true" fo:keep-together="auto"/>
    </style:style>
    <style:style style:name="Tableau3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6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37" style:family="table">
      <style:table-properties style:width="16.32cm" fo:margin-left="-0.226cm" table:align="left" style:writing-mode="lr-tb"/>
    </style:style>
    <style:style style:name="Tableau37.A" style:family="table-column">
      <style:table-column-properties style:column-width="8.124cm"/>
    </style:style>
    <style:style style:name="Tableau37.B" style:family="table-column">
      <style:table-column-properties style:column-width="8.195cm"/>
    </style:style>
    <style:style style:name="Tableau37.1" style:family="table-row">
      <style:table-row-properties style:keep-together="true" fo:keep-together="auto"/>
    </style:style>
    <style:style style:name="Tableau3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7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38" style:family="table">
      <style:table-properties style:width="16.32cm" fo:margin-left="-0.226cm" table:align="left" style:writing-mode="lr-tb"/>
    </style:style>
    <style:style style:name="Tableau38.A" style:family="table-column">
      <style:table-column-properties style:column-width="8.124cm"/>
    </style:style>
    <style:style style:name="Tableau38.B" style:family="table-column">
      <style:table-column-properties style:column-width="8.195cm"/>
    </style:style>
    <style:style style:name="Tableau38.1" style:family="table-row">
      <style:table-row-properties style:keep-together="true" fo:keep-together="auto"/>
    </style:style>
    <style:style style:name="Tableau38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8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39" style:family="table">
      <style:table-properties style:width="16.32cm" fo:margin-left="-0.226cm" table:align="left" style:writing-mode="lr-tb"/>
    </style:style>
    <style:style style:name="Tableau39.A" style:family="table-column">
      <style:table-column-properties style:column-width="8.124cm"/>
    </style:style>
    <style:style style:name="Tableau39.B" style:family="table-column">
      <style:table-column-properties style:column-width="8.195cm"/>
    </style:style>
    <style:style style:name="Tableau39.1" style:family="table-row">
      <style:table-row-properties style:keep-together="true" fo:keep-together="auto"/>
    </style:style>
    <style:style style:name="Tableau39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9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40" style:family="table">
      <style:table-properties style:width="16.32cm" fo:margin-left="-0.226cm" table:align="left" style:writing-mode="lr-tb"/>
    </style:style>
    <style:style style:name="Tableau40.A" style:family="table-column">
      <style:table-column-properties style:column-width="8.124cm"/>
    </style:style>
    <style:style style:name="Tableau40.B" style:family="table-column">
      <style:table-column-properties style:column-width="8.195cm"/>
    </style:style>
    <style:style style:name="Tableau40.1" style:family="table-row">
      <style:table-row-properties style:keep-together="true" fo:keep-together="auto"/>
    </style:style>
    <style:style style:name="Tableau40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40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41" style:family="table">
      <style:table-properties style:width="16.32cm" fo:margin-left="-0.226cm" table:align="left" style:writing-mode="lr-tb"/>
    </style:style>
    <style:style style:name="Tableau41.A" style:family="table-column">
      <style:table-column-properties style:column-width="8.124cm"/>
    </style:style>
    <style:style style:name="Tableau41.B" style:family="table-column">
      <style:table-column-properties style:column-width="8.195cm"/>
    </style:style>
    <style:style style:name="Tableau41.1" style:family="table-row">
      <style:table-row-properties style:keep-together="true" fo:keep-together="auto"/>
    </style:style>
    <style:style style:name="Tableau4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4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42" style:family="table">
      <style:table-properties style:width="16.32cm" fo:margin-left="-0.226cm" table:align="left" style:writing-mode="lr-tb"/>
    </style:style>
    <style:style style:name="Tableau42.A" style:family="table-column">
      <style:table-column-properties style:column-width="8.124cm"/>
    </style:style>
    <style:style style:name="Tableau42.B" style:family="table-column">
      <style:table-column-properties style:column-width="8.195cm"/>
    </style:style>
    <style:style style:name="Tableau42.1" style:family="table-row">
      <style:table-row-properties style:keep-together="true" fo:keep-together="auto"/>
    </style:style>
    <style:style style:name="Tableau4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4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43" style:family="table">
      <style:table-properties style:width="16.32cm" fo:margin-left="-0.226cm" table:align="left" style:writing-mode="lr-tb"/>
    </style:style>
    <style:style style:name="Tableau43.A" style:family="table-column">
      <style:table-column-properties style:column-width="8.124cm"/>
    </style:style>
    <style:style style:name="Tableau43.B" style:family="table-column">
      <style:table-column-properties style:column-width="8.195cm"/>
    </style:style>
    <style:style style:name="Tableau43.1" style:family="table-row">
      <style:table-row-properties style:keep-together="true" fo:keep-together="auto"/>
    </style:style>
    <style:style style:name="Tableau4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4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44" style:family="table">
      <style:table-properties style:width="16.32cm" fo:margin-left="-0.226cm" table:align="left" style:writing-mode="lr-tb"/>
    </style:style>
    <style:style style:name="Tableau44.A" style:family="table-column">
      <style:table-column-properties style:column-width="8.124cm"/>
    </style:style>
    <style:style style:name="Tableau44.B" style:family="table-column">
      <style:table-column-properties style:column-width="8.195cm"/>
    </style:style>
    <style:style style:name="Tableau44.1" style:family="table-row">
      <style:table-row-properties style:keep-together="true" fo:keep-together="auto"/>
    </style:style>
    <style:style style:name="Tableau4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44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45" style:family="table">
      <style:table-properties style:width="16.32cm" fo:margin-left="-0.226cm" table:align="left" style:writing-mode="lr-tb"/>
    </style:style>
    <style:style style:name="Tableau45.A" style:family="table-column">
      <style:table-column-properties style:column-width="8.124cm"/>
    </style:style>
    <style:style style:name="Tableau45.B" style:family="table-column">
      <style:table-column-properties style:column-width="8.195cm"/>
    </style:style>
    <style:style style:name="Tableau45.1" style:family="table-row">
      <style:table-row-properties style:keep-together="true" fo:keep-together="auto"/>
    </style:style>
    <style:style style:name="Tableau4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45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46" style:family="table">
      <style:table-properties style:width="16.32cm" fo:margin-left="-0.226cm" table:align="left" style:writing-mode="lr-tb"/>
    </style:style>
    <style:style style:name="Tableau46.A" style:family="table-column">
      <style:table-column-properties style:column-width="8.124cm"/>
    </style:style>
    <style:style style:name="Tableau46.B" style:family="table-column">
      <style:table-column-properties style:column-width="8.195cm"/>
    </style:style>
    <style:style style:name="Tableau46.1" style:family="table-row">
      <style:table-row-properties style:keep-together="true" fo:keep-together="auto"/>
    </style:style>
    <style:style style:name="Tableau4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46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47" style:family="table">
      <style:table-properties style:width="16.32cm" fo:margin-left="-0.226cm" table:align="left" style:writing-mode="lr-tb"/>
    </style:style>
    <style:style style:name="Tableau47.A" style:family="table-column">
      <style:table-column-properties style:column-width="8.124cm"/>
    </style:style>
    <style:style style:name="Tableau47.B" style:family="table-column">
      <style:table-column-properties style:column-width="8.195cm"/>
    </style:style>
    <style:style style:name="Tableau47.1" style:family="table-row">
      <style:table-row-properties style:keep-together="true" fo:keep-together="auto"/>
    </style:style>
    <style:style style:name="Tableau4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47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48" style:family="table">
      <style:table-properties style:width="16.32cm" fo:margin-left="-0.226cm" table:align="left" style:writing-mode="lr-tb"/>
    </style:style>
    <style:style style:name="Tableau48.A" style:family="table-column">
      <style:table-column-properties style:column-width="8.124cm"/>
    </style:style>
    <style:style style:name="Tableau48.B" style:family="table-column">
      <style:table-column-properties style:column-width="8.195cm"/>
    </style:style>
    <style:style style:name="Tableau48.1" style:family="table-row">
      <style:table-row-properties style:keep-together="true" fo:keep-together="auto"/>
    </style:style>
    <style:style style:name="Tableau48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48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49" style:family="table">
      <style:table-properties style:width="16.32cm" fo:margin-left="-0.226cm" table:align="left" style:writing-mode="lr-tb"/>
    </style:style>
    <style:style style:name="Tableau49.A" style:family="table-column">
      <style:table-column-properties style:column-width="8.124cm"/>
    </style:style>
    <style:style style:name="Tableau49.B" style:family="table-column">
      <style:table-column-properties style:column-width="8.195cm"/>
    </style:style>
    <style:style style:name="Tableau49.1" style:family="table-row">
      <style:table-row-properties style:keep-together="true" fo:keep-together="auto"/>
    </style:style>
    <style:style style:name="Tableau49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49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50" style:family="table">
      <style:table-properties style:width="16.32cm" fo:margin-left="-0.226cm" table:align="left" style:writing-mode="lr-tb"/>
    </style:style>
    <style:style style:name="Tableau50.A" style:family="table-column">
      <style:table-column-properties style:column-width="8.124cm"/>
    </style:style>
    <style:style style:name="Tableau50.B" style:family="table-column">
      <style:table-column-properties style:column-width="8.195cm"/>
    </style:style>
    <style:style style:name="Tableau50.1" style:family="table-row">
      <style:table-row-properties style:keep-together="true" fo:keep-together="auto"/>
    </style:style>
    <style:style style:name="Tableau50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50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51" style:family="table">
      <style:table-properties style:width="16.32cm" fo:margin-left="-0.226cm" table:align="left" style:writing-mode="lr-tb"/>
    </style:style>
    <style:style style:name="Tableau51.A" style:family="table-column">
      <style:table-column-properties style:column-width="8.124cm"/>
    </style:style>
    <style:style style:name="Tableau51.B" style:family="table-column">
      <style:table-column-properties style:column-width="8.195cm"/>
    </style:style>
    <style:style style:name="Tableau51.1" style:family="table-row">
      <style:table-row-properties style:keep-together="true" fo:keep-together="auto"/>
    </style:style>
    <style:style style:name="Tableau5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5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52" style:family="table">
      <style:table-properties style:width="16.32cm" fo:margin-left="-0.226cm" table:align="left" style:writing-mode="lr-tb"/>
    </style:style>
    <style:style style:name="Tableau52.A" style:family="table-column">
      <style:table-column-properties style:column-width="8.124cm"/>
    </style:style>
    <style:style style:name="Tableau52.B" style:family="table-column">
      <style:table-column-properties style:column-width="8.195cm"/>
    </style:style>
    <style:style style:name="Tableau52.1" style:family="table-row">
      <style:table-row-properties style:keep-together="true" fo:keep-together="auto"/>
    </style:style>
    <style:style style:name="Tableau5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5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53" style:family="table">
      <style:table-properties style:width="16.32cm" fo:margin-left="-0.226cm" table:align="left" style:writing-mode="lr-tb"/>
    </style:style>
    <style:style style:name="Tableau53.A" style:family="table-column">
      <style:table-column-properties style:column-width="8.124cm"/>
    </style:style>
    <style:style style:name="Tableau53.B" style:family="table-column">
      <style:table-column-properties style:column-width="8.195cm"/>
    </style:style>
    <style:style style:name="Tableau53.1" style:family="table-row">
      <style:table-row-properties style:keep-together="true" fo:keep-together="auto"/>
    </style:style>
    <style:style style:name="Tableau5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5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54" style:family="table">
      <style:table-properties style:width="16.32cm" fo:margin-left="-0.226cm" table:align="left" style:writing-mode="lr-tb"/>
    </style:style>
    <style:style style:name="Tableau54.A" style:family="table-column">
      <style:table-column-properties style:column-width="8.124cm"/>
    </style:style>
    <style:style style:name="Tableau54.B" style:family="table-column">
      <style:table-column-properties style:column-width="8.195cm"/>
    </style:style>
    <style:style style:name="Tableau54.1" style:family="table-row">
      <style:table-row-properties style:keep-together="true" fo:keep-together="auto"/>
    </style:style>
    <style:style style:name="Tableau5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54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55" style:family="table">
      <style:table-properties style:width="16.32cm" fo:margin-left="-0.226cm" table:align="left" style:writing-mode="lr-tb"/>
    </style:style>
    <style:style style:name="Tableau55.A" style:family="table-column">
      <style:table-column-properties style:column-width="8.124cm"/>
    </style:style>
    <style:style style:name="Tableau55.B" style:family="table-column">
      <style:table-column-properties style:column-width="8.195cm"/>
    </style:style>
    <style:style style:name="Tableau55.1" style:family="table-row">
      <style:table-row-properties style:keep-together="true" fo:keep-together="auto"/>
    </style:style>
    <style:style style:name="Tableau5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55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56" style:family="table">
      <style:table-properties style:width="16.32cm" fo:margin-left="-0.226cm" table:align="left" style:writing-mode="lr-tb"/>
    </style:style>
    <style:style style:name="Tableau56.A" style:family="table-column">
      <style:table-column-properties style:column-width="8.124cm"/>
    </style:style>
    <style:style style:name="Tableau56.B" style:family="table-column">
      <style:table-column-properties style:column-width="8.195cm"/>
    </style:style>
    <style:style style:name="Tableau56.1" style:family="table-row">
      <style:table-row-properties style:keep-together="true" fo:keep-together="auto"/>
    </style:style>
    <style:style style:name="Tableau5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56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57" style:family="table">
      <style:table-properties style:width="16.32cm" fo:margin-left="-0.226cm" table:align="left" style:writing-mode="lr-tb"/>
    </style:style>
    <style:style style:name="Tableau57.A" style:family="table-column">
      <style:table-column-properties style:column-width="8.124cm"/>
    </style:style>
    <style:style style:name="Tableau57.B" style:family="table-column">
      <style:table-column-properties style:column-width="8.195cm"/>
    </style:style>
    <style:style style:name="Tableau57.1" style:family="table-row">
      <style:table-row-properties style:keep-together="true" fo:keep-together="auto"/>
    </style:style>
    <style:style style:name="Tableau5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57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58" style:family="table">
      <style:table-properties style:width="16.32cm" fo:margin-left="-0.226cm" table:align="left" style:writing-mode="lr-tb"/>
    </style:style>
    <style:style style:name="Tableau58.A" style:family="table-column">
      <style:table-column-properties style:column-width="8.124cm"/>
    </style:style>
    <style:style style:name="Tableau58.B" style:family="table-column">
      <style:table-column-properties style:column-width="8.195cm"/>
    </style:style>
    <style:style style:name="Tableau58.1" style:family="table-row">
      <style:table-row-properties style:keep-together="true" fo:keep-together="auto"/>
    </style:style>
    <style:style style:name="Tableau58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58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59" style:family="table">
      <style:table-properties style:width="16.32cm" fo:margin-left="-0.226cm" table:align="left" style:writing-mode="lr-tb"/>
    </style:style>
    <style:style style:name="Tableau59.A" style:family="table-column">
      <style:table-column-properties style:column-width="8.124cm"/>
    </style:style>
    <style:style style:name="Tableau59.B" style:family="table-column">
      <style:table-column-properties style:column-width="8.195cm"/>
    </style:style>
    <style:style style:name="Tableau59.1" style:family="table-row">
      <style:table-row-properties style:keep-together="true" fo:keep-together="auto"/>
    </style:style>
    <style:style style:name="Tableau59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59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60" style:family="table">
      <style:table-properties style:width="16.32cm" fo:margin-left="-0.226cm" table:align="left" style:writing-mode="lr-tb"/>
    </style:style>
    <style:style style:name="Tableau60.A" style:family="table-column">
      <style:table-column-properties style:column-width="8.124cm"/>
    </style:style>
    <style:style style:name="Tableau60.B" style:family="table-column">
      <style:table-column-properties style:column-width="8.195cm"/>
    </style:style>
    <style:style style:name="Tableau60.1" style:family="table-row">
      <style:table-row-properties style:keep-together="true" fo:keep-together="auto"/>
    </style:style>
    <style:style style:name="Tableau60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60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61" style:family="table">
      <style:table-properties style:width="16.32cm" fo:margin-left="-0.226cm" table:align="left" style:writing-mode="lr-tb"/>
    </style:style>
    <style:style style:name="Tableau61.A" style:family="table-column">
      <style:table-column-properties style:column-width="8.124cm"/>
    </style:style>
    <style:style style:name="Tableau61.B" style:family="table-column">
      <style:table-column-properties style:column-width="8.195cm"/>
    </style:style>
    <style:style style:name="Tableau61.1" style:family="table-row">
      <style:table-row-properties style:keep-together="true" fo:keep-together="auto"/>
    </style:style>
    <style:style style:name="Tableau6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6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62" style:family="table">
      <style:table-properties style:width="16.32cm" fo:margin-left="-0.226cm" table:align="left" style:writing-mode="lr-tb"/>
    </style:style>
    <style:style style:name="Tableau62.A" style:family="table-column">
      <style:table-column-properties style:column-width="8.124cm"/>
    </style:style>
    <style:style style:name="Tableau62.B" style:family="table-column">
      <style:table-column-properties style:column-width="8.195cm"/>
    </style:style>
    <style:style style:name="Tableau62.1" style:family="table-row">
      <style:table-row-properties style:keep-together="true" fo:keep-together="auto"/>
    </style:style>
    <style:style style:name="Tableau6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6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63" style:family="table">
      <style:table-properties style:width="16.32cm" fo:margin-left="-0.226cm" table:align="left" style:writing-mode="lr-tb"/>
    </style:style>
    <style:style style:name="Tableau63.A" style:family="table-column">
      <style:table-column-properties style:column-width="8.124cm"/>
    </style:style>
    <style:style style:name="Tableau63.B" style:family="table-column">
      <style:table-column-properties style:column-width="8.195cm"/>
    </style:style>
    <style:style style:name="Tableau63.1" style:family="table-row">
      <style:table-row-properties style:keep-together="true" fo:keep-together="auto"/>
    </style:style>
    <style:style style:name="Tableau6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6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64" style:family="table">
      <style:table-properties style:width="16.32cm" fo:margin-left="-0.226cm" table:align="left" style:writing-mode="lr-tb"/>
    </style:style>
    <style:style style:name="Tableau64.A" style:family="table-column">
      <style:table-column-properties style:column-width="8.124cm"/>
    </style:style>
    <style:style style:name="Tableau64.B" style:family="table-column">
      <style:table-column-properties style:column-width="8.195cm"/>
    </style:style>
    <style:style style:name="Tableau64.1" style:family="table-row">
      <style:table-row-properties style:keep-together="true" fo:keep-together="auto"/>
    </style:style>
    <style:style style:name="Tableau6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64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65" style:family="table">
      <style:table-properties style:width="16.32cm" fo:margin-left="-0.226cm" table:align="left" style:writing-mode="lr-tb"/>
    </style:style>
    <style:style style:name="Tableau65.A" style:family="table-column">
      <style:table-column-properties style:column-width="8.124cm"/>
    </style:style>
    <style:style style:name="Tableau65.B" style:family="table-column">
      <style:table-column-properties style:column-width="8.195cm"/>
    </style:style>
    <style:style style:name="Tableau65.1" style:family="table-row">
      <style:table-row-properties style:keep-together="true" fo:keep-together="auto"/>
    </style:style>
    <style:style style:name="Tableau6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65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66" style:family="table">
      <style:table-properties style:width="16.32cm" fo:margin-left="-0.226cm" table:align="left" style:writing-mode="lr-tb"/>
    </style:style>
    <style:style style:name="Tableau66.A" style:family="table-column">
      <style:table-column-properties style:column-width="8.124cm"/>
    </style:style>
    <style:style style:name="Tableau66.B" style:family="table-column">
      <style:table-column-properties style:column-width="8.195cm"/>
    </style:style>
    <style:style style:name="Tableau66.1" style:family="table-row">
      <style:table-row-properties style:keep-together="true" fo:keep-together="auto"/>
    </style:style>
    <style:style style:name="Tableau6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66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67" style:family="table">
      <style:table-properties style:width="16.32cm" fo:margin-left="-0.226cm" table:align="left" style:writing-mode="lr-tb"/>
    </style:style>
    <style:style style:name="Tableau67.A" style:family="table-column">
      <style:table-column-properties style:column-width="8.124cm"/>
    </style:style>
    <style:style style:name="Tableau67.B" style:family="table-column">
      <style:table-column-properties style:column-width="8.195cm"/>
    </style:style>
    <style:style style:name="Tableau67.1" style:family="table-row">
      <style:table-row-properties style:keep-together="true" fo:keep-together="auto"/>
    </style:style>
    <style:style style:name="Tableau6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67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68" style:family="table">
      <style:table-properties style:width="16.32cm" fo:margin-left="-0.226cm" table:align="left" style:writing-mode="lr-tb"/>
    </style:style>
    <style:style style:name="Tableau68.A" style:family="table-column">
      <style:table-column-properties style:column-width="8.124cm"/>
    </style:style>
    <style:style style:name="Tableau68.B" style:family="table-column">
      <style:table-column-properties style:column-width="8.195cm"/>
    </style:style>
    <style:style style:name="Tableau68.1" style:family="table-row">
      <style:table-row-properties style:keep-together="true" fo:keep-together="auto"/>
    </style:style>
    <style:style style:name="Tableau68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68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Heading_20_2">
      <style:paragraph-properties fo:margin-top="0.423cm" fo:margin-bottom="0.212cm">
        <style:tab-stops>
          <style:tab-stop style:position="0cm"/>
        </style:tab-stops>
      </style:paragraph-properties>
      <style:text-properties style:font-name="Bitstream Vera Sans" officeooo:paragraph-rsid="0018faa0"/>
    </style:style>
    <style:style style:name="P2" style:family="paragraph" style:parent-style-name="Heading_20_2" style:list-style-name="">
      <style:paragraph-properties fo:margin-top="0.423cm" fo:margin-bottom="0.212cm" fo:text-align="center" style:justify-single-word="false" fo:orphans="2" fo:widows="2" fo:hyphenation-ladder-count="no-limit">
        <style:tab-stops>
          <style:tab-stop style:position="0cm"/>
        </style:tab-stops>
      </style:paragraph-properties>
      <style:text-properties style:font-name="Bitstream Vera Sans" officeooo:paragraph-rsid="0018faa0" fo:hyphenate="false" fo:hyphenation-remain-char-count="2" fo:hyphenation-push-char-count="2"/>
    </style:style>
    <style:style style:name="P3" style:family="paragraph" style:parent-style-name="Heading_20_2">
      <style:paragraph-properties>
        <style:tab-stops>
          <style:tab-stop style:position="0cm"/>
        </style:tab-stops>
      </style:paragraph-properties>
      <style:text-properties style:font-name="Bitstream Vera Sans" officeooo:paragraph-rsid="0018faa0"/>
    </style:style>
    <style:style style:name="P4" style:family="paragraph" style:parent-style-name="Heading_20_2">
      <style:paragraph-properties fo:break-before="page">
        <style:tab-stops>
          <style:tab-stop style:position="0cm"/>
        </style:tab-stops>
      </style:paragraph-properties>
      <style:text-properties style:font-name="Bitstream Vera Sans" officeooo:paragraph-rsid="0018faa0"/>
    </style:style>
    <style:style style:name="P5" style:family="paragraph" style:parent-style-name="Standard">
      <style:paragraph-properties fo:text-align="center" style:justify-single-word="false"/>
      <style:text-properties style:font-name="Bitstream Vera Sans" fo:font-size="16pt" style:text-underline-style="solid" style:text-underline-width="auto" style:text-underline-color="font-color" fo:font-weight="bold" officeooo:paragraph-rsid="0018faa0" style:font-size-asian="16pt" style:font-weight-asian="bold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Bitstream Vera Sans" fo:font-size="16pt" fo:font-weight="bold" officeooo:paragraph-rsid="0018faa0" style:font-size-asian="16pt" style:font-weight-asian="bold" style:font-size-complex="16pt"/>
    </style:style>
    <style:style style:name="P7" style:family="paragraph" style:parent-style-name="Standard">
      <style:text-properties style:font-name="Bitstream Vera Sans" fo:font-size="16pt" fo:font-weight="bold" officeooo:paragraph-rsid="0018faa0" style:font-size-asian="16pt" style:font-weight-asian="bold" style:font-size-complex="16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Bitstream Vera Sans" officeooo:paragraph-rsid="0018faa0"/>
    </style:style>
    <style:style style:name="P9" style:family="paragraph" style:parent-style-name="Standard">
      <style:paragraph-properties fo:text-align="center" style:justify-single-word="false"/>
      <style:text-properties style:font-name="Bitstream Vera Sans" officeooo:paragraph-rsid="0018faa0"/>
    </style:style>
    <style:style style:name="P10" style:family="paragraph" style:parent-style-name="Standard">
      <style:text-properties style:font-name="Bitstream Vera Sans" fo:font-weight="bold" officeooo:paragraph-rsid="0018faa0" style:font-weight-asian="bold"/>
    </style:style>
    <style:style style:name="P11" style:family="paragraph" style:parent-style-name="Standard">
      <style:paragraph-properties fo:text-align="center" style:justify-single-word="false"/>
      <style:text-properties style:font-name="Bitstream Vera Sans" fo:font-size="12pt" fo:font-weight="bold" officeooo:paragraph-rsid="0018faa0" style:font-size-asian="12pt" style:font-weight-asian="bold" style:font-size-complex="12pt"/>
    </style:style>
    <style:style style:name="P12" style:family="paragraph" style:parent-style-name="Standard">
      <style:text-properties style:font-name="Bitstream Vera Sans" fo:font-size="12pt" fo:font-weight="normal" officeooo:rsid="0022f0c4" officeooo:paragraph-rsid="0018faa0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Bitstream Vera Sans" style:text-underline-style="solid" style:text-underline-width="auto" style:text-underline-color="font-color" fo:font-weight="bold" officeooo:paragraph-rsid="0018faa0" style:font-weight-asian="bold"/>
    </style:style>
    <style:style style:name="P14" style:family="paragraph" style:parent-style-name="Standard">
      <style:paragraph-properties fo:text-align="center" style:justify-single-word="false"/>
      <style:text-properties style:font-name="Bitstream Vera Sans" fo:font-size="14pt" fo:font-weight="bold" officeooo:paragraph-rsid="0018faa0" style:font-size-asian="14pt" style:font-weight-asian="bold" style:font-size-complex="14pt"/>
    </style:style>
    <style:style style:name="P15" style:family="paragraph" style:parent-style-name="Standard">
      <style:text-properties style:font-name="Bitstream Vera Sans" officeooo:rsid="001e5f9f" officeooo:paragraph-rsid="0018faa0"/>
    </style:style>
    <style:style style:name="P16" style:family="paragraph" style:parent-style-name="Standard">
      <style:text-properties style:font-name="Bitstream Vera Sans" officeooo:paragraph-rsid="0018faa0"/>
    </style:style>
    <style:style style:name="P17" style:family="paragraph" style:parent-style-name="Standard">
      <style:paragraph-properties fo:text-align="center" style:justify-single-word="false" style:snap-to-layout-grid="false"/>
      <style:text-properties officeooo:paragraph-rsid="0018faa0"/>
    </style:style>
    <style:style style:name="P18" style:family="paragraph" style:parent-style-name="Standard">
      <style:paragraph-properties fo:text-align="center" style:justify-single-word="false"/>
      <style:text-properties officeooo:paragraph-rsid="0018faa0"/>
    </style:style>
    <style:style style:name="P19" style:family="paragraph" style:parent-style-name="Standard">
      <style:text-properties officeooo:paragraph-rsid="0018faa0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21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22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23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24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25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26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27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28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29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30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31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32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33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34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35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36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37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38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39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40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41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42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43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44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45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46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47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48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49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50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51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52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53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54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55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56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57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58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59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60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61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62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63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64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65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66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67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68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69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70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71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72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73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74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75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76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77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78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79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80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81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82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83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84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85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86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P87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8faa0" style:font-size-asian="14pt" style:font-weight-asian="bold" style:font-size-complex="14pt" style:font-weight-complex="bold"/>
    </style:style>
    <style:style style:name="T1" style:family="text">
      <style:text-properties style:font-name="Bitstream Vera Sans"/>
    </style:style>
    <style:style style:name="T2" style:family="text">
      <style:text-properties style:font-name="Bitstream Vera Sans" fo:font-size="14pt" fo:font-weight="bold" style:font-size-asian="14pt" style:font-weight-asian="bold" style:font-size-complex="14pt"/>
    </style:style>
    <style:style style:name="T3" style:family="text">
      <style:text-properties style:font-name="Bitstream Vera Sans" fo:font-size="14pt" fo:font-weight="bold" officeooo:rsid="0023f8d9" style:font-size-asian="14pt" style:font-weight-asian="bold" style:font-size-complex="14pt"/>
    </style:style>
    <style:style style:name="T4" style:family="text">
      <style:text-properties style:font-name="Bitstream Vera Sans" fo:font-size="14pt" fo:font-weight="bold" style:font-size-asian="14pt" style:font-weight-asian="bold" style:font-size-complex="14pt" style:font-weight-complex="normal"/>
    </style:style>
    <style:style style:name="T5" style:family="text">
      <style:text-properties style:font-name="Bitstream Vera Sans" fo:font-weight="bold" style:font-weight-asian="bold"/>
    </style:style>
    <style:style style:name="T6" style:family="text">
      <style:text-properties style:font-name="Bitstream Vera Sans" fo:font-weight="bold" style:font-weight-asian="bold" style:font-weight-complex="normal"/>
    </style:style>
    <style:style style:name="T7" style:family="text">
      <style:text-properties style:font-name="Bitstream Vera Sans" fo:font-weight="bold" officeooo:rsid="0020207a" style:font-weight-asian="bold" style:font-weight-complex="normal"/>
    </style:style>
    <style:style style:name="T8" style:family="text">
      <style:text-properties style:font-name="Bitstream Vera Sans" fo:font-size="12pt" fo:font-weight="bold" style:font-size-asian="12pt" style:font-weight-asian="bold" style:font-size-complex="12pt"/>
    </style:style>
    <style:style style:name="T9" style:family="text">
      <style:text-properties style:font-name="Bitstream Vera Sans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Bitstream Vera Sans" fo:font-weight="normal" style:font-weight-asian="normal" style:font-weight-complex="normal"/>
    </style:style>
    <style:style style:name="T11" style:family="text">
      <style:text-properties style:font-name="Bitstream Vera Sans" fo:font-weight="normal" officeooo:rsid="001e5f9f" style:font-weight-asian="normal" style:font-weight-complex="normal"/>
    </style:style>
    <style:style style:name="T12" style:family="text">
      <style:text-properties style:font-name="Bitstream Vera Sans" fo:font-weight="normal" officeooo:rsid="0020207a" style:font-weight-asian="normal" style:font-weight-complex="normal"/>
    </style:style>
    <style:style style:name="T13" style:family="text">
      <style:text-properties style:font-name="Bitstream Vera Sans" officeooo:rsid="001dac4e"/>
    </style:style>
    <style:style style:name="T14" style:family="text">
      <style:text-properties style:font-name="Bitstream Vera Sans" style:text-underline-style="solid" style:text-underline-width="auto" style:text-underline-color="font-color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BALEMBOIS Julien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BAUDRY</text:span></text:p>
      <text:p text:style-name="P16"/>
      <text:p text:style-name="P19"><text:span text:style-name="T5">Stage </text:span><text:span text:style-name="T8">du lundi 23 avril 2012 au jeudi 28 juin 2012.</text:span></text:p>
      <text:p text:style-name="P16"/>
      <text:p text:style-name="P19"><text:span text:style-name="T10">Téléphone : <text:s/>06.79.76.09.02</text:span></text:p>
      <text:p text:style-name="P19"><text:span text:style-name="T5">Mail : </text:span><text:span text:style-name="T10">julien-balembois@wanadoo.fr</text:span></text:p>
      <text:p text:style-name="P9"/>
      <text:p text:style-name="P9"/>
      <text:p text:style-name="P19"><text:span text:style-name="T5">Entreprise : </text:span><text:span text:style-name="T6">L'ECHO DU PAS DE CALAIS</text:span></text:p>
      <text:p text:style-name="P19"><text:span text:style-name="T5">Adresse : <text:tab/></text:span><text:span text:style-name="T10"> 5 place Jean Jaurès </text:span></text:p>
      <text:p text:style-name="P19"><text:span text:style-name="T10"><text:tab/><text:tab/>62190 LILLERS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onsieur ROLLIN </text:span></text:p>
      <text:p text:style-name="P19"><text:span text:style-name="T5">Téléphone du responsable</text:span><text:span text:style-name="T10"> : 06/08/86/09/14 </text:span></text:p>
      <text:p text:style-name="P19"><text:span text:style-name="T7">Mail :</text:span></text:p>
      <text:p text:style-name="P19"><text:span text:style-name="T6">Téléphone de l’entreprise</text:span><text:span text:style-name="T10"> : 06/13/55/05/79</text:span></text:p>
      <text:p text:style-name="P19"><text:span text:style-name="T5">Thème du stage</text:span><text:span text:style-name="T1"> :</text:span></text:p>
      <text:p text:style-name="P16">Communication évènementielle</text:p>
      <text:p text:style-name="P16"/>
      <text:p text:style-name="P16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">DATE DE REMISE RAPPORT</text:p>
          </table:table-cell>
          <table:table-cell table:style-name="Tableau1.B1" office:value-type="string">
            <text:p text:style-name="P8">DATE DE SOUTENANCE</text:p>
          </table:table-cell>
        </table:table-row>
        <table:table-row table:style-name="Tableau1.1">
          <table:table-cell table:style-name="Tableau1.A1" office:value-type="string">
            <text:p text:style-name="P8">19 juin 2012</text:p>
          </table:table-cell>
          <table:table-cell table:style-name="Tableau1.B1" office:value-type="string">
            <text:p text:style-name="P17"><text:span text:style-name="T1">26 juin 12 </text:span><text:span text:style-name="T13">à 12h</text:span></text:p>
          </table:table-cell>
        </table:table-row>
      </table:table>
      <text:h text:style-name="P4" text:outline-level="2">Entretien téléphonique </text:h>
      <text:p text:style-name="P18"><text:span text:style-name="T4">BALEMBOIS Julien / L'ECHO DU PAS DE CALAIS</text:span></text:p>
      <text:p text:style-name="P11"/>
      <text:p text:style-name="P19"><text:span text:style-name="T10">Stage </text:span><text:span text:style-name="T9">du lundi 23 avril 2012 au jeudi 28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onsieur ROLLIN <text:s/>06/08/86/09/14 </text:span><text:span text:style-name="T11">(</text:span><text:span text:style-name="T10">06/13/55/05/79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BALEMBOIS Julien<text:tab/> <text:s/>06.79.76.09.02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BRONGNIART Simon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BAUDRY</text:span></text:p>
      <text:p text:style-name="P16"/>
      <text:p text:style-name="P19"><text:span text:style-name="T5">Stage </text:span><text:span text:style-name="T8">du mercredi 2 mai 2012 au vendredi 22 juin 2012.</text:span></text:p>
      <text:p text:style-name="P16"/>
      <text:p text:style-name="P19"><text:span text:style-name="T10">Téléphone : <text:s/>06.83.91.28.45</text:span></text:p>
      <text:p text:style-name="P19"><text:span text:style-name="T5">Mail : </text:span><text:span text:style-name="T10">sim-bron@wanadoo.fr</text:span></text:p>
      <text:p text:style-name="P9"/>
      <text:p text:style-name="P9"/>
      <text:p text:style-name="P19"><text:span text:style-name="T5">Entreprise : </text:span><text:span text:style-name="T6">MAIRIE D'ISBERGUES</text:span></text:p>
      <text:p text:style-name="P19"><text:span text:style-name="T5">Adresse : <text:tab/></text:span><text:span text:style-name="T10"> 37 rue Jean Jaurès </text:span></text:p>
      <text:p text:style-name="P19"><text:span text:style-name="T10"><text:tab/><text:tab/>62330 ISBERGUES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adame BOUREZ <text:s/>Responsable du Pôle spectacle</text:span></text:p>
      <text:p text:style-name="P19"><text:span text:style-name="T5">Téléphone du responsable</text:span><text:span text:style-name="T10"> : <text:s/></text:span></text:p>
      <text:p text:style-name="P19"><text:span text:style-name="T7">Mail :</text:span><text:span text:style-name="T12">laetitia.bourez@lille-isbergues.fr</text:span></text:p>
      <text:p text:style-name="P19"><text:span text:style-name="T6">Téléphone de l’entreprise</text:span><text:span text:style-name="T10"> : 03/21/61/30/80</text:span></text:p>
      <text:p text:style-name="P19"><text:span text:style-name="T5">Thème du stage</text:span><text:span text:style-name="T1"> :</text:span></text:p>
      <text:p text:style-name="P16">Création d'un support de communication pour la journée portes ouvertes</text:p>
      <text:p text:style-name="P16"/>
      <text:p text:style-name="P16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8">DATE DE REMISE RAPPORT</text:p>
          </table:table-cell>
          <table:table-cell table:style-name="Tableau2.B1" office:value-type="string">
            <text:p text:style-name="P8">DATE DE SOUTENANCE</text:p>
          </table:table-cell>
        </table:table-row>
        <table:table-row table:style-name="Tableau2.1">
          <table:table-cell table:style-name="Tableau2.A1" office:value-type="string">
            <text:p text:style-name="P8">19 juin 2012</text:p>
          </table:table-cell>
          <table:table-cell table:style-name="Tableau2.B1" office:value-type="string">
            <text:p text:style-name="P17"><text:span text:style-name="T1">26 juin 12 </text:span><text:span text:style-name="T13">à 13h45</text:span></text:p>
          </table:table-cell>
        </table:table-row>
      </table:table>
      <text:h text:style-name="P4" text:outline-level="2">Entretien téléphonique </text:h>
      <text:p text:style-name="P18"><text:span text:style-name="T4">BRONGNIART Simon / MAIRIE D'ISBERGUES</text:span></text:p>
      <text:p text:style-name="P11"/>
      <text:p text:style-name="P19"><text:span text:style-name="T10">Stage </text:span><text:span text:style-name="T9">du mercredi 2 mai 2012 au vendredi 22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adame BOUREZ <text:s text:c="3"/></text:span><text:span text:style-name="T11">(</text:span><text:span text:style-name="T10">03/21/61/30/80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BRONGNIART Simon<text:tab/> <text:s/>06.83.91.28.45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LEFEBVRE Valentin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BAUDRY</text:span></text:p>
      <text:p text:style-name="P16"/>
      <text:p text:style-name="P19"><text:span text:style-name="T5">Stage </text:span><text:span text:style-name="T8">du lundi 7 mai 2012 au samedi 23 juin 2012.</text:span></text:p>
      <text:p text:style-name="P16"/>
      <text:p text:style-name="P19"><text:span text:style-name="T10">Téléphone : <text:s/>06/48/94/75/67</text:span></text:p>
      <text:p text:style-name="P19"><text:span text:style-name="T5">Mail : </text:span><text:span text:style-name="T10">lefebvre.valentin@gmail.com</text:span></text:p>
      <text:p text:style-name="P9"/>
      <text:p text:style-name="P9"/>
      <text:p text:style-name="P19"><text:span text:style-name="T5">Entreprise : </text:span><text:span text:style-name="T6">COMMUNE DE NOYELLES LES VERMELLES</text:span></text:p>
      <text:p text:style-name="P19"><text:span text:style-name="T5">Adresse : <text:tab/></text:span><text:span text:style-name="T10"> Avenue de Paris </text:span></text:p>
      <text:p text:style-name="P19"><text:span text:style-name="T10"><text:tab/><text:tab/>62980 NOYELLES LES VERMELLES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onsieur COPIN MAIRE</text:span></text:p>
      <text:p text:style-name="P19"><text:span text:style-name="T5">Téléphone du responsable</text:span><text:span text:style-name="T10"> : 03/21/61/38/38 </text:span></text:p>
      <text:p text:style-name="P19"><text:span text:style-name="T7">Mail :</text:span></text:p>
      <text:p text:style-name="P19"><text:span text:style-name="T6">Téléphone de l’entreprise</text:span><text:span text:style-name="T10"> : 03/21/61/38/38</text:span></text:p>
      <text:p text:style-name="P19"><text:span text:style-name="T5">Thème du stage</text:span><text:span text:style-name="T1"> :</text:span></text:p>
      <text:p text:style-name="P16">Refonte du site communal Rédaction du magazine municpal</text:p>
      <text:p text:style-name="P16"/>
      <text:p text:style-name="P16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8">DATE DE REMISE RAPPORT</text:p>
          </table:table-cell>
          <table:table-cell table:style-name="Tableau3.B1" office:value-type="string">
            <text:p text:style-name="P8">DATE DE SOUTENANCE</text:p>
          </table:table-cell>
        </table:table-row>
        <table:table-row table:style-name="Tableau3.1">
          <table:table-cell table:style-name="Tableau3.A1" office:value-type="string">
            <text:p text:style-name="P8">19 juin 2012</text:p>
          </table:table-cell>
          <table:table-cell table:style-name="Tableau3.B1" office:value-type="string">
            <text:p text:style-name="P17"><text:span text:style-name="T1">26 juin 12 </text:span><text:span text:style-name="T13">à 14h45</text:span></text:p>
          </table:table-cell>
        </table:table-row>
      </table:table>
      <text:h text:style-name="P4" text:outline-level="2">Entretien téléphonique </text:h>
      <text:p text:style-name="P18"><text:span text:style-name="T4">LEFEBVRE Valentin / COMMUNE DE NOYELLES LES VERMELLES</text:span></text:p>
      <text:p text:style-name="P11"/>
      <text:p text:style-name="P19"><text:span text:style-name="T10">Stage </text:span><text:span text:style-name="T9">du lundi 7 mai 2012 au samedi 23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onsieur COPIN <text:s/>03/21/61/38/38 </text:span><text:span text:style-name="T11">(</text:span><text:span text:style-name="T10">03/21/61/38/38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LEFEBVRE Valentin<text:tab/> <text:s/>06/48/94/75/67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LOUF Maxime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BAUDRY</text:span></text:p>
      <text:p text:style-name="P16"/>
      <text:p text:style-name="P19"><text:span text:style-name="T5">Stage </text:span><text:span text:style-name="T8">du lundi 30 avril 2012 au samedi 30 juin 2012.</text:span></text:p>
      <text:p text:style-name="P16"/>
      <text:p text:style-name="P19"><text:span text:style-name="T10">Téléphone : <text:s/>06.43.54.85.65 </text:span></text:p>
      <text:p text:style-name="P19"><text:span text:style-name="T5">Mail : </text:span><text:span text:style-name="T10">riku25591@hotmail.com</text:span></text:p>
      <text:p text:style-name="P9"/>
      <text:p text:style-name="P9"/>
      <text:p text:style-name="P19"><text:span text:style-name="T5">Entreprise : </text:span><text:span text:style-name="T6">STUDIO DU BRAS D'OR</text:span></text:p>
      <text:p text:style-name="P19"><text:span text:style-name="T5">Adresse : <text:tab/></text:span><text:span text:style-name="T10"> Rue Jean Marie Bourguignon ZAL Les Garennes</text:span></text:p>
      <text:p text:style-name="P19"><text:span text:style-name="T10"><text:tab/><text:tab/>62930 WIMEREUX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onsieur DUPONT </text:span></text:p>
      <text:p text:style-name="P19"><text:span text:style-name="T5">Téléphone du responsable</text:span><text:span text:style-name="T10"> : 03/21/31/28/52 </text:span></text:p>
      <text:p text:style-name="P19"><text:span text:style-name="T7">Mail :</text:span><text:span text:style-name="T12">dubrasdor@aol.com</text:span></text:p>
      <text:p text:style-name="P19"><text:span text:style-name="T6">Téléphone de l’entreprise</text:span><text:span text:style-name="T10"> : 03/21/31/28/52</text:span></text:p>
      <text:p text:style-name="P19"><text:span text:style-name="T5">Thème du stage</text:span><text:span text:style-name="T1"> :</text:span></text:p>
      <text:p text:style-name="P16">Location et installation équipement matériel spectacle</text:p>
      <text:p text:style-name="P16"/>
      <text:p text:style-name="P16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8">DATE DE REMISE RAPPORT</text:p>
          </table:table-cell>
          <table:table-cell table:style-name="Tableau4.B1" office:value-type="string">
            <text:p text:style-name="P8">DATE DE SOUTENANCE</text:p>
          </table:table-cell>
        </table:table-row>
        <table:table-row table:style-name="Tableau4.1">
          <table:table-cell table:style-name="Tableau4.A1" office:value-type="string">
            <text:p text:style-name="P8">19 juin 2012</text:p>
          </table:table-cell>
          <table:table-cell table:style-name="Tableau4.B1" office:value-type="string">
            <text:p text:style-name="P17"><text:span text:style-name="T1">26 juin 12 </text:span><text:span text:style-name="T13">à 15h15</text:span></text:p>
          </table:table-cell>
        </table:table-row>
      </table:table>
      <text:h text:style-name="P4" text:outline-level="2">Entretien téléphonique </text:h>
      <text:p text:style-name="P18"><text:span text:style-name="T4">LOUF Maxime / STUDIO DU BRAS D'OR</text:span></text:p>
      <text:p text:style-name="P11"/>
      <text:p text:style-name="P19"><text:span text:style-name="T10">Stage </text:span><text:span text:style-name="T9">du lundi 30 avril 2012 au samedi 30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onsieur DUPONT <text:s/>03/21/31/28/52 </text:span><text:span text:style-name="T11">(</text:span><text:span text:style-name="T10">03/21/31/28/52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LOUF Maxime<text:tab/> <text:s/>06.43.54.85.65 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LOURME Nicolas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BAUDRY</text:span></text:p>
      <text:p text:style-name="P16"/>
      <text:p text:style-name="P19"><text:span text:style-name="T5">Stage </text:span><text:span text:style-name="T8">du lundi 7 mai 2012 au samedi 30 juin 2012.</text:span></text:p>
      <text:p text:style-name="P16"/>
      <text:p text:style-name="P19"><text:span text:style-name="T10">Téléphone : <text:s/>06.27.24.82.22 </text:span></text:p>
      <text:p text:style-name="P19"><text:span text:style-name="T5">Mail : </text:span><text:span text:style-name="T10">nicolas-lourme@ens.univ-artois.fr</text:span></text:p>
      <text:p text:style-name="P9"/>
      <text:p text:style-name="P9"/>
      <text:p text:style-name="P19"><text:span text:style-name="T5">Entreprise : </text:span><text:span text:style-name="T6">FLEURBAIX IMMO</text:span></text:p>
      <text:p text:style-name="P19"><text:span text:style-name="T5">Adresse : <text:tab/></text:span><text:span text:style-name="T10"> 17 rue Louis Bouquet </text:span></text:p>
      <text:p text:style-name="P19"><text:span text:style-name="T10"><text:tab/><text:tab/>62840 FLEURBAIX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onsieur PINAUD </text:span></text:p>
      <text:p text:style-name="P19"><text:span text:style-name="T5">Téléphone du responsable</text:span><text:span text:style-name="T10"> : 06/72/2024/61 </text:span></text:p>
      <text:p text:style-name="P19"><text:span text:style-name="T7">Mail :</text:span></text:p>
      <text:p text:style-name="P19"><text:span text:style-name="T6">Téléphone de l’entreprise</text:span><text:span text:style-name="T10"> : 06/72/20/24/61</text:span></text:p>
      <text:p text:style-name="P19"><text:span text:style-name="T5">Thème du stage</text:span><text:span text:style-name="T1"> :</text:span></text:p>
      <text:p text:style-name="P16">Refonte totale du site de l'agence</text:p>
      <text:p text:style-name="P16"/>
      <text:p text:style-name="P16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8">DATE DE REMISE RAPPORT</text:p>
          </table:table-cell>
          <table:table-cell table:style-name="Tableau5.B1" office:value-type="string">
            <text:p text:style-name="P8">DATE DE SOUTENANCE</text:p>
          </table:table-cell>
        </table:table-row>
        <table:table-row table:style-name="Tableau5.1">
          <table:table-cell table:style-name="Tableau5.A1" office:value-type="string">
            <text:p text:style-name="P8">19 juin 2012</text:p>
          </table:table-cell>
          <table:table-cell table:style-name="Tableau5.B1" office:value-type="string">
            <text:p text:style-name="P17"><text:span text:style-name="T1">26 juin 12 </text:span><text:span text:style-name="T13">à 14h15</text:span></text:p>
          </table:table-cell>
        </table:table-row>
      </table:table>
      <text:h text:style-name="P4" text:outline-level="2">Entretien téléphonique </text:h>
      <text:p text:style-name="P18"><text:span text:style-name="T4">LOURME Nicolas / FLEURBAIX IMMO</text:span></text:p>
      <text:p text:style-name="P11"/>
      <text:p text:style-name="P19"><text:span text:style-name="T10">Stage </text:span><text:span text:style-name="T9">du lundi 7 mai 2012 au samedi 30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onsieur PINAUD <text:s/>06/72/2024/61 </text:span><text:span text:style-name="T11">(</text:span><text:span text:style-name="T10">06/72/20/24/61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LOURME Nicolas<text:tab/> <text:s/>06.27.24.82.22 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MARCHAND Alexandre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BAUDRY</text:span></text:p>
      <text:p text:style-name="P16"/>
      <text:p text:style-name="P19"><text:span text:style-name="T5">Stage </text:span><text:span text:style-name="T8">du <text:s/>au .</text:span></text:p>
      <text:p text:style-name="P16"/>
      <text:p text:style-name="P19"><text:span text:style-name="T10">Téléphone : <text:s/>06.12.36.85.89</text:span></text:p>
      <text:p text:style-name="P19"><text:span text:style-name="T5">Mail : </text:span><text:span text:style-name="T10">a.marchand59@laposte.net</text:span></text:p>
      <text:p text:style-name="P9"/>
      <text:p text:style-name="P9"/>
      <text:p text:style-name="P19"><text:span text:style-name="T5">Entreprise : </text:span></text:p>
      <text:p text:style-name="P19"><text:span text:style-name="T5">Adresse : <text:tab/></text:span><text:span text:style-name="T10"> <text:s/></text:span></text:p>
      <text:p text:style-name="P19"><text:span text:style-name="T10"><text:tab/><text:tab/> 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<text:s text:c="2"/></text:span></text:p>
      <text:p text:style-name="P19"><text:span text:style-name="T5">Téléphone du responsable</text:span><text:span text:style-name="T10"> : <text:s/></text:span></text:p>
      <text:p text:style-name="P19"><text:span text:style-name="T7">Mail :</text:span></text:p>
      <text:p text:style-name="P19"><text:span text:style-name="T6">Téléphone de l’entreprise</text:span><text:span text:style-name="T10"> : </text:span></text:p>
      <text:p text:style-name="P19"><text:span text:style-name="T5">Thème du stage</text:span><text:span text:style-name="T1"> :</text:span></text:p>
      <text:p text:style-name="P16"/>
      <text:p text:style-name="P16"/>
      <text:p text:style-name="P16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8">DATE DE REMISE RAPPORT</text:p>
          </table:table-cell>
          <table:table-cell table:style-name="Tableau6.B1" office:value-type="string">
            <text:p text:style-name="P8">DATE DE SOUTENANCE</text:p>
          </table:table-cell>
        </table:table-row>
        <table:table-row table:style-name="Tableau6.1">
          <table:table-cell table:style-name="Tableau6.A1" office:value-type="string">
            <text:p text:style-name="P8">19 juin 2012</text:p>
          </table:table-cell>
          <table:table-cell table:style-name="Tableau6.B1" office:value-type="string">
            <text:p text:style-name="P17"><text:span text:style-name="T1">26 juin 12 </text:span><text:span text:style-name="T13">à 17h30</text:span></text:p>
          </table:table-cell>
        </table:table-row>
      </table:table>
      <text:h text:style-name="P4" text:outline-level="2">Entretien téléphonique </text:h>
      <text:p text:style-name="P18"><text:span text:style-name="T4">MARCHAND Alexandre / </text:span></text:p>
      <text:p text:style-name="P11"/>
      <text:p text:style-name="P19"><text:span text:style-name="T10">Stage </text:span><text:span text:style-name="T9">du <text:s/>au 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<text:s text:c="4"/></text:span><text:span text:style-name="T11">(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MARCHAND Alexandre<text:tab/> <text:s/>06.12.36.85.89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MAREZ Damien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BAUDRY</text:span></text:p>
      <text:p text:style-name="P16"/>
      <text:p text:style-name="P19"><text:span text:style-name="T5">Stage </text:span><text:span text:style-name="T8">du lundi 23 avril 2012 au samedi 16 juin 2012.</text:span></text:p>
      <text:p text:style-name="P16"/>
      <text:p text:style-name="P19"><text:span text:style-name="T10">Téléphone : <text:s/>06.19.13.49.63</text:span></text:p>
      <text:p text:style-name="P19"><text:span text:style-name="T5">Mail : </text:span><text:span text:style-name="T10">dam-m-lol@hotmail.fr</text:span></text:p>
      <text:p text:style-name="P9"/>
      <text:p text:style-name="P9"/>
      <text:p text:style-name="P19"><text:span text:style-name="T5">Entreprise : </text:span><text:span text:style-name="T6">IMAGIS COMMUNICATION</text:span></text:p>
      <text:p text:style-name="P19"><text:span text:style-name="T5">Adresse : <text:tab/></text:span><text:span text:style-name="T10"> 90 rue Vauban BP 70040</text:span></text:p>
      <text:p text:style-name="P19"><text:span text:style-name="T10"><text:tab/><text:tab/>59430 ST POL SUR MER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onsieur KIECKEN Responsable de production</text:span></text:p>
      <text:p text:style-name="P19"><text:span text:style-name="T5">Téléphone du responsable</text:span><text:span text:style-name="T10"> : 03/28/51/03/53 </text:span></text:p>
      <text:p text:style-name="P19"><text:span text:style-name="T7">Mail :</text:span><text:span text:style-name="T12">contact@imagiscom.com</text:span></text:p>
      <text:p text:style-name="P19"><text:span text:style-name="T6">Téléphone de l’entreprise</text:span><text:span text:style-name="T10"> : 03/28/51/03/53</text:span></text:p>
      <text:p text:style-name="P19"><text:span text:style-name="T5">Thème du stage</text:span><text:span text:style-name="T1"> :</text:span></text:p>
      <text:p text:style-name="P16">Graphisme</text:p>
      <text:p text:style-name="P16"/>
      <text:p text:style-name="P16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8">DATE DE REMISE RAPPORT</text:p>
          </table:table-cell>
          <table:table-cell table:style-name="Tableau7.B1" office:value-type="string">
            <text:p text:style-name="P8">DATE DE SOUTENANCE</text:p>
          </table:table-cell>
        </table:table-row>
        <table:table-row table:style-name="Tableau7.1">
          <table:table-cell table:style-name="Tableau7.A1" office:value-type="string">
            <text:p text:style-name="P8">19 juin 2012</text:p>
          </table:table-cell>
          <table:table-cell table:style-name="Tableau7.B1" office:value-type="string">
            <text:p text:style-name="P17"><text:span text:style-name="T1">26 juin 12 </text:span><text:span text:style-name="T13">à 16h</text:span></text:p>
          </table:table-cell>
        </table:table-row>
      </table:table>
      <text:h text:style-name="P4" text:outline-level="2">Entretien téléphonique </text:h>
      <text:p text:style-name="P18"><text:span text:style-name="T4">MAREZ Damien / IMAGIS COMMUNICATION</text:span></text:p>
      <text:p text:style-name="P11"/>
      <text:p text:style-name="P19"><text:span text:style-name="T10">Stage </text:span><text:span text:style-name="T9">du lundi 23 avril 2012 au samedi 16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onsieur KIECKEN <text:s/>03/28/51/03/53 </text:span><text:span text:style-name="T11">(</text:span><text:span text:style-name="T10">03/28/51/03/53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MAREZ Damien<text:tab/> <text:s/>06.19.13.49.63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SORRE <text:s/>Théophile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BAUDRY</text:span></text:p>
      <text:p text:style-name="P16"/>
      <text:p text:style-name="P19"><text:span text:style-name="T5">Stage </text:span><text:span text:style-name="T8">du lundi 23 avril 2012 au samedi 16 juin 2012.</text:span></text:p>
      <text:p text:style-name="P16"/>
      <text:p text:style-name="P19"><text:span text:style-name="T10">Téléphone : <text:s/>06.75.78.96.40</text:span></text:p>
      <text:p text:style-name="P19"><text:span text:style-name="T5">Mail : </text:span><text:span text:style-name="T10">theophile.sorre@laposte.net</text:span></text:p>
      <text:p text:style-name="P9"/>
      <text:p text:style-name="P9"/>
      <text:p text:style-name="P19"><text:span text:style-name="T5">Entreprise : </text:span><text:span text:style-name="T6">COULEUR CITRON</text:span></text:p>
      <text:p text:style-name="P19"><text:span text:style-name="T5">Adresse : <text:tab/></text:span><text:span text:style-name="T10"> Parc technologique du canal 14 14 avenue de l'Europe</text:span></text:p>
      <text:p text:style-name="P19"><text:span text:style-name="T10"><text:tab/><text:tab/>31520 RAMONVILLE ST AGNEN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onsieur LEBLANC Directeur</text:span></text:p>
      <text:p text:style-name="P19"><text:span text:style-name="T5">Téléphone du responsable</text:span><text:span text:style-name="T10"> : <text:s/></text:span></text:p>
      <text:p text:style-name="P19"><text:span text:style-name="T7">Mail :</text:span></text:p>
      <text:p text:style-name="P19"><text:span text:style-name="T6">Téléphone de l’entreprise</text:span><text:span text:style-name="T10"> : </text:span></text:p>
      <text:p text:style-name="P19"><text:span text:style-name="T5">Thème du stage</text:span><text:span text:style-name="T1"> :</text:span></text:p>
      <text:p text:style-name="P16">Communication</text:p>
      <text:p text:style-name="P16"/>
      <text:p text:style-name="P16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8">DATE DE REMISE RAPPORT</text:p>
          </table:table-cell>
          <table:table-cell table:style-name="Tableau8.B1" office:value-type="string">
            <text:p text:style-name="P8">DATE DE SOUTENANCE</text:p>
          </table:table-cell>
        </table:table-row>
        <table:table-row table:style-name="Tableau8.1">
          <table:table-cell table:style-name="Tableau8.A1" office:value-type="string">
            <text:p text:style-name="P8">19 juin 2012</text:p>
          </table:table-cell>
          <table:table-cell table:style-name="Tableau8.B1" office:value-type="string">
            <text:p text:style-name="P17"><text:span text:style-name="T1">26 juin 12 </text:span><text:span text:style-name="T13">à 16h30</text:span></text:p>
          </table:table-cell>
        </table:table-row>
      </table:table>
      <text:h text:style-name="P4" text:outline-level="2">Entretien téléphonique </text:h>
      <text:p text:style-name="P18"><text:span text:style-name="T4">SORRE <text:s/>Théophile / COULEUR CITRON</text:span></text:p>
      <text:p text:style-name="P11"/>
      <text:p text:style-name="P19"><text:span text:style-name="T10">Stage </text:span><text:span text:style-name="T9">du lundi 23 avril 2012 au samedi 16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onsieur LEBLANC <text:s text:c="2"/></text:span><text:span text:style-name="T11">(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SORRE <text:s/>Théophile<text:tab/> <text:s/>06.75.78.96.40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BONNET Bastien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BOCHRA</text:span></text:p>
      <text:p text:style-name="P16"/>
      <text:p text:style-name="P19"><text:span text:style-name="T5">Stage </text:span><text:span text:style-name="T8">du lundi 7 mai 2012 au vendredi 29 juin 2012.</text:span></text:p>
      <text:p text:style-name="P16"/>
      <text:p text:style-name="P19"><text:span text:style-name="T10">Téléphone : <text:s/>06.69.91.17.09 </text:span></text:p>
      <text:p text:style-name="P19"><text:span text:style-name="T5">Mail : </text:span><text:span text:style-name="T10">bastien-bonnet@ens.univ-artois.fr</text:span></text:p>
      <text:p text:style-name="P9"/>
      <text:p text:style-name="P9"/>
      <text:p text:style-name="P19"><text:span text:style-name="T5">Entreprise : </text:span><text:span text:style-name="T6">EURO DIFF</text:span></text:p>
      <text:p text:style-name="P19"><text:span text:style-name="T5">Adresse : <text:tab/></text:span><text:span text:style-name="T10"> Zone d'Activité de la Pillaterie <text:s/>Bâtiment c N°5 rue des Champs</text:span></text:p>
      <text:p text:style-name="P19"><text:span text:style-name="T10"><text:tab/><text:tab/>59290 WASQUEHAL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adame BEKAERT </text:span></text:p>
      <text:p text:style-name="P19"><text:span text:style-name="T5">Téléphone du responsable</text:span><text:span text:style-name="T10"> : 03/2050/55/10 </text:span></text:p>
      <text:p text:style-name="P19"><text:span text:style-name="T7">Mail :</text:span></text:p>
      <text:p text:style-name="P19"><text:span text:style-name="T6">Téléphone de l’entreprise</text:span><text:span text:style-name="T10"> : 03/20/50/55/10</text:span></text:p>
      <text:p text:style-name="P19"><text:span text:style-name="T5">Thème du stage</text:span><text:span text:style-name="T1"> :</text:span></text:p>
      <text:p text:style-name="P16">Assistant Responsable Projets Evènementiels</text:p>
      <text:p text:style-name="P16"/>
      <text:p text:style-name="P16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8">DATE DE REMISE RAPPORT</text:p>
          </table:table-cell>
          <table:table-cell table:style-name="Tableau9.B1" office:value-type="string">
            <text:p text:style-name="P8">DATE DE SOUTENANCE</text:p>
          </table:table-cell>
        </table:table-row>
        <table:table-row table:style-name="Tableau9.1">
          <table:table-cell table:style-name="Tableau9.A1" office:value-type="string">
            <text:p text:style-name="P8">19 juin 2012</text:p>
          </table:table-cell>
          <table:table-cell table:style-name="Tableau9.B1" office:value-type="string">
            <text:p text:style-name="P17"><text:span text:style-name="T1">26 juin 12 </text:span><text:span text:style-name="T13">à 8h45</text:span></text:p>
          </table:table-cell>
        </table:table-row>
      </table:table>
      <text:h text:style-name="P4" text:outline-level="2">Entretien téléphonique </text:h>
      <text:p text:style-name="P18"><text:span text:style-name="T4">BONNET Bastien / EURO DIFF</text:span></text:p>
      <text:p text:style-name="P11"/>
      <text:p text:style-name="P19"><text:span text:style-name="T10">Stage </text:span><text:span text:style-name="T9">du lundi 7 mai 2012 au vendredi 29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adame BEKAERT <text:s/>03/2050/55/10 </text:span><text:span text:style-name="T11">(</text:span><text:span text:style-name="T10">03/20/50/55/10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BONNET Bastien<text:tab/> <text:s/>06.69.91.17.09 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CAPPELLI Alexis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BOCHRA</text:span></text:p>
      <text:p text:style-name="P16"/>
      <text:p text:style-name="P19"><text:span text:style-name="T5">Stage </text:span><text:span text:style-name="T8">du lundi 23 avril 2012 au vendredi 22 juin 2012.</text:span></text:p>
      <text:p text:style-name="P16"/>
      <text:p text:style-name="P19"><text:span text:style-name="T10">Téléphone : <text:s/>06.77.64.72.64 </text:span></text:p>
      <text:p text:style-name="P19"><text:span text:style-name="T5">Mail : </text:span><text:span text:style-name="T10">alexiscap@gmail.com</text:span></text:p>
      <text:p text:style-name="P9"/>
      <text:p text:style-name="P9"/>
      <text:p text:style-name="P19"><text:span text:style-name="T5">Entreprise : </text:span><text:span text:style-name="T6">KREATIC</text:span></text:p>
      <text:p text:style-name="P19"><text:span text:style-name="T5">Adresse : <text:tab/></text:span><text:span text:style-name="T10"> 1er étage 78B Boulevard du Général Leclerc </text:span></text:p>
      <text:p text:style-name="P19"><text:span text:style-name="T10"><text:tab/><text:tab/>59100 ROUBAIX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onsieur KADDIRI Responsable Développement</text:span></text:p>
      <text:p text:style-name="P19"><text:span text:style-name="T5">Téléphone du responsable</text:span><text:span text:style-name="T10"> : 03/20/02/44/74 </text:span></text:p>
      <text:p text:style-name="P19"><text:span text:style-name="T7">Mail :</text:span><text:span text:style-name="T12">studio@kreatic.com</text:span></text:p>
      <text:p text:style-name="P19"><text:span text:style-name="T6">Téléphone de l’entreprise</text:span><text:span text:style-name="T10"> : 03/20/02/44/74</text:span></text:p>
      <text:p text:style-name="P19"><text:span text:style-name="T5">Thème du stage</text:span><text:span text:style-name="T1"> :</text:span></text:p>
      <text:p text:style-name="P16">Stage de fin de cursus en développement Web</text:p>
      <text:p text:style-name="P16"/>
      <text:p text:style-name="P16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8">DATE DE REMISE RAPPORT</text:p>
          </table:table-cell>
          <table:table-cell table:style-name="Tableau10.B1" office:value-type="string">
            <text:p text:style-name="P8">DATE DE SOUTENANCE</text:p>
          </table:table-cell>
        </table:table-row>
        <table:table-row table:style-name="Tableau10.1">
          <table:table-cell table:style-name="Tableau10.A1" office:value-type="string">
            <text:p text:style-name="P8">19 juin 2012</text:p>
          </table:table-cell>
          <table:table-cell table:style-name="Tableau10.B1" office:value-type="string">
            <text:p text:style-name="P17"><text:span text:style-name="T1">26 juin 12 </text:span><text:span text:style-name="T13">à 9h15</text:span></text:p>
          </table:table-cell>
        </table:table-row>
      </table:table>
      <text:h text:style-name="P4" text:outline-level="2">Entretien téléphonique </text:h>
      <text:p text:style-name="P18"><text:span text:style-name="T4">CAPPELLI Alexis / KREATIC</text:span></text:p>
      <text:p text:style-name="P11"/>
      <text:p text:style-name="P19"><text:span text:style-name="T10">Stage </text:span><text:span text:style-name="T9">du lundi 23 avril 2012 au vendredi 22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onsieur KADDIRI <text:s/>03/20/02/44/74 </text:span><text:span text:style-name="T11">(</text:span><text:span text:style-name="T10">03/20/02/44/74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CAPPELLI Alexis<text:tab/> <text:s/>06.77.64.72.64 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DECONINCK Maximilien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BOCHRA</text:span></text:p>
      <text:p text:style-name="P16"/>
      <text:p text:style-name="P19"><text:span text:style-name="T5">Stage </text:span><text:span text:style-name="T8">du lundi 23 avril 2012 au vendredi 15 juin 2012.</text:span></text:p>
      <text:p text:style-name="P16"/>
      <text:p text:style-name="P19"><text:span text:style-name="T10">Téléphone : <text:s/>06.32.46.36.01</text:span></text:p>
      <text:p text:style-name="P19"><text:span text:style-name="T5">Mail : </text:span><text:span text:style-name="T10">max.deconinck@gmail.com</text:span></text:p>
      <text:p text:style-name="P9"/>
      <text:p text:style-name="P9"/>
      <text:p text:style-name="P19"><text:span text:style-name="T5">Entreprise : </text:span><text:span text:style-name="T6">OKALIA</text:span></text:p>
      <text:p text:style-name="P19"><text:span text:style-name="T5">Adresse : <text:tab/></text:span><text:span text:style-name="T10"> Maréchal Foch Rue des Frères Lumières</text:span></text:p>
      <text:p text:style-name="P19"><text:span text:style-name="T10"><text:tab/><text:tab/>59100 ROUBAIX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onsieur VITSE </text:span></text:p>
      <text:p text:style-name="P19"><text:span text:style-name="T5">Téléphone du responsable</text:span><text:span text:style-name="T10"> : 03/62/27/98/38 </text:span></text:p>
      <text:p text:style-name="P19"><text:span text:style-name="T7">Mail :</text:span><text:span text:style-name="T12">guillaume.vitse@okalia.fr</text:span></text:p>
      <text:p text:style-name="P19"><text:span text:style-name="T6">Téléphone de l’entreprise</text:span><text:span text:style-name="T10"> : </text:span></text:p>
      <text:p text:style-name="P19"><text:span text:style-name="T5">Thème du stage</text:span><text:span text:style-name="T1"> :</text:span></text:p>
      <text:p text:style-name="P16">Participation à la conception et réalisation de site web.</text:p>
      <text:p text:style-name="P16"/>
      <text:p text:style-name="P16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8">DATE DE REMISE RAPPORT</text:p>
          </table:table-cell>
          <table:table-cell table:style-name="Tableau11.B1" office:value-type="string">
            <text:p text:style-name="P8">DATE DE SOUTENANCE</text:p>
          </table:table-cell>
        </table:table-row>
        <table:table-row table:style-name="Tableau11.1">
          <table:table-cell table:style-name="Tableau11.A1" office:value-type="string">
            <text:p text:style-name="P8">19 juin 2012</text:p>
          </table:table-cell>
          <table:table-cell table:style-name="Tableau11.B1" office:value-type="string">
            <text:p text:style-name="P17"><text:span text:style-name="T1">26 juin 12 </text:span><text:span text:style-name="T13">à 15h15</text:span></text:p>
          </table:table-cell>
        </table:table-row>
      </table:table>
      <text:h text:style-name="P4" text:outline-level="2">Entretien téléphonique </text:h>
      <text:p text:style-name="P18"><text:span text:style-name="T4">DECONINCK Maximilien / OKALIA</text:span></text:p>
      <text:p text:style-name="P11"/>
      <text:p text:style-name="P19"><text:span text:style-name="T10">Stage </text:span><text:span text:style-name="T9">du lundi 23 avril 2012 au vendredi 15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onsieur VITSE <text:s/>03/62/27/98/38 </text:span><text:span text:style-name="T11">(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DECONINCK Maximilien<text:tab/> <text:s/>06.32.46.36.01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DELALLEAU Justine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BOCHRA</text:span></text:p>
      <text:p text:style-name="P16"/>
      <text:p text:style-name="P19"><text:span text:style-name="T5">Stage </text:span><text:span text:style-name="T8">du lundi 23 avril 2012 au vendredi 15 juin 2012.</text:span></text:p>
      <text:p text:style-name="P16"/>
      <text:p text:style-name="P19"><text:span text:style-name="T10">Téléphone : <text:s/>06.69.24.63.42</text:span></text:p>
      <text:p text:style-name="P19"><text:span text:style-name="T5">Mail : </text:span><text:span text:style-name="T10">justine_delalleau1@ens.univ-artois.fr</text:span></text:p>
      <text:p text:style-name="P9"/>
      <text:p text:style-name="P9"/>
      <text:p text:style-name="P19"><text:span text:style-name="T5">Entreprise : </text:span><text:span text:style-name="T6">TOILE CONCEPT</text:span></text:p>
      <text:p text:style-name="P19"><text:span text:style-name="T5">Adresse : <text:tab/></text:span><text:span text:style-name="T10"> 117 bis rue Mongolfier </text:span></text:p>
      <text:p text:style-name="P19"><text:span text:style-name="T10"><text:tab/><text:tab/>59100 ROUBAIX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onsieur DUBRET Directeur Artistique</text:span></text:p>
      <text:p text:style-name="P19"><text:span text:style-name="T5">Téléphone du responsable</text:span><text:span text:style-name="T10"> : 06/98/17/29/27 </text:span></text:p>
      <text:p text:style-name="P19"><text:span text:style-name="T7">Mail :</text:span></text:p>
      <text:p text:style-name="P19"><text:span text:style-name="T6">Téléphone de l’entreprise</text:span><text:span text:style-name="T10"> : 03/28/33/82/00</text:span></text:p>
      <text:p text:style-name="P19"><text:span text:style-name="T5">Thème du stage</text:span><text:span text:style-name="T1"> :</text:span></text:p>
      <text:p text:style-name="P16">Infographie, web marketing</text:p>
      <text:p text:style-name="P16"/>
      <text:p text:style-name="P16"/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office:value-type="string">
            <text:p text:style-name="P8">DATE DE REMISE RAPPORT</text:p>
          </table:table-cell>
          <table:table-cell table:style-name="Tableau12.B1" office:value-type="string">
            <text:p text:style-name="P8">DATE DE SOUTENANCE</text:p>
          </table:table-cell>
        </table:table-row>
        <table:table-row table:style-name="Tableau12.1">
          <table:table-cell table:style-name="Tableau12.A1" office:value-type="string">
            <text:p text:style-name="P8">19 juin 2012</text:p>
          </table:table-cell>
          <table:table-cell table:style-name="Tableau12.B1" office:value-type="string">
            <text:p text:style-name="P17"><text:span text:style-name="T1">26 juin 12 </text:span><text:span text:style-name="T13">à 10h30</text:span></text:p>
          </table:table-cell>
        </table:table-row>
      </table:table>
      <text:h text:style-name="P4" text:outline-level="2">Entretien téléphonique </text:h>
      <text:p text:style-name="P18"><text:span text:style-name="T4">DELALLEAU Justine / TOILE CONCEPT</text:span></text:p>
      <text:p text:style-name="P11"/>
      <text:p text:style-name="P19"><text:span text:style-name="T10">Stage </text:span><text:span text:style-name="T9">du lundi 23 avril 2012 au vendredi 15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onsieur DUBRET <text:s/>06/98/17/29/27 </text:span><text:span text:style-name="T11">(</text:span><text:span text:style-name="T10">03/28/33/82/00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DELALLEAU Justine<text:tab/> <text:s/>06.69.24.63.42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HUGOT Florian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BOCHRA</text:span></text:p>
      <text:p text:style-name="P16"/>
      <text:p text:style-name="P19"><text:span text:style-name="T5">Stage </text:span><text:span text:style-name="T8">du lundi 30 avril 2012 au vendredi 29 juin 2012.</text:span></text:p>
      <text:p text:style-name="P16"/>
      <text:p text:style-name="P19"><text:span text:style-name="T10">Téléphone : <text:s/>06.16.47.64.18 </text:span></text:p>
      <text:p text:style-name="P19"><text:span text:style-name="T5">Mail : </text:span><text:span text:style-name="T10">floz59@live.fr</text:span></text:p>
      <text:p text:style-name="P9"/>
      <text:p text:style-name="P9"/>
      <text:p text:style-name="P19"><text:span text:style-name="T5">Entreprise : </text:span><text:span text:style-name="T6">FRESHER FLOW</text:span></text:p>
      <text:p text:style-name="P19"><text:span text:style-name="T5">Adresse : <text:tab/></text:span><text:span text:style-name="T10"> 19 Bis Avenue Foch </text:span></text:p>
      <text:p text:style-name="P19"><text:span text:style-name="T10"><text:tab/><text:tab/>59700 MARCQ EN BAROEUL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onsieur D'ALESSANDRO Gérant</text:span></text:p>
      <text:p text:style-name="P19"><text:span text:style-name="T5">Téléphone du responsable</text:span><text:span text:style-name="T10"> : 06/03/18/86/37 </text:span></text:p>
      <text:p text:style-name="P19"><text:span text:style-name="T7">Mail :</text:span><text:span text:style-name="T12">dino@flow44.com</text:span></text:p>
      <text:p text:style-name="P19"><text:span text:style-name="T6">Téléphone de l’entreprise</text:span><text:span text:style-name="T10"> : 06/03/18/86/37</text:span></text:p>
      <text:p text:style-name="P19"><text:span text:style-name="T5">Thème du stage</text:span><text:span text:style-name="T1"> :</text:span></text:p>
      <text:p text:style-name="P16">Webdesign, intégration, graphisme</text:p>
      <text:p text:style-name="P16"/>
      <text:p text:style-name="P16"/>
      <table:table table:name="Tableau13" table:style-name="Tableau13">
        <table:table-column table:style-name="Tableau13.A"/>
        <table:table-column table:style-name="Tableau13.B"/>
        <table:table-row table:style-name="Tableau13.1">
          <table:table-cell table:style-name="Tableau13.A1" office:value-type="string">
            <text:p text:style-name="P8">DATE DE REMISE RAPPORT</text:p>
          </table:table-cell>
          <table:table-cell table:style-name="Tableau13.B1" office:value-type="string">
            <text:p text:style-name="P8">DATE DE SOUTENANCE</text:p>
          </table:table-cell>
        </table:table-row>
        <table:table-row table:style-name="Tableau13.1">
          <table:table-cell table:style-name="Tableau13.A1" office:value-type="string">
            <text:p text:style-name="P8">19 juin 2012</text:p>
          </table:table-cell>
          <table:table-cell table:style-name="Tableau13.B1" office:value-type="string">
            <text:p text:style-name="P17"><text:span text:style-name="T1">26 juin 12 </text:span><text:span text:style-name="T13">à 11h</text:span></text:p>
          </table:table-cell>
        </table:table-row>
      </table:table>
      <text:h text:style-name="P4" text:outline-level="2">Entretien téléphonique </text:h>
      <text:p text:style-name="P18"><text:span text:style-name="T4">HUGOT Florian / FRESHER FLOW</text:span></text:p>
      <text:p text:style-name="P11"/>
      <text:p text:style-name="P19"><text:span text:style-name="T10">Stage </text:span><text:span text:style-name="T9">du lundi 30 avril 2012 au vendredi 29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onsieur D'ALESSANDRO <text:s/>06/03/18/86/37 </text:span><text:span text:style-name="T11">(</text:span><text:span text:style-name="T10">06/03/18/86/37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HUGOT Florian<text:tab/> <text:s/>06.16.47.64.18 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SKALSKI Thibaut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BOCHRA</text:span></text:p>
      <text:p text:style-name="P16"/>
      <text:p text:style-name="P19"><text:span text:style-name="T5">Stage </text:span><text:span text:style-name="T8">du mercredi 9 mai 2012 au vendredi 6 juillet 2012.</text:span></text:p>
      <text:p text:style-name="P16"/>
      <text:p text:style-name="P19"><text:span text:style-name="T10">Téléphone : <text:s/>06.15.65.23.95 </text:span></text:p>
      <text:p text:style-name="P19"><text:span text:style-name="T5">Mail : </text:span><text:span text:style-name="T10">skalskithibaut@hotmail.com</text:span></text:p>
      <text:p text:style-name="P9"/>
      <text:p text:style-name="P9"/>
      <text:p text:style-name="P19"><text:span text:style-name="T5">Entreprise : </text:span><text:span text:style-name="T6">MAD</text:span></text:p>
      <text:p text:style-name="P19"><text:span text:style-name="T5">Adresse : <text:tab/></text:span><text:span text:style-name="T10"> 99 Boulevard Descat Plaine Images - Imaginarium</text:span></text:p>
      <text:p text:style-name="P19"><text:span text:style-name="T10"><text:tab/><text:tab/>59200 TOURCOING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onsieur ALEXANDRE Co-Directeur</text:span></text:p>
      <text:p text:style-name="P19"><text:span text:style-name="T5">Téléphone du responsable</text:span><text:span text:style-name="T10"> : 06/34/30/19/54 </text:span></text:p>
      <text:p text:style-name="P19"><text:span text:style-name="T7">Mail :</text:span></text:p>
      <text:p text:style-name="P19"><text:span text:style-name="T6">Téléphone de l’entreprise</text:span><text:span text:style-name="T10"> : </text:span></text:p>
      <text:p text:style-name="P19"><text:span text:style-name="T5">Thème du stage</text:span><text:span text:style-name="T1"> :</text:span></text:p>
      <text:p text:style-name="P16">Conception web HTMLS/ CSS3/Responsive Design</text:p>
      <text:p text:style-name="P16"/>
      <text:p text:style-name="P16"/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office:value-type="string">
            <text:p text:style-name="P8">DATE DE REMISE RAPPORT</text:p>
          </table:table-cell>
          <table:table-cell table:style-name="Tableau14.B1" office:value-type="string">
            <text:p text:style-name="P8">DATE DE SOUTENANCE</text:p>
          </table:table-cell>
        </table:table-row>
        <table:table-row table:style-name="Tableau14.1">
          <table:table-cell table:style-name="Tableau14.A1" office:value-type="string">
            <text:p text:style-name="P8">19 juin 2012</text:p>
          </table:table-cell>
          <table:table-cell table:style-name="Tableau14.B1" office:value-type="string">
            <text:p text:style-name="P17"><text:span text:style-name="T1">26 juin 12 </text:span><text:span text:style-name="T13">à 11h30</text:span></text:p>
          </table:table-cell>
        </table:table-row>
      </table:table>
      <text:h text:style-name="P4" text:outline-level="2">Entretien téléphonique </text:h>
      <text:p text:style-name="P18"><text:span text:style-name="T4">SKALSKI Thibaut / MAD</text:span></text:p>
      <text:p text:style-name="P11"/>
      <text:p text:style-name="P19"><text:span text:style-name="T10">Stage </text:span><text:span text:style-name="T9">du mercredi 9 mai 2012 au vendredi 6 juillet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onsieur ALEXANDRE <text:s/>06/34/30/19/54 </text:span><text:span text:style-name="T11">(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SKALSKI Thibaut<text:tab/> <text:s/>06.15.65.23.95 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QUILLEC Pauline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BOCHRA</text:span></text:p>
      <text:p text:style-name="P16"/>
      <text:p text:style-name="P19"><text:span text:style-name="T5">Stage </text:span><text:span text:style-name="T8">du lundi 7 mai 2012 au vendredi 29 juin 2012.</text:span></text:p>
      <text:p text:style-name="P16"/>
      <text:p text:style-name="P19"><text:span text:style-name="T10">Téléphone : <text:s/>07.60.49.09.67</text:span></text:p>
      <text:p text:style-name="P19"><text:span text:style-name="T5">Mail : </text:span><text:span text:style-name="T10">pauline@quillec.com</text:span></text:p>
      <text:p text:style-name="P9"/>
      <text:p text:style-name="P9"/>
      <text:p text:style-name="P19"><text:span text:style-name="T5">Entreprise : </text:span><text:span text:style-name="T6">MOVE TO MEET</text:span></text:p>
      <text:p text:style-name="P19"><text:span text:style-name="T5">Adresse : <text:tab/></text:span><text:span text:style-name="T10"> 79 Boulevard Colonel Grant </text:span></text:p>
      <text:p text:style-name="P19"><text:span text:style-name="T10"><text:tab/><text:tab/>83000 TOULON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onsieur ABREU Directeur</text:span></text:p>
      <text:p text:style-name="P19"><text:span text:style-name="T5">Téléphone du responsable</text:span><text:span text:style-name="T10"> : 09/60/42/89/41 </text:span></text:p>
      <text:p text:style-name="P19"><text:span text:style-name="T7">Mail :</text:span></text:p>
      <text:p text:style-name="P19"><text:span text:style-name="T6">Téléphone de l’entreprise</text:span><text:span text:style-name="T10"> : </text:span></text:p>
      <text:p text:style-name="P19"><text:span text:style-name="T5">Thème du stage</text:span><text:span text:style-name="T1"> :</text:span></text:p>
      <text:p text:style-name="P16">Création et animation de la page facebook de la société + "fan club" de move to meet.</text:p>
      <text:p text:style-name="P16"/>
      <text:p text:style-name="P16"/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office:value-type="string">
            <text:p text:style-name="P8">DATE DE REMISE RAPPORT</text:p>
          </table:table-cell>
          <table:table-cell table:style-name="Tableau15.B1" office:value-type="string">
            <text:p text:style-name="P8">DATE DE SOUTENANCE</text:p>
          </table:table-cell>
        </table:table-row>
        <table:table-row table:style-name="Tableau15.1">
          <table:table-cell table:style-name="Tableau15.A1" office:value-type="string">
            <text:p text:style-name="P8">19 juin 2012</text:p>
          </table:table-cell>
          <table:table-cell table:style-name="Tableau15.B1" office:value-type="string">
            <text:p text:style-name="P17"><text:span text:style-name="T1">2 juil. 12 </text:span><text:span text:style-name="T13">à 9h</text:span></text:p>
          </table:table-cell>
        </table:table-row>
      </table:table>
      <text:h text:style-name="P4" text:outline-level="2">Entretien téléphonique </text:h>
      <text:p text:style-name="P18"><text:span text:style-name="T4">QUILLEC Pauline / MOVE TO MEET</text:span></text:p>
      <text:p text:style-name="P11"/>
      <text:p text:style-name="P19"><text:span text:style-name="T10">Stage </text:span><text:span text:style-name="T9">du lundi 7 mai 2012 au vendredi 29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onsieur ABREU <text:s/>09/60/42/89/41 </text:span><text:span text:style-name="T11">(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QUILLEC Pauline<text:tab/> <text:s/>07.60.49.09.67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BOCQUET Anaïs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BOHAC</text:span></text:p>
      <text:p text:style-name="P16"/>
      <text:p text:style-name="P19"><text:span text:style-name="T5">Stage </text:span><text:span text:style-name="T8">du lundi 23 avril 2012 au vendredi 15 juin 2012.</text:span></text:p>
      <text:p text:style-name="P16"/>
      <text:p text:style-name="P19"><text:span text:style-name="T10">Téléphone : <text:s/>06.28.90.23.70</text:span></text:p>
      <text:p text:style-name="P19"><text:span text:style-name="T5">Mail : </text:span><text:span text:style-name="T10">bocquetana@hotmail.fr</text:span></text:p>
      <text:p text:style-name="P9"/>
      <text:p text:style-name="P9"/>
      <text:p text:style-name="P19"><text:span text:style-name="T5">Entreprise : </text:span><text:span text:style-name="T6">ARTOIS EXPO</text:span></text:p>
      <text:p text:style-name="P19"><text:span text:style-name="T5">Adresse : <text:tab/></text:span><text:span text:style-name="T10"> 50 rue Roger Salengro </text:span></text:p>
      <text:p text:style-name="P19"><text:span text:style-name="T10"><text:tab/><text:tab/>62223 SAINT LAURENT BLANGY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adame EVRAS Chargée de Communication</text:span></text:p>
      <text:p text:style-name="P19"><text:span text:style-name="T5">Téléphone du responsable</text:span><text:span text:style-name="T10"> : 03/21/60/77/71 </text:span></text:p>
      <text:p text:style-name="P19"><text:span text:style-name="T7">Mail :</text:span><text:span text:style-name="T12">c.evras@artois.cci.fr</text:span></text:p>
      <text:p text:style-name="P19"><text:span text:style-name="T6">Téléphone de l’entreprise</text:span><text:span text:style-name="T10"> : 03/21/60/77/71</text:span></text:p>
      <text:p text:style-name="P19"><text:span text:style-name="T5">Thème du stage</text:span><text:span text:style-name="T1"> :</text:span></text:p>
      <text:p text:style-name="P16">Communiction évènementielle</text:p>
      <text:p text:style-name="P16"/>
      <text:p text:style-name="P16"/>
      <table:table table:name="Tableau16" table:style-name="Tableau16">
        <table:table-column table:style-name="Tableau16.A"/>
        <table:table-column table:style-name="Tableau16.B"/>
        <table:table-row table:style-name="Tableau16.1">
          <table:table-cell table:style-name="Tableau16.A1" office:value-type="string">
            <text:p text:style-name="P8">DATE DE REMISE RAPPORT</text:p>
          </table:table-cell>
          <table:table-cell table:style-name="Tableau16.B1" office:value-type="string">
            <text:p text:style-name="P8">DATE DE SOUTENANCE</text:p>
          </table:table-cell>
        </table:table-row>
        <table:table-row table:style-name="Tableau16.1">
          <table:table-cell table:style-name="Tableau16.A1" office:value-type="string">
            <text:p text:style-name="P8">19 juin 2012</text:p>
          </table:table-cell>
          <table:table-cell table:style-name="Tableau16.B1" office:value-type="string">
            <text:p text:style-name="P17"><text:span text:style-name="T1">26 juin 12 </text:span><text:span text:style-name="T13">à 8h45</text:span></text:p>
          </table:table-cell>
        </table:table-row>
      </table:table>
      <text:h text:style-name="P4" text:outline-level="2">Entretien téléphonique </text:h>
      <text:p text:style-name="P18"><text:span text:style-name="T4">BOCQUET Anaïs / ARTOIS EXPO</text:span></text:p>
      <text:p text:style-name="P11"/>
      <text:p text:style-name="P19"><text:span text:style-name="T10">Stage </text:span><text:span text:style-name="T9">du lundi 23 avril 2012 au vendredi 15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adame EVRAS <text:s/>03/21/60/77/71 </text:span><text:span text:style-name="T11">(</text:span><text:span text:style-name="T10">03/21/60/77/71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BOCQUET Anaïs<text:tab/> <text:s/>06.28.90.23.70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CZECH Benjamin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BOHAC</text:span></text:p>
      <text:p text:style-name="P16"/>
      <text:p text:style-name="P19"><text:span text:style-name="T5">Stage </text:span><text:span text:style-name="T8">du lundi 30 avril 2012 au samedi 30 juin 2012.</text:span></text:p>
      <text:p text:style-name="P16"/>
      <text:p text:style-name="P19"><text:span text:style-name="T10">Téléphone : <text:s/>06.99.31.48.78 </text:span></text:p>
      <text:p text:style-name="P19"><text:span text:style-name="T5">Mail : </text:span><text:span text:style-name="T10">czech.benjaminàgmail.com</text:span></text:p>
      <text:p text:style-name="P9"/>
      <text:p text:style-name="P9"/>
      <text:p text:style-name="P19"><text:span text:style-name="T5">Entreprise : </text:span><text:span text:style-name="T6">SAS VOYAGES MULLIE</text:span></text:p>
      <text:p text:style-name="P19"><text:span text:style-name="T5">Adresse : <text:tab/></text:span><text:span text:style-name="T10"> 7 rue Raymond Dupuich BP 43</text:span></text:p>
      <text:p text:style-name="P19"><text:span text:style-name="T10"><text:tab/><text:tab/>62670 MAZINGARBE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adame DOUCHIES Commerciale</text:span></text:p>
      <text:p text:style-name="P19"><text:span text:style-name="T5">Téléphone du responsable</text:span><text:span text:style-name="T10"> : 03/21/29/02/36 </text:span></text:p>
      <text:p text:style-name="P19"><text:span text:style-name="T7">Mail :</text:span><text:span text:style-name="T12">contact@voyagesmullie.com</text:span></text:p>
      <text:p text:style-name="P19"><text:span text:style-name="T6">Téléphone de l’entreprise</text:span><text:span text:style-name="T10"> : 03/21/29/02/36</text:span></text:p>
      <text:p text:style-name="P19"><text:span text:style-name="T5">Thème du stage</text:span><text:span text:style-name="T1"> :</text:span></text:p>
      <text:p text:style-name="P16">Communication de l'entreprise</text:p>
      <text:p text:style-name="P16"/>
      <text:p text:style-name="P16"/>
      <table:table table:name="Tableau17" table:style-name="Tableau17">
        <table:table-column table:style-name="Tableau17.A"/>
        <table:table-column table:style-name="Tableau17.B"/>
        <table:table-row table:style-name="Tableau17.1">
          <table:table-cell table:style-name="Tableau17.A1" office:value-type="string">
            <text:p text:style-name="P8">DATE DE REMISE RAPPORT</text:p>
          </table:table-cell>
          <table:table-cell table:style-name="Tableau17.B1" office:value-type="string">
            <text:p text:style-name="P8">DATE DE SOUTENANCE</text:p>
          </table:table-cell>
        </table:table-row>
        <table:table-row table:style-name="Tableau17.1">
          <table:table-cell table:style-name="Tableau17.A1" office:value-type="string">
            <text:p text:style-name="P8">19 juin 2012</text:p>
          </table:table-cell>
          <table:table-cell table:style-name="Tableau17.B1" office:value-type="string">
            <text:p text:style-name="P17"><text:span text:style-name="T1">26 juin 12 </text:span><text:span text:style-name="T13">à 9h15</text:span></text:p>
          </table:table-cell>
        </table:table-row>
      </table:table>
      <text:h text:style-name="P4" text:outline-level="2">Entretien téléphonique </text:h>
      <text:p text:style-name="P18"><text:span text:style-name="T4">CZECH Benjamin / SAS VOYAGES MULLIE</text:span></text:p>
      <text:p text:style-name="P11"/>
      <text:p text:style-name="P19"><text:span text:style-name="T10">Stage </text:span><text:span text:style-name="T9">du lundi 30 avril 2012 au samedi 30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adame DOUCHIES <text:s/>03/21/29/02/36 </text:span><text:span text:style-name="T11">(</text:span><text:span text:style-name="T10">03/21/29/02/36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CZECH Benjamin<text:tab/> <text:s/>06.99.31.48.78 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DODIC Marina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BOHAC</text:span></text:p>
      <text:p text:style-name="P16"/>
      <text:p text:style-name="P19"><text:span text:style-name="T5">Stage </text:span><text:span text:style-name="T8">du lundi 23 avril 2012 au vendredi 15 juin 2012.</text:span></text:p>
      <text:p text:style-name="P16"/>
      <text:p text:style-name="P19"><text:span text:style-name="T10">Téléphone : <text:s/>03.21.40.22.30</text:span></text:p>
      <text:p text:style-name="P19"><text:span text:style-name="T5">Mail : </text:span><text:span text:style-name="T10">dodic.mf@gmail.com</text:span></text:p>
      <text:p text:style-name="P9"/>
      <text:p text:style-name="P9"/>
      <text:p text:style-name="P19"><text:span text:style-name="T5">Entreprise : </text:span><text:span text:style-name="T6">COMMUNAUTÉ D'AGGLOMERATION DE LENS-LIEVIN</text:span></text:p>
      <text:p text:style-name="P19"><text:span text:style-name="T5">Adresse : <text:tab/></text:span><text:span text:style-name="T10"> 21 rue Marcel Sembat BP 65</text:span></text:p>
      <text:p text:style-name="P19"><text:span text:style-name="T10"><text:tab/><text:tab/>62302 LENS CEDEX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onsieur SIWEK Responsable chargé du service communication</text:span></text:p>
      <text:p text:style-name="P19"><text:span text:style-name="T5">Téléphone du responsable</text:span><text:span text:style-name="T10"> : 03/21/79/07/90 </text:span></text:p>
      <text:p text:style-name="P19"><text:span text:style-name="T7">Mail :</text:span><text:span text:style-name="T12">contact@agglo_lenslievin.fr</text:span></text:p>
      <text:p text:style-name="P19"><text:span text:style-name="T6">Téléphone de l’entreprise</text:span><text:span text:style-name="T10"> : 03/21/77/41/41</text:span></text:p>
      <text:p text:style-name="P19"><text:span text:style-name="T5">Thème du stage</text:span><text:span text:style-name="T1"> :</text:span></text:p>
      <text:p text:style-name="P16">Découvrir les tâches et missions d'un service de communication. Mettre en œuvre l'aspect productif.</text:p>
      <text:p text:style-name="P16"/>
      <text:p text:style-name="P16"/>
      <table:table table:name="Tableau18" table:style-name="Tableau18">
        <table:table-column table:style-name="Tableau18.A"/>
        <table:table-column table:style-name="Tableau18.B"/>
        <table:table-row table:style-name="Tableau18.1">
          <table:table-cell table:style-name="Tableau18.A1" office:value-type="string">
            <text:p text:style-name="P8">DATE DE REMISE RAPPORT</text:p>
          </table:table-cell>
          <table:table-cell table:style-name="Tableau18.B1" office:value-type="string">
            <text:p text:style-name="P8">DATE DE SOUTENANCE</text:p>
          </table:table-cell>
        </table:table-row>
        <table:table-row table:style-name="Tableau18.1">
          <table:table-cell table:style-name="Tableau18.A1" office:value-type="string">
            <text:p text:style-name="P8">19 juin 2012</text:p>
          </table:table-cell>
          <table:table-cell table:style-name="Tableau18.B1" office:value-type="string">
            <text:p text:style-name="P17"><text:span text:style-name="T1">26 juin 12 </text:span><text:span text:style-name="T13">à 17h</text:span></text:p>
          </table:table-cell>
        </table:table-row>
      </table:table>
      <text:h text:style-name="P4" text:outline-level="2">Entretien téléphonique </text:h>
      <text:p text:style-name="P18"><text:span text:style-name="T4">DODIC Marina / COMMUNAUTÉ D'AGGLOMERATION DE LENS-LIEVIN</text:span></text:p>
      <text:p text:style-name="P11"/>
      <text:p text:style-name="P19"><text:span text:style-name="T10">Stage </text:span><text:span text:style-name="T9">du lundi 23 avril 2012 au vendredi 15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onsieur SIWEK <text:s/>03/21/79/07/90 </text:span><text:span text:style-name="T11">(</text:span><text:span text:style-name="T10">03/21/77/41/41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DODIC Marina<text:tab/> <text:s/>03.21.40.22.30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LESIEU Coraline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BOHAC</text:span></text:p>
      <text:p text:style-name="P16"/>
      <text:p text:style-name="P19"><text:span text:style-name="T5">Stage </text:span><text:span text:style-name="T8">du lundi 7 mai 2012 au samedi 30 juin 2012.</text:span></text:p>
      <text:p text:style-name="P16"/>
      <text:p text:style-name="P19"><text:span text:style-name="T10">Téléphone : <text:s/>06.71.41.54.87 </text:span></text:p>
      <text:p text:style-name="P19"><text:span text:style-name="T5">Mail : </text:span><text:span text:style-name="T10">coraline.lesieu@gmail.com</text:span></text:p>
      <text:p text:style-name="P9"/>
      <text:p text:style-name="P9"/>
      <text:p text:style-name="P19"><text:span text:style-name="T5">Entreprise : </text:span><text:span text:style-name="T6">LA VOIX DU NORD</text:span></text:p>
      <text:p text:style-name="P19"><text:span text:style-name="T5">Adresse : <text:tab/></text:span><text:span text:style-name="T10"> 8 place du Général de Gaulle </text:span></text:p>
      <text:p text:style-name="P19"><text:span text:style-name="T10"><text:tab/><text:tab/>59023 LILLE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onsieur LARIVIERE </text:span></text:p>
      <text:p text:style-name="P19"><text:span text:style-name="T5">Téléphone du responsable</text:span><text:span text:style-name="T10"> : 03/21/01/14/18 </text:span></text:p>
      <text:p text:style-name="P19"><text:span text:style-name="T7">Mail :</text:span></text:p>
      <text:p text:style-name="P19"><text:span text:style-name="T6">Téléphone de l’entreprise</text:span><text:span text:style-name="T10"> : 03/20/78/40/40</text:span></text:p>
      <text:p text:style-name="P19"><text:span text:style-name="T5">Thème du stage</text:span><text:span text:style-name="T1"> :</text:span></text:p>
      <text:p text:style-name="P16">Mise en exercice de l'apprentissage des deux années de DUT</text:p>
      <text:p text:style-name="P16"/>
      <text:p text:style-name="P16"/>
      <table:table table:name="Tableau19" table:style-name="Tableau19">
        <table:table-column table:style-name="Tableau19.A"/>
        <table:table-column table:style-name="Tableau19.B"/>
        <table:table-row table:style-name="Tableau19.1">
          <table:table-cell table:style-name="Tableau19.A1" office:value-type="string">
            <text:p text:style-name="P8">DATE DE REMISE RAPPORT</text:p>
          </table:table-cell>
          <table:table-cell table:style-name="Tableau19.B1" office:value-type="string">
            <text:p text:style-name="P8">DATE DE SOUTENANCE</text:p>
          </table:table-cell>
        </table:table-row>
        <table:table-row table:style-name="Tableau19.1">
          <table:table-cell table:style-name="Tableau19.A1" office:value-type="string">
            <text:p text:style-name="P8">19 juin 2012</text:p>
          </table:table-cell>
          <table:table-cell table:style-name="Tableau19.B1" office:value-type="string">
            <text:p text:style-name="P17"><text:span text:style-name="T1">26 juin 12 </text:span><text:span text:style-name="T13">à 10h30</text:span></text:p>
          </table:table-cell>
        </table:table-row>
      </table:table>
      <text:h text:style-name="P4" text:outline-level="2">Entretien téléphonique </text:h>
      <text:p text:style-name="P18"><text:span text:style-name="T4">LESIEU Coraline / LA VOIX DU NORD</text:span></text:p>
      <text:p text:style-name="P11"/>
      <text:p text:style-name="P19"><text:span text:style-name="T10">Stage </text:span><text:span text:style-name="T9">du lundi 7 mai 2012 au samedi 30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onsieur LARIVIERE <text:s/>03/21/01/14/18 </text:span><text:span text:style-name="T11">(</text:span><text:span text:style-name="T10">03/20/78/40/40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LESIEU Coraline<text:tab/> <text:s/>06.71.41.54.87 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LOUIS Tiphanie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BOHAC</text:span></text:p>
      <text:p text:style-name="P16"/>
      <text:p text:style-name="P19"><text:span text:style-name="T5">Stage </text:span><text:span text:style-name="T8">du lundi 23 avril 2012 au vendredi 15 juin 2012.</text:span></text:p>
      <text:p text:style-name="P16"/>
      <text:p text:style-name="P19"><text:span text:style-name="T10">Téléphone : <text:s/>06.72.42.07.62</text:span></text:p>
      <text:p text:style-name="P19"><text:span text:style-name="T5">Mail : </text:span><text:span text:style-name="T10">louis.tiphanie@orange.fr</text:span></text:p>
      <text:p text:style-name="P9"/>
      <text:p text:style-name="P9"/>
      <text:p text:style-name="P19"><text:span text:style-name="T5">Entreprise : </text:span><text:span text:style-name="T6">OFFFICE DE TOURISME DE LAON</text:span></text:p>
      <text:p text:style-name="P19"><text:span text:style-name="T5">Adresse : <text:tab/></text:span><text:span text:style-name="T10"> Hôtel Dieu Place du Parvis Gautier de Mortagne </text:span></text:p>
      <text:p text:style-name="P19"><text:span text:style-name="T10"><text:tab/><text:tab/>2000 LAON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onsieur DUSSART Directeur</text:span></text:p>
      <text:p text:style-name="P19"><text:span text:style-name="T5">Téléphone du responsable</text:span><text:span text:style-name="T10"> : 03/23/20/28/62 </text:span></text:p>
      <text:p text:style-name="P19"><text:span text:style-name="T7">Mail :</text:span><text:span text:style-name="T12">directeur@tourisme-paysdelaon.com</text:span></text:p>
      <text:p text:style-name="P19"><text:span text:style-name="T6">Téléphone de l’entreprise</text:span><text:span text:style-name="T10"> : 03/23/20/28/62</text:span></text:p>
      <text:p text:style-name="P19"><text:span text:style-name="T5">Thème du stage</text:span><text:span text:style-name="T1"> :</text:span></text:p>
      <text:p text:style-name="P16">Réalisation de A à Z du dossier de presse relatif aux nouveaux circuits touristiques.</text:p>
      <text:p text:style-name="P16"/>
      <text:p text:style-name="P16"/>
      <table:table table:name="Tableau20" table:style-name="Tableau20">
        <table:table-column table:style-name="Tableau20.A"/>
        <table:table-column table:style-name="Tableau20.B"/>
        <table:table-row table:style-name="Tableau20.1">
          <table:table-cell table:style-name="Tableau20.A1" office:value-type="string">
            <text:p text:style-name="P8">DATE DE REMISE RAPPORT</text:p>
          </table:table-cell>
          <table:table-cell table:style-name="Tableau20.B1" office:value-type="string">
            <text:p text:style-name="P8">DATE DE SOUTENANCE</text:p>
          </table:table-cell>
        </table:table-row>
        <table:table-row table:style-name="Tableau20.1">
          <table:table-cell table:style-name="Tableau20.A1" office:value-type="string">
            <text:p text:style-name="P8">19 juin 2012</text:p>
          </table:table-cell>
          <table:table-cell table:style-name="Tableau20.B1" office:value-type="string">
            <text:p text:style-name="P17"><text:span text:style-name="T1">26 juin 12 </text:span><text:span text:style-name="T13">à 11h</text:span></text:p>
          </table:table-cell>
        </table:table-row>
      </table:table>
      <text:h text:style-name="P4" text:outline-level="2">Entretien téléphonique </text:h>
      <text:p text:style-name="P18"><text:span text:style-name="T4">LOUIS Tiphanie / OFFFICE DE TOURISME DE LAON</text:span></text:p>
      <text:p text:style-name="P11"/>
      <text:p text:style-name="P19"><text:span text:style-name="T10">Stage </text:span><text:span text:style-name="T9">du lundi 23 avril 2012 au vendredi 15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onsieur DUSSART <text:s/>03/23/20/28/62 </text:span><text:span text:style-name="T11">(</text:span><text:span text:style-name="T10">03/23/20/28/62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LOUIS Tiphanie<text:tab/> <text:s/>06.72.42.07.62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MICHALSKI Romain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BOHAC</text:span></text:p>
      <text:p text:style-name="P16"/>
      <text:p text:style-name="P19"><text:span text:style-name="T5">Stage </text:span><text:span text:style-name="T8">du lundi 23 avril 2012 au samedi 16 juin 2012.</text:span></text:p>
      <text:p text:style-name="P16"/>
      <text:p text:style-name="P19"><text:span text:style-name="T10">Téléphone : <text:s/>06.83.52.83.70 </text:span></text:p>
      <text:p text:style-name="P19"><text:span text:style-name="T5">Mail : </text:span><text:span text:style-name="T10">trendy_wings@hotmail.com</text:span></text:p>
      <text:p text:style-name="P9"/>
      <text:p text:style-name="P9"/>
      <text:p text:style-name="P19"><text:span text:style-name="T5">Entreprise : </text:span><text:span text:style-name="T6">L'AVENIR DE L'ARTOIS</text:span></text:p>
      <text:p text:style-name="P19"><text:span text:style-name="T5">Adresse : <text:tab/></text:span><text:span text:style-name="T10"> 17 Place Clémenceau BP 21</text:span></text:p>
      <text:p text:style-name="P19"><text:span text:style-name="T10"><text:tab/><text:tab/>62401 BETHUNE CEDEX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adame CARATINI Rédactrice en chef</text:span></text:p>
      <text:p text:style-name="P19"><text:span text:style-name="T5">Téléphone du responsable</text:span><text:span text:style-name="T10"> : 03/21/01/66/14 </text:span></text:p>
      <text:p text:style-name="P19"><text:span text:style-name="T7">Mail :</text:span><text:span text:style-name="T12">dcaratini@lavenirdelartois.fr</text:span></text:p>
      <text:p text:style-name="P19"><text:span text:style-name="T6">Téléphone de l’entreprise</text:span><text:span text:style-name="T10"> : 03/21/01/66/00</text:span></text:p>
      <text:p text:style-name="P19"><text:span text:style-name="T5">Thème du stage</text:span><text:span text:style-name="T1"> :</text:span></text:p>
      <text:p text:style-name="P16">Découverte du journalisme</text:p>
      <text:p text:style-name="P16"/>
      <text:p text:style-name="P16"/>
      <table:table table:name="Tableau21" table:style-name="Tableau21">
        <table:table-column table:style-name="Tableau21.A"/>
        <table:table-column table:style-name="Tableau21.B"/>
        <table:table-row table:style-name="Tableau21.1">
          <table:table-cell table:style-name="Tableau21.A1" office:value-type="string">
            <text:p text:style-name="P8">DATE DE REMISE RAPPORT</text:p>
          </table:table-cell>
          <table:table-cell table:style-name="Tableau21.B1" office:value-type="string">
            <text:p text:style-name="P8">DATE DE SOUTENANCE</text:p>
          </table:table-cell>
        </table:table-row>
        <table:table-row table:style-name="Tableau21.1">
          <table:table-cell table:style-name="Tableau21.A1" office:value-type="string">
            <text:p text:style-name="P8">19 juin 2012</text:p>
          </table:table-cell>
          <table:table-cell table:style-name="Tableau21.B1" office:value-type="string">
            <text:p text:style-name="P17"><text:span text:style-name="T1">26 juin 12 </text:span><text:span text:style-name="T13">à 11h30</text:span></text:p>
          </table:table-cell>
        </table:table-row>
      </table:table>
      <text:h text:style-name="P4" text:outline-level="2">Entretien téléphonique </text:h>
      <text:p text:style-name="P18"><text:span text:style-name="T4">MICHALSKI Romain / L'AVENIR DE L'ARTOIS</text:span></text:p>
      <text:p text:style-name="P11"/>
      <text:p text:style-name="P19"><text:span text:style-name="T10">Stage </text:span><text:span text:style-name="T9">du lundi 23 avril 2012 au samedi 16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adame CARATINI <text:s/>03/21/01/66/14 </text:span><text:span text:style-name="T11">(</text:span><text:span text:style-name="T10">03/21/01/66/00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MICHALSKI Romain<text:tab/> <text:s/>06.83.52.83.70 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CAMUS David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BOUSSEMART</text:span></text:p>
      <text:p text:style-name="P16"/>
      <text:p text:style-name="P19"><text:span text:style-name="T5">Stage </text:span><text:span text:style-name="T8">du <text:s/>au .</text:span></text:p>
      <text:p text:style-name="P16"/>
      <text:p text:style-name="P19"><text:span text:style-name="T10">Téléphone : <text:s/>06.25.01.93.04 </text:span></text:p>
      <text:p text:style-name="P19"><text:span text:style-name="T5">Mail : </text:span><text:span text:style-name="T10">godavy@hotmail.fr</text:span></text:p>
      <text:p text:style-name="P9"/>
      <text:p text:style-name="P9"/>
      <text:p text:style-name="P19"><text:span text:style-name="T5">Entreprise : </text:span><text:span text:style-name="T6">ICHINOSEKI NATIONAL COLLEGE OF</text:span></text:p>
      <text:p text:style-name="P19"><text:span text:style-name="T5">Adresse : <text:tab/></text:span><text:span text:style-name="T10"> Takanashi Hagisho Ichinoseki Iwate fref. Japan </text:span></text:p>
      <text:p text:style-name="P19"><text:span text:style-name="T10"><text:tab/><text:tab/> 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onsieur <text:s/>KEI CHIBA </text:span></text:p>
      <text:p text:style-name="P19"><text:span text:style-name="T5">Téléphone du responsable</text:span><text:span text:style-name="T10"> : <text:s/></text:span></text:p>
      <text:p text:style-name="P19"><text:span text:style-name="T7">Mail :</text:span></text:p>
      <text:p text:style-name="P19"><text:span text:style-name="T6">Téléphone de l’entreprise</text:span><text:span text:style-name="T10"> : </text:span></text:p>
      <text:p text:style-name="P19"><text:span text:style-name="T5">Thème du stage</text:span><text:span text:style-name="T1"> :</text:span></text:p>
      <text:p text:style-name="P16"/>
      <text:p text:style-name="P16"/>
      <text:p text:style-name="P16"/>
      <table:table table:name="Tableau22" table:style-name="Tableau22">
        <table:table-column table:style-name="Tableau22.A"/>
        <table:table-column table:style-name="Tableau22.B"/>
        <table:table-row table:style-name="Tableau22.1">
          <table:table-cell table:style-name="Tableau22.A1" office:value-type="string">
            <text:p text:style-name="P8">DATE DE REMISE RAPPORT</text:p>
          </table:table-cell>
          <table:table-cell table:style-name="Tableau22.B1" office:value-type="string">
            <text:p text:style-name="P8">DATE DE SOUTENANCE</text:p>
          </table:table-cell>
        </table:table-row>
        <table:table-row table:style-name="Tableau22.1">
          <table:table-cell table:style-name="Tableau22.A1" office:value-type="string">
            <text:p text:style-name="P8">19 juin 2012</text:p>
          </table:table-cell>
          <table:table-cell table:style-name="Tableau22.B1" office:value-type="string">
            <text:p text:style-name="P17"><text:span text:style-name="T1">3 sept. 12 </text:span><text:span text:style-name="T13">à </text:span></text:p>
          </table:table-cell>
        </table:table-row>
      </table:table>
      <text:h text:style-name="P4" text:outline-level="2">Entretien téléphonique </text:h>
      <text:p text:style-name="P18"><text:span text:style-name="T4">CAMUS David / ICHINOSEKI NATIONAL COLLEGE OF</text:span></text:p>
      <text:p text:style-name="P11"/>
      <text:p text:style-name="P19"><text:span text:style-name="T10">Stage </text:span><text:span text:style-name="T9">du <text:s/>au 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onsieur <text:s/>KEI CHIBA <text:s text:c="2"/></text:span><text:span text:style-name="T11">(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CAMUS David<text:tab/> <text:s/>06.25.01.93.04 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HANCQUART Louis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BOUSSEMART</text:span></text:p>
      <text:p text:style-name="P16"/>
      <text:p text:style-name="P19"><text:span text:style-name="T5">Stage </text:span><text:span text:style-name="T8">du <text:s/>au .</text:span></text:p>
      <text:p text:style-name="P16"/>
      <text:p text:style-name="P19"><text:span text:style-name="T10">Téléphone : <text:s/>07.70.71.45.65</text:span></text:p>
      <text:p text:style-name="P19"><text:span text:style-name="T5">Mail : </text:span><text:span text:style-name="T10">hancquartlouis@gmail.com</text:span></text:p>
      <text:p text:style-name="P9"/>
      <text:p text:style-name="P9"/>
      <text:p text:style-name="P19"><text:span text:style-name="T5">Entreprise : </text:span></text:p>
      <text:p text:style-name="P19"><text:span text:style-name="T5">Adresse : <text:tab/></text:span><text:span text:style-name="T10"> <text:s/></text:span></text:p>
      <text:p text:style-name="P19"><text:span text:style-name="T10"><text:tab/><text:tab/> POLOGNE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<text:s text:c="2"/></text:span></text:p>
      <text:p text:style-name="P19"><text:span text:style-name="T5">Téléphone du responsable</text:span><text:span text:style-name="T10"> : <text:s/></text:span></text:p>
      <text:p text:style-name="P19"><text:span text:style-name="T7">Mail :</text:span></text:p>
      <text:p text:style-name="P19"><text:span text:style-name="T6">Téléphone de l’entreprise</text:span><text:span text:style-name="T10"> : </text:span></text:p>
      <text:p text:style-name="P19"><text:span text:style-name="T5">Thème du stage</text:span><text:span text:style-name="T1"> :</text:span></text:p>
      <text:p text:style-name="P16"/>
      <text:p text:style-name="P16"/>
      <text:p text:style-name="P16"/>
      <table:table table:name="Tableau23" table:style-name="Tableau23">
        <table:table-column table:style-name="Tableau23.A"/>
        <table:table-column table:style-name="Tableau23.B"/>
        <table:table-row table:style-name="Tableau23.1">
          <table:table-cell table:style-name="Tableau23.A1" office:value-type="string">
            <text:p text:style-name="P8">DATE DE REMISE RAPPORT</text:p>
          </table:table-cell>
          <table:table-cell table:style-name="Tableau23.B1" office:value-type="string">
            <text:p text:style-name="P8">DATE DE SOUTENANCE</text:p>
          </table:table-cell>
        </table:table-row>
        <table:table-row table:style-name="Tableau23.1">
          <table:table-cell table:style-name="Tableau23.A1" office:value-type="string">
            <text:p text:style-name="P8">19 juin 2012</text:p>
          </table:table-cell>
          <table:table-cell table:style-name="Tableau23.B1" office:value-type="string">
            <text:p text:style-name="P17"><text:span text:style-name="T1">3 sept. 12 </text:span><text:span text:style-name="T13">à </text:span></text:p>
          </table:table-cell>
        </table:table-row>
      </table:table>
      <text:h text:style-name="P4" text:outline-level="2">Entretien téléphonique </text:h>
      <text:p text:style-name="P18"><text:span text:style-name="T4">HANCQUART Louis / </text:span></text:p>
      <text:p text:style-name="P11"/>
      <text:p text:style-name="P19"><text:span text:style-name="T10">Stage </text:span><text:span text:style-name="T9">du <text:s/>au 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<text:s text:c="4"/></text:span><text:span text:style-name="T11">(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HANCQUART Louis<text:tab/> <text:s/>07.70.71.45.65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CRINON Elsa marie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DUBOIS</text:span></text:p>
      <text:p text:style-name="P16"/>
      <text:p text:style-name="P19"><text:span text:style-name="T5">Stage </text:span><text:span text:style-name="T8">du lundi 30 avril 2012 au vendredi 22 juin 2012.</text:span></text:p>
      <text:p text:style-name="P16"/>
      <text:p text:style-name="P19"><text:span text:style-name="T10">Téléphone : <text:s/>06.03.22.35.55</text:span></text:p>
      <text:p text:style-name="P19"><text:span text:style-name="T5">Mail : </text:span><text:span text:style-name="T10">elsa.crinon@hotmail.fr</text:span></text:p>
      <text:p text:style-name="P9"/>
      <text:p text:style-name="P9"/>
      <text:p text:style-name="P19"><text:span text:style-name="T5">Entreprise : </text:span><text:span text:style-name="T6">IUT DE BETHUNE</text:span></text:p>
      <text:p text:style-name="P19"><text:span text:style-name="T5">Adresse : <text:tab/></text:span><text:span text:style-name="T10"> 1230 rue de l'Université BP 819</text:span></text:p>
      <text:p text:style-name="P19"><text:span text:style-name="T10"><text:tab/><text:tab/>62408 BETHUNE CEDEX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adame CATOEN Responsable du service communication</text:span></text:p>
      <text:p text:style-name="P19"><text:span text:style-name="T5">Téléphone du responsable</text:span><text:span text:style-name="T10"> : 06/64/27/47/64 </text:span></text:p>
      <text:p text:style-name="P19"><text:span text:style-name="T7">Mail :</text:span><text:span text:style-name="T12">dorothee-catoen@univ-artois.fr</text:span></text:p>
      <text:p text:style-name="P19"><text:span text:style-name="T6">Téléphone de l’entreprise</text:span><text:span text:style-name="T10"> : </text:span></text:p>
      <text:p text:style-name="P19"><text:span text:style-name="T5">Thème du stage</text:span><text:span text:style-name="T1"> :</text:span></text:p>
      <text:p text:style-name="P16">Restructuration et dynamisation du site internet</text:p>
      <text:p text:style-name="P16"/>
      <text:p text:style-name="P16"/>
      <table:table table:name="Tableau24" table:style-name="Tableau24">
        <table:table-column table:style-name="Tableau24.A"/>
        <table:table-column table:style-name="Tableau24.B"/>
        <table:table-row table:style-name="Tableau24.1">
          <table:table-cell table:style-name="Tableau24.A1" office:value-type="string">
            <text:p text:style-name="P8">DATE DE REMISE RAPPORT</text:p>
          </table:table-cell>
          <table:table-cell table:style-name="Tableau24.B1" office:value-type="string">
            <text:p text:style-name="P8">DATE DE SOUTENANCE</text:p>
          </table:table-cell>
        </table:table-row>
        <table:table-row table:style-name="Tableau24.1">
          <table:table-cell table:style-name="Tableau24.A1" office:value-type="string">
            <text:p text:style-name="P8">19 juin 2012</text:p>
          </table:table-cell>
          <table:table-cell table:style-name="Tableau24.B1" office:value-type="string">
            <text:p text:style-name="P17"><text:span text:style-name="T1">26 juin 12 </text:span><text:span text:style-name="T13">à 14h15</text:span></text:p>
          </table:table-cell>
        </table:table-row>
      </table:table>
      <text:h text:style-name="P4" text:outline-level="2">Entretien téléphonique </text:h>
      <text:p text:style-name="P18"><text:span text:style-name="T4">CRINON Elsa marie / IUT DE BETHUNE</text:span></text:p>
      <text:p text:style-name="P11"/>
      <text:p text:style-name="P19"><text:span text:style-name="T10">Stage </text:span><text:span text:style-name="T9">du lundi 30 avril 2012 au vendredi 22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adame CATOEN <text:s/>06/64/27/47/64 </text:span><text:span text:style-name="T11">(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CRINON Elsa marie<text:tab/> <text:s/>06.03.22.35.55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LEJAMBLE Arthur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DUBOIS</text:span></text:p>
      <text:p text:style-name="P16"/>
      <text:p text:style-name="P19"><text:span text:style-name="T5">Stage </text:span><text:span text:style-name="T8">du lundi 23 avril 2012 au vendredi 15 juin 2012.</text:span></text:p>
      <text:p text:style-name="P16"/>
      <text:p text:style-name="P19"><text:span text:style-name="T10">Téléphone : <text:s/>06.69.71.19.75</text:span></text:p>
      <text:p text:style-name="P19"><text:span text:style-name="T5">Mail : </text:span><text:span text:style-name="T10">a.lejamble@hotmail.fr</text:span></text:p>
      <text:p text:style-name="P9"/>
      <text:p text:style-name="P9"/>
      <text:p text:style-name="P19"><text:span text:style-name="T5">Entreprise : </text:span><text:span text:style-name="T6">COYOTE INFORMATIQUE</text:span></text:p>
      <text:p text:style-name="P19"><text:span text:style-name="T5">Adresse : <text:tab/></text:span><text:span text:style-name="T10"> 281 <text:s/>route Nationale </text:span></text:p>
      <text:p text:style-name="P19"><text:span text:style-name="T10"><text:tab/><text:tab/>62290 NOEUX LES MINES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onsieur VANCAPPEL Gérant</text:span></text:p>
      <text:p text:style-name="P19"><text:span text:style-name="T5">Téléphone du responsable</text:span><text:span text:style-name="T10"> : 06/67/72/05/56 </text:span></text:p>
      <text:p text:style-name="P19"><text:span text:style-name="T7">Mail :</text:span><text:span text:style-name="T12">romualdvancappel@gmail.com</text:span></text:p>
      <text:p text:style-name="P19"><text:span text:style-name="T6">Téléphone de l’entreprise</text:span><text:span text:style-name="T10"> : 06/67/72/05/56</text:span></text:p>
      <text:p text:style-name="P19"><text:span text:style-name="T5">Thème du stage</text:span><text:span text:style-name="T1"> :</text:span></text:p>
      <text:p text:style-name="P16">Création de site internet, réparation et dépannage informatique</text:p>
      <text:p text:style-name="P16"/>
      <text:p text:style-name="P16"/>
      <table:table table:name="Tableau25" table:style-name="Tableau25">
        <table:table-column table:style-name="Tableau25.A"/>
        <table:table-column table:style-name="Tableau25.B"/>
        <table:table-row table:style-name="Tableau25.1">
          <table:table-cell table:style-name="Tableau25.A1" office:value-type="string">
            <text:p text:style-name="P8">DATE DE REMISE RAPPORT</text:p>
          </table:table-cell>
          <table:table-cell table:style-name="Tableau25.B1" office:value-type="string">
            <text:p text:style-name="P8">DATE DE SOUTENANCE</text:p>
          </table:table-cell>
        </table:table-row>
        <table:table-row table:style-name="Tableau25.1">
          <table:table-cell table:style-name="Tableau25.A1" office:value-type="string">
            <text:p text:style-name="P8">19 juin 2012</text:p>
          </table:table-cell>
          <table:table-cell table:style-name="Tableau25.B1" office:value-type="string">
            <text:p text:style-name="P17"><text:span text:style-name="T1">26 juin 12 </text:span><text:span text:style-name="T13">à 14h45</text:span></text:p>
          </table:table-cell>
        </table:table-row>
      </table:table>
      <text:h text:style-name="P4" text:outline-level="2">Entretien téléphonique </text:h>
      <text:p text:style-name="P18"><text:span text:style-name="T4">LEJAMBLE Arthur / COYOTE INFORMATIQUE</text:span></text:p>
      <text:p text:style-name="P11"/>
      <text:p text:style-name="P19"><text:span text:style-name="T10">Stage </text:span><text:span text:style-name="T9">du lundi 23 avril 2012 au vendredi 15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onsieur VANCAPPEL <text:s/>06/67/72/05/56 </text:span><text:span text:style-name="T11">(</text:span><text:span text:style-name="T10">06/67/72/05/56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LEJAMBLE Arthur<text:tab/> <text:s/>06.69.71.19.75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LEJAY Roxanne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DUBOIS</text:span></text:p>
      <text:p text:style-name="P16"/>
      <text:p text:style-name="P19"><text:span text:style-name="T5">Stage </text:span><text:span text:style-name="T8">du samedi 21 avril 2012 au samedi 30 juin 2012.</text:span></text:p>
      <text:p text:style-name="P16"/>
      <text:p text:style-name="P19"><text:span text:style-name="T10">Téléphone : <text:s/>06.03.10.80.12 </text:span></text:p>
      <text:p text:style-name="P19"><text:span text:style-name="T5">Mail : </text:span><text:span text:style-name="T10">sleeping_naughty@hotmail.fr</text:span></text:p>
      <text:p text:style-name="P9"/>
      <text:p text:style-name="P9"/>
      <text:p text:style-name="P19"><text:span text:style-name="T5">Entreprise : </text:span><text:span text:style-name="T6">SACREE COM</text:span></text:p>
      <text:p text:style-name="P19"><text:span text:style-name="T5">Adresse : <text:tab/></text:span><text:span text:style-name="T10"> 15 rue Renouleau </text:span></text:p>
      <text:p text:style-name="P19"><text:span text:style-name="T10"><text:tab/><text:tab/>17430 TONNAY CHARENTE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onsieur PETIT Gérant</text:span></text:p>
      <text:p text:style-name="P19"><text:span text:style-name="T5">Téléphone du responsable</text:span><text:span text:style-name="T10"> : 06/86/21/80/51 </text:span></text:p>
      <text:p text:style-name="P19"><text:span text:style-name="T7">Mail :</text:span><text:span text:style-name="T12">jppetit@sacrecom.org</text:span></text:p>
      <text:p text:style-name="P19"><text:span text:style-name="T6">Téléphone de l’entreprise</text:span><text:span text:style-name="T10"> : 09/75/88/70/57</text:span></text:p>
      <text:p text:style-name="P19"><text:span text:style-name="T5">Thème du stage</text:span><text:span text:style-name="T1"> :</text:span></text:p>
      <text:p text:style-name="P16">Développement web et multimédia</text:p>
      <text:p text:style-name="P16"/>
      <text:p text:style-name="P16"/>
      <table:table table:name="Tableau26" table:style-name="Tableau26">
        <table:table-column table:style-name="Tableau26.A"/>
        <table:table-column table:style-name="Tableau26.B"/>
        <table:table-row table:style-name="Tableau26.1">
          <table:table-cell table:style-name="Tableau26.A1" office:value-type="string">
            <text:p text:style-name="P8">DATE DE REMISE RAPPORT</text:p>
          </table:table-cell>
          <table:table-cell table:style-name="Tableau26.B1" office:value-type="string">
            <text:p text:style-name="P8">DATE DE SOUTENANCE</text:p>
          </table:table-cell>
        </table:table-row>
        <table:table-row table:style-name="Tableau26.1">
          <table:table-cell table:style-name="Tableau26.A1" office:value-type="string">
            <text:p text:style-name="P8">19 juin 2012</text:p>
          </table:table-cell>
          <table:table-cell table:style-name="Tableau26.B1" office:value-type="string">
            <text:p text:style-name="P17"><text:span text:style-name="T1">26 juin 12 </text:span><text:span text:style-name="T13">à 15h15</text:span></text:p>
          </table:table-cell>
        </table:table-row>
      </table:table>
      <text:h text:style-name="P4" text:outline-level="2">Entretien téléphonique </text:h>
      <text:p text:style-name="P18"><text:span text:style-name="T4">LEJAY Roxanne / SACREE COM</text:span></text:p>
      <text:p text:style-name="P11"/>
      <text:p text:style-name="P19"><text:span text:style-name="T10">Stage </text:span><text:span text:style-name="T9">du samedi 21 avril 2012 au samedi 30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onsieur PETIT <text:s/>06/86/21/80/51 </text:span><text:span text:style-name="T11">(</text:span><text:span text:style-name="T10">09/75/88/70/57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LEJAY Roxanne<text:tab/> <text:s/>06.03.10.80.12 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MOTA Matthieu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DUBOIS</text:span></text:p>
      <text:p text:style-name="P16"/>
      <text:p text:style-name="P19"><text:span text:style-name="T5">Stage </text:span><text:span text:style-name="T8">du mercredi 25 avril 2012 au samedi 16 juin 2012.</text:span></text:p>
      <text:p text:style-name="P16"/>
      <text:p text:style-name="P19"><text:span text:style-name="T10">Téléphone : <text:s/>06.62.72.57.75 </text:span></text:p>
      <text:p text:style-name="P19"><text:span text:style-name="T5">Mail : </text:span><text:span text:style-name="T10">mat_62210@hotmail.fr</text:span></text:p>
      <text:p text:style-name="P9"/>
      <text:p text:style-name="P9"/>
      <text:p text:style-name="P19"><text:span text:style-name="T5">Entreprise : </text:span><text:span text:style-name="T6">FACULTE DES SCIENCES</text:span></text:p>
      <text:p text:style-name="P19"><text:span text:style-name="T5">Adresse : <text:tab/></text:span><text:span text:style-name="T10"> Rue Jean Souvraz </text:span></text:p>
      <text:p text:style-name="P19"><text:span text:style-name="T10"><text:tab/><text:tab/>62307 LENS CEDEX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onsieur COURDENT MCF</text:span></text:p>
      <text:p text:style-name="P19"><text:span text:style-name="T5">Téléphone du responsable</text:span><text:span text:style-name="T10"> : 03/21/79/17/80 </text:span></text:p>
      <text:p text:style-name="P19"><text:span text:style-name="T7">Mail :</text:span><text:span text:style-name="T12">alline.courdent@univ-artois.fr</text:span></text:p>
      <text:p text:style-name="P19"><text:span text:style-name="T6">Téléphone de l’entreprise</text:span><text:span text:style-name="T10"> : 03/21/79/17/80</text:span></text:p>
      <text:p text:style-name="P19"><text:span text:style-name="T5">Thème du stage</text:span><text:span text:style-name="T1"> :</text:span></text:p>
      <text:p text:style-name="P16">Elaboration du site internet du laboratoire.</text:p>
      <text:p text:style-name="P16"/>
      <text:p text:style-name="P16"/>
      <table:table table:name="Tableau27" table:style-name="Tableau27">
        <table:table-column table:style-name="Tableau27.A"/>
        <table:table-column table:style-name="Tableau27.B"/>
        <table:table-row table:style-name="Tableau27.1">
          <table:table-cell table:style-name="Tableau27.A1" office:value-type="string">
            <text:p text:style-name="P8">DATE DE REMISE RAPPORT</text:p>
          </table:table-cell>
          <table:table-cell table:style-name="Tableau27.B1" office:value-type="string">
            <text:p text:style-name="P8">DATE DE SOUTENANCE</text:p>
          </table:table-cell>
        </table:table-row>
        <table:table-row table:style-name="Tableau27.1">
          <table:table-cell table:style-name="Tableau27.A1" office:value-type="string">
            <text:p text:style-name="P8">19 juin 2012</text:p>
          </table:table-cell>
          <table:table-cell table:style-name="Tableau27.B1" office:value-type="string">
            <text:p text:style-name="P17"><text:span text:style-name="T1">26 juin 12 </text:span><text:span text:style-name="T13">à 16h</text:span></text:p>
          </table:table-cell>
        </table:table-row>
      </table:table>
      <text:h text:style-name="P4" text:outline-level="2">Entretien téléphonique </text:h>
      <text:p text:style-name="P18"><text:span text:style-name="T4">MOTA Matthieu / FACULTE DES SCIENCES</text:span></text:p>
      <text:p text:style-name="P11"/>
      <text:p text:style-name="P19"><text:span text:style-name="T10">Stage </text:span><text:span text:style-name="T9">du mercredi 25 avril 2012 au samedi 16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onsieur COURDENT <text:s/>03/21/79/17/80 </text:span><text:span text:style-name="T11">(</text:span><text:span text:style-name="T10">03/21/79/17/80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MOTA Matthieu<text:tab/> <text:s/>06.62.72.57.75 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STACHOWIAK Élodie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DUBOIS</text:span></text:p>
      <text:p text:style-name="P16"/>
      <text:p text:style-name="P19"><text:span text:style-name="T5">Stage </text:span><text:span text:style-name="T8">du mercredi 2 mai 2012 au mercredi 27 juin 2012.</text:span></text:p>
      <text:p text:style-name="P16"/>
      <text:p text:style-name="P19"><text:span text:style-name="T10">Téléphone : <text:s/>06.24.95.44.57</text:span></text:p>
      <text:p text:style-name="P19"><text:span text:style-name="T5">Mail : </text:span><text:span text:style-name="T10">elodie-stachowiak@ens.univ-artois.fr</text:span></text:p>
      <text:p text:style-name="P9"/>
      <text:p text:style-name="P9"/>
      <text:p text:style-name="P19"><text:span text:style-name="T5">Entreprise : </text:span><text:span text:style-name="T6">JEUDIREVE</text:span></text:p>
      <text:p text:style-name="P19"><text:span text:style-name="T5">Adresse : <text:tab/></text:span><text:span text:style-name="T10"> 44 rue Jean Baptiste Defernez </text:span></text:p>
      <text:p text:style-name="P19"><text:span text:style-name="T10"><text:tab/><text:tab/>62800 LIEVIN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onsieur BEDENE Gérant</text:span></text:p>
      <text:p text:style-name="P19"><text:span text:style-name="T5">Téléphone du responsable</text:span><text:span text:style-name="T10"> : <text:s/></text:span></text:p>
      <text:p text:style-name="P19"><text:span text:style-name="T7">Mail :</text:span></text:p>
      <text:p text:style-name="P19"><text:span text:style-name="T6">Téléphone de l’entreprise</text:span><text:span text:style-name="T10"> : </text:span></text:p>
      <text:p text:style-name="P19"><text:span text:style-name="T5">Thème du stage</text:span><text:span text:style-name="T1"> :</text:span></text:p>
      <text:p text:style-name="P16">BD (vectorisation, colorisation), affiches</text:p>
      <text:p text:style-name="P16"/>
      <text:p text:style-name="P16"/>
      <table:table table:name="Tableau28" table:style-name="Tableau28">
        <table:table-column table:style-name="Tableau28.A"/>
        <table:table-column table:style-name="Tableau28.B"/>
        <table:table-row table:style-name="Tableau28.1">
          <table:table-cell table:style-name="Tableau28.A1" office:value-type="string">
            <text:p text:style-name="P8">DATE DE REMISE RAPPORT</text:p>
          </table:table-cell>
          <table:table-cell table:style-name="Tableau28.B1" office:value-type="string">
            <text:p text:style-name="P8">DATE DE SOUTENANCE</text:p>
          </table:table-cell>
        </table:table-row>
        <table:table-row table:style-name="Tableau28.1">
          <table:table-cell table:style-name="Tableau28.A1" office:value-type="string">
            <text:p text:style-name="P8">19 juin 2012</text:p>
          </table:table-cell>
          <table:table-cell table:style-name="Tableau28.B1" office:value-type="string">
            <text:p text:style-name="P17"><text:span text:style-name="T1">26 juin 12 </text:span><text:span text:style-name="T13">à 16h30</text:span></text:p>
          </table:table-cell>
        </table:table-row>
      </table:table>
      <text:h text:style-name="P4" text:outline-level="2">Entretien téléphonique </text:h>
      <text:p text:style-name="P18"><text:span text:style-name="T4">STACHOWIAK Élodie / JEUDIREVE</text:span></text:p>
      <text:p text:style-name="P11"/>
      <text:p text:style-name="P19"><text:span text:style-name="T10">Stage </text:span><text:span text:style-name="T9">du mercredi 2 mai 2012 au mercredi 27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onsieur BEDENE <text:s text:c="2"/></text:span><text:span text:style-name="T11">(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STACHOWIAK Élodie<text:tab/> <text:s/>06.24.95.44.57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STEFANSKI Pierre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DUBOIS</text:span></text:p>
      <text:p text:style-name="P16"/>
      <text:p text:style-name="P19"><text:span text:style-name="T5">Stage </text:span><text:span text:style-name="T8">du lundi 30 avril 2012 au vendredi 29 juin 2012.</text:span></text:p>
      <text:p text:style-name="P16"/>
      <text:p text:style-name="P19"><text:span text:style-name="T10">Téléphone : <text:s/>06.85.84.78.72 </text:span></text:p>
      <text:p text:style-name="P19"><text:span text:style-name="T5">Mail : </text:span><text:span text:style-name="T10">pierre.stefanski@gmail.com</text:span></text:p>
      <text:p text:style-name="P9"/>
      <text:p text:style-name="P9"/>
      <text:p text:style-name="P19"><text:span text:style-name="T5">Entreprise : </text:span><text:span text:style-name="T6">LEARN INGENIERIE</text:span></text:p>
      <text:p text:style-name="P19"><text:span text:style-name="T5">Adresse : <text:tab/></text:span><text:span text:style-name="T10"> 165 avenue de Bretagne </text:span></text:p>
      <text:p text:style-name="P19"><text:span text:style-name="T10"><text:tab/><text:tab/>59000 LILLE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onsieur FATREZ Chef de projet</text:span></text:p>
      <text:p text:style-name="P19"><text:span text:style-name="T5">Téléphone du responsable</text:span><text:span text:style-name="T10"> : 03/20/30/93/19 </text:span></text:p>
      <text:p text:style-name="P19"><text:span text:style-name="T7">Mail :</text:span><text:span text:style-name="T12">nicolasfatrez@enaco.fr</text:span></text:p>
      <text:p text:style-name="P19"><text:span text:style-name="T6">Téléphone de l’entreprise</text:span><text:span text:style-name="T10"> : </text:span></text:p>
      <text:p text:style-name="P19"><text:span text:style-name="T5">Thème du stage</text:span><text:span text:style-name="T1"> :</text:span></text:p>
      <text:p text:style-name="P16">Réalisation d'un prototype d'interface dédié tablette de la solution LMS existante.</text:p>
      <text:p text:style-name="P16"/>
      <text:p text:style-name="P16"/>
      <table:table table:name="Tableau29" table:style-name="Tableau29">
        <table:table-column table:style-name="Tableau29.A"/>
        <table:table-column table:style-name="Tableau29.B"/>
        <table:table-row table:style-name="Tableau29.1">
          <table:table-cell table:style-name="Tableau29.A1" office:value-type="string">
            <text:p text:style-name="P8">DATE DE REMISE RAPPORT</text:p>
          </table:table-cell>
          <table:table-cell table:style-name="Tableau29.B1" office:value-type="string">
            <text:p text:style-name="P8">DATE DE SOUTENANCE</text:p>
          </table:table-cell>
        </table:table-row>
        <table:table-row table:style-name="Tableau29.1">
          <table:table-cell table:style-name="Tableau29.A1" office:value-type="string">
            <text:p text:style-name="P8">19 juin 2012</text:p>
          </table:table-cell>
          <table:table-cell table:style-name="Tableau29.B1" office:value-type="string">
            <text:p text:style-name="P17"><text:span text:style-name="T1">26 juin 12 </text:span><text:span text:style-name="T13">à 10h30</text:span></text:p>
          </table:table-cell>
        </table:table-row>
      </table:table>
      <text:h text:style-name="P4" text:outline-level="2">Entretien téléphonique </text:h>
      <text:p text:style-name="P18"><text:span text:style-name="T4">STEFANSKI Pierre / LEARN INGENIERIE</text:span></text:p>
      <text:p text:style-name="P11"/>
      <text:p text:style-name="P19"><text:span text:style-name="T10">Stage </text:span><text:span text:style-name="T9">du lundi 30 avril 2012 au vendredi 29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onsieur FATREZ <text:s/>03/20/30/93/19 </text:span><text:span text:style-name="T11">(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STEFANSKI Pierre<text:tab/> <text:s/>06.85.84.78.72 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BONHEURE Aurélien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KOUNAKOU</text:span></text:p>
      <text:p text:style-name="P16"/>
      <text:p text:style-name="P19"><text:span text:style-name="T5">Stage </text:span><text:span text:style-name="T8">du lundi 23 avril 2012 au vendredi 15 juin 2012.</text:span></text:p>
      <text:p text:style-name="P16"/>
      <text:p text:style-name="P19"><text:span text:style-name="T10">Téléphone : <text:s/>06.01.29.10.87 </text:span></text:p>
      <text:p text:style-name="P19"><text:span text:style-name="T5">Mail : </text:span><text:span text:style-name="T10">aurelien.bonheure@gmail.com</text:span></text:p>
      <text:p text:style-name="P9"/>
      <text:p text:style-name="P9"/>
      <text:p text:style-name="P19"><text:span text:style-name="T5">Entreprise : </text:span><text:span text:style-name="T6">REFRED</text:span></text:p>
      <text:p text:style-name="P19"><text:span text:style-name="T5">Adresse : <text:tab/></text:span><text:span text:style-name="T10"> 3 rue des Teinturiers </text:span></text:p>
      <text:p text:style-name="P19"><text:span text:style-name="T10"><text:tab/><text:tab/>59491 VILLENEUVE D'ASCQ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adame DE REVIERE </text:span></text:p>
      <text:p text:style-name="P19"><text:span text:style-name="T5">Téléphone du responsable</text:span><text:span text:style-name="T10"> : 03/20/36/65/81 </text:span></text:p>
      <text:p text:style-name="P19"><text:span text:style-name="T7">Mail :</text:span><text:span text:style-name="T12">ceciledr@refred.com</text:span></text:p>
      <text:p text:style-name="P19"><text:span text:style-name="T6">Téléphone de l’entreprise</text:span><text:span text:style-name="T10"> : 03/20/36/65/81</text:span></text:p>
      <text:p text:style-name="P19"><text:span text:style-name="T5">Thème du stage</text:span><text:span text:style-name="T1"> :</text:span></text:p>
      <text:p text:style-name="P16">Infographie</text:p>
      <text:p text:style-name="P16"/>
      <text:p text:style-name="P16"/>
      <table:table table:name="Tableau30" table:style-name="Tableau30">
        <table:table-column table:style-name="Tableau30.A"/>
        <table:table-column table:style-name="Tableau30.B"/>
        <table:table-row table:style-name="Tableau30.1">
          <table:table-cell table:style-name="Tableau30.A1" office:value-type="string">
            <text:p text:style-name="P8">DATE DE REMISE RAPPORT</text:p>
          </table:table-cell>
          <table:table-cell table:style-name="Tableau30.B1" office:value-type="string">
            <text:p text:style-name="P8">DATE DE SOUTENANCE</text:p>
          </table:table-cell>
        </table:table-row>
        <table:table-row table:style-name="Tableau30.1">
          <table:table-cell table:style-name="Tableau30.A1" office:value-type="string">
            <text:p text:style-name="P8">19 juin 2012</text:p>
          </table:table-cell>
          <table:table-cell table:style-name="Tableau30.B1" office:value-type="string">
            <text:p text:style-name="P17"><text:span text:style-name="T1">26 juin 12 </text:span><text:span text:style-name="T13">à 8h45</text:span></text:p>
          </table:table-cell>
        </table:table-row>
      </table:table>
      <text:h text:style-name="P4" text:outline-level="2">Entretien téléphonique </text:h>
      <text:p text:style-name="P18"><text:span text:style-name="T4">BONHEURE Aurélien / REFRED</text:span></text:p>
      <text:p text:style-name="P11"/>
      <text:p text:style-name="P19"><text:span text:style-name="T10">Stage </text:span><text:span text:style-name="T9">du lundi 23 avril 2012 au vendredi 15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adame DE REVIERE <text:s/>03/20/36/65/81 </text:span><text:span text:style-name="T11">(</text:span><text:span text:style-name="T10">03/20/36/65/81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BONHEURE Aurélien<text:tab/> <text:s/>06.01.29.10.87 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CALESSE Damien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KOUNAKOU</text:span></text:p>
      <text:p text:style-name="P16"/>
      <text:p text:style-name="P19"><text:span text:style-name="T5">Stage </text:span><text:span text:style-name="T8">du lundi 23 avril 2012 au samedi 30 juin 2012.</text:span></text:p>
      <text:p text:style-name="P16"/>
      <text:p text:style-name="P19"><text:span text:style-name="T10">Téléphone : <text:s/>06.79.88.28.79 </text:span></text:p>
      <text:p text:style-name="P19"><text:span text:style-name="T5">Mail : </text:span><text:span text:style-name="T10">madenjb@gmail.com</text:span></text:p>
      <text:p text:style-name="P9"/>
      <text:p text:style-name="P9"/>
      <text:p text:style-name="P19"><text:span text:style-name="T5">Entreprise : </text:span><text:span text:style-name="T6">BRINDILLES</text:span></text:p>
      <text:p text:style-name="P19"><text:span text:style-name="T5">Adresse : <text:tab/></text:span><text:span text:style-name="T10"> Rue Lavoisier </text:span></text:p>
      <text:p text:style-name="P19"><text:span text:style-name="T10"><text:tab/><text:tab/>59650 VILLENEUVE D'ASCQ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onsieur BODEL Chef de projet</text:span></text:p>
      <text:p text:style-name="P19"><text:span text:style-name="T5">Téléphone du responsable</text:span><text:span text:style-name="T10"> : 03/62/10/13/92 </text:span></text:p>
      <text:p text:style-name="P19"><text:span text:style-name="T7">Mail :</text:span><text:span text:style-name="T12">arnaud@brindilles.fr</text:span></text:p>
      <text:p text:style-name="P19"><text:span text:style-name="T6">Téléphone de l’entreprise</text:span><text:span text:style-name="T10"> : 01/69/92/19/20</text:span></text:p>
      <text:p text:style-name="P19"><text:span text:style-name="T5">Thème du stage</text:span><text:span text:style-name="T1"> :</text:span></text:p>
      <text:p text:style-name="P16">Développement application Web</text:p>
      <text:p text:style-name="P16"/>
      <text:p text:style-name="P16"/>
      <table:table table:name="Tableau31" table:style-name="Tableau31">
        <table:table-column table:style-name="Tableau31.A"/>
        <table:table-column table:style-name="Tableau31.B"/>
        <table:table-row table:style-name="Tableau31.1">
          <table:table-cell table:style-name="Tableau31.A1" office:value-type="string">
            <text:p text:style-name="P8">DATE DE REMISE RAPPORT</text:p>
          </table:table-cell>
          <table:table-cell table:style-name="Tableau31.B1" office:value-type="string">
            <text:p text:style-name="P8">DATE DE SOUTENANCE</text:p>
          </table:table-cell>
        </table:table-row>
        <table:table-row table:style-name="Tableau31.1">
          <table:table-cell table:style-name="Tableau31.A1" office:value-type="string">
            <text:p text:style-name="P8">19 juin 2012</text:p>
          </table:table-cell>
          <table:table-cell table:style-name="Tableau31.B1" office:value-type="string">
            <text:p text:style-name="P17"><text:span text:style-name="T1">26 juin 12 </text:span><text:span text:style-name="T13">à 9h15</text:span></text:p>
          </table:table-cell>
        </table:table-row>
      </table:table>
      <text:h text:style-name="P4" text:outline-level="2">Entretien téléphonique </text:h>
      <text:p text:style-name="P18"><text:span text:style-name="T4">CALESSE Damien / BRINDILLES</text:span></text:p>
      <text:p text:style-name="P11"/>
      <text:p text:style-name="P19"><text:span text:style-name="T10">Stage </text:span><text:span text:style-name="T9">du lundi 23 avril 2012 au samedi 30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onsieur BODEL <text:s/>03/62/10/13/92 </text:span><text:span text:style-name="T11">(</text:span><text:span text:style-name="T10">01/69/92/19/20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CALESSE Damien<text:tab/> <text:s/>06.79.88.28.79 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CRISPYN Oceane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KOUNAKOU</text:span></text:p>
      <text:p text:style-name="P16"/>
      <text:p text:style-name="P19"><text:span text:style-name="T5">Stage </text:span><text:span text:style-name="T8">du lundi 23 avril 2012 au samedi 30 juin 2012.</text:span></text:p>
      <text:p text:style-name="P16"/>
      <text:p text:style-name="P19"><text:span text:style-name="T10">Téléphone : <text:s/>06.60.12.56.49 </text:span></text:p>
      <text:p text:style-name="P19"><text:span text:style-name="T5">Mail : </text:span><text:span text:style-name="T10">oc.crispyn@live.fr</text:span></text:p>
      <text:p text:style-name="P9"/>
      <text:p text:style-name="P9"/>
      <text:p text:style-name="P19"><text:span text:style-name="T5">Entreprise : </text:span><text:span text:style-name="T6">PIROUETTES ET GRIBOULLIS</text:span></text:p>
      <text:p text:style-name="P19"><text:span text:style-name="T5">Adresse : <text:tab/></text:span><text:span text:style-name="T10"> 77 rue Jules Delcenserie Villa Bella</text:span></text:p>
      <text:p text:style-name="P19"><text:span text:style-name="T10"><text:tab/><text:tab/>59700 MARCQ EN BAROEUL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adame SAMPER Gérante</text:span></text:p>
      <text:p text:style-name="P19"><text:span text:style-name="T5">Téléphone du responsable</text:span><text:span text:style-name="T10"> : 03/20/75/41/67 </text:span></text:p>
      <text:p text:style-name="P19"><text:span text:style-name="T7">Mail :</text:span><text:span text:style-name="T12">julie@pirouettes-et-gribouillis.fr</text:span></text:p>
      <text:p text:style-name="P19"><text:span text:style-name="T6">Téléphone de l’entreprise</text:span><text:span text:style-name="T10"> : 03/20/75/41/67</text:span></text:p>
      <text:p text:style-name="P19"><text:span text:style-name="T5">Thème du stage</text:span><text:span text:style-name="T1"> :</text:span></text:p>
      <text:p text:style-name="P16">Chargé de communication : mettre en place la communication externe de la société en collaboration avec la gérante.</text:p>
      <text:p text:style-name="P16"/>
      <text:p text:style-name="P16"/>
      <table:table table:name="Tableau32" table:style-name="Tableau32">
        <table:table-column table:style-name="Tableau32.A"/>
        <table:table-column table:style-name="Tableau32.B"/>
        <table:table-row table:style-name="Tableau32.1">
          <table:table-cell table:style-name="Tableau32.A1" office:value-type="string">
            <text:p text:style-name="P8">DATE DE REMISE RAPPORT</text:p>
          </table:table-cell>
          <table:table-cell table:style-name="Tableau32.B1" office:value-type="string">
            <text:p text:style-name="P8">DATE DE SOUTENANCE</text:p>
          </table:table-cell>
        </table:table-row>
        <table:table-row table:style-name="Tableau32.1">
          <table:table-cell table:style-name="Tableau32.A1" office:value-type="string">
            <text:p text:style-name="P8">19 juin 2012</text:p>
          </table:table-cell>
          <table:table-cell table:style-name="Tableau32.B1" office:value-type="string">
            <text:p text:style-name="P17"><text:span text:style-name="T1">26 juin 12 </text:span><text:span text:style-name="T13">à 10h30</text:span></text:p>
          </table:table-cell>
        </table:table-row>
      </table:table>
      <text:h text:style-name="P4" text:outline-level="2">Entretien téléphonique </text:h>
      <text:p text:style-name="P18"><text:span text:style-name="T4">CRISPYN Oceane / PIROUETTES ET GRIBOULLIS</text:span></text:p>
      <text:p text:style-name="P11"/>
      <text:p text:style-name="P19"><text:span text:style-name="T10">Stage </text:span><text:span text:style-name="T9">du lundi 23 avril 2012 au samedi 30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adame SAMPER <text:s/>03/20/75/41/67 </text:span><text:span text:style-name="T11">(</text:span><text:span text:style-name="T10">03/20/75/41/67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CRISPYN Oceane<text:tab/> <text:s/>06.60.12.56.49 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GENSON Gwénolé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KOUNAKOU</text:span></text:p>
      <text:p text:style-name="P16"/>
      <text:p text:style-name="P19"><text:span text:style-name="T5">Stage </text:span><text:span text:style-name="T8">du lundi 30 avril 2012 au vendredi 6 juillet 2012.</text:span></text:p>
      <text:p text:style-name="P16"/>
      <text:p text:style-name="P19"><text:span text:style-name="T10">Téléphone : <text:s/>07.86.40.41.92</text:span></text:p>
      <text:p text:style-name="P19"><text:span text:style-name="T5">Mail : </text:span><text:span text:style-name="T10">gwenole.genson@gmail.com</text:span></text:p>
      <text:p text:style-name="P9"/>
      <text:p text:style-name="P9"/>
      <text:p text:style-name="P19"><text:span text:style-name="T5">Entreprise : </text:span><text:span text:style-name="T6">SPONTANEIT - RESSOURCES 3C</text:span></text:p>
      <text:p text:style-name="P19"><text:span text:style-name="T5">Adresse : <text:tab/></text:span><text:span text:style-name="T10"> 27 place du Maréchal Leclerc </text:span></text:p>
      <text:p text:style-name="P19"><text:span text:style-name="T10"><text:tab/><text:tab/>59000 LILLE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onsieur <text:s/>CARPENTIER Gérant</text:span></text:p>
      <text:p text:style-name="P19"><text:span text:style-name="T5">Téléphone du responsable</text:span><text:span text:style-name="T10"> : 03/00/92/29/31 </text:span></text:p>
      <text:p text:style-name="P19"><text:span text:style-name="T7">Mail :</text:span><text:span text:style-name="T12">olivier.carpentier@spontaneit.fr</text:span></text:p>
      <text:p text:style-name="P19"><text:span text:style-name="T6">Téléphone de l’entreprise</text:span><text:span text:style-name="T10"> : 03/20/92/29/31</text:span></text:p>
      <text:p text:style-name="P19"><text:span text:style-name="T5">Thème du stage</text:span><text:span text:style-name="T1"> :</text:span></text:p>
      <text:p text:style-name="P16">Elaboration de maquettes graphiques, assitante à l'intégration Web, participation à la veille créative.</text:p>
      <text:p text:style-name="P16"/>
      <text:p text:style-name="P16"/>
      <table:table table:name="Tableau33" table:style-name="Tableau33">
        <table:table-column table:style-name="Tableau33.A"/>
        <table:table-column table:style-name="Tableau33.B"/>
        <table:table-row table:style-name="Tableau33.1">
          <table:table-cell table:style-name="Tableau33.A1" office:value-type="string">
            <text:p text:style-name="P8">DATE DE REMISE RAPPORT</text:p>
          </table:table-cell>
          <table:table-cell table:style-name="Tableau33.B1" office:value-type="string">
            <text:p text:style-name="P8">DATE DE SOUTENANCE</text:p>
          </table:table-cell>
        </table:table-row>
        <table:table-row table:style-name="Tableau33.1">
          <table:table-cell table:style-name="Tableau33.A1" office:value-type="string">
            <text:p text:style-name="P8">19 juin 2012</text:p>
          </table:table-cell>
          <table:table-cell table:style-name="Tableau33.B1" office:value-type="string">
            <text:p text:style-name="P17"><text:span text:style-name="T1">26 juin 12 </text:span><text:span text:style-name="T13">à 9h45</text:span></text:p>
          </table:table-cell>
        </table:table-row>
      </table:table>
      <text:h text:style-name="P4" text:outline-level="2">Entretien téléphonique </text:h>
      <text:p text:style-name="P18"><text:span text:style-name="T4">GENSON Gwénolé / SPONTANEIT - RESSOURCES 3C</text:span></text:p>
      <text:p text:style-name="P11"/>
      <text:p text:style-name="P19"><text:span text:style-name="T10">Stage </text:span><text:span text:style-name="T9">du lundi 30 avril 2012 au vendredi 6 juillet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onsieur <text:s/>CARPENTIER <text:s/>03/00/92/29/31 </text:span><text:span text:style-name="T11">(</text:span><text:span text:style-name="T10">03/20/92/29/31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GENSON Gwénolé<text:tab/> <text:s/>07.86.40.41.92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MEZIECHE Sofiane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KOUNAKOU</text:span></text:p>
      <text:p text:style-name="P16"/>
      <text:p text:style-name="P19"><text:span text:style-name="T5">Stage </text:span><text:span text:style-name="T8">du lundi 23 avril 2012 au samedi 16 juin 2012.</text:span></text:p>
      <text:p text:style-name="P16"/>
      <text:p text:style-name="P19"><text:span text:style-name="T10">Téléphone : <text:s/>06.88.70.00.06</text:span></text:p>
      <text:p text:style-name="P19"><text:span text:style-name="T5">Mail : </text:span><text:span text:style-name="T10">sofiane.mezieche@laposte.net</text:span></text:p>
      <text:p text:style-name="P9"/>
      <text:p text:style-name="P9"/>
      <text:p text:style-name="P19"><text:span text:style-name="T5">Entreprise : </text:span><text:span text:style-name="T6">ERSTI</text:span></text:p>
      <text:p text:style-name="P19"><text:span text:style-name="T5">Adresse : <text:tab/></text:span><text:span text:style-name="T10"> 11/13 rue de Jemmapes BP 30014</text:span></text:p>
      <text:p text:style-name="P19"><text:span text:style-name="T10"><text:tab/><text:tab/>598884 LILLE CEDEX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onsieur LOCQUEREAUMONT Responsable Client</text:span></text:p>
      <text:p text:style-name="P19"><text:span text:style-name="T5">Téléphone du responsable</text:span><text:span text:style-name="T10"> : 03/20/12/12/23 </text:span></text:p>
      <text:p text:style-name="P19"><text:span text:style-name="T7">Mail :</text:span></text:p>
      <text:p text:style-name="P19"><text:span text:style-name="T6">Téléphone de l’entreprise</text:span><text:span text:style-name="T10"> : 06/45/16/28/82</text:span></text:p>
      <text:p text:style-name="P19"><text:span text:style-name="T5">Thème du stage</text:span><text:span text:style-name="T1"> :</text:span></text:p>
      <text:p text:style-name="P16">Intervention <text:s/>sur la communication visuelle de l'entreprise</text:p>
      <text:p text:style-name="P16"/>
      <text:p text:style-name="P16"/>
      <table:table table:name="Tableau34" table:style-name="Tableau34">
        <table:table-column table:style-name="Tableau34.A"/>
        <table:table-column table:style-name="Tableau34.B"/>
        <table:table-row table:style-name="Tableau34.1">
          <table:table-cell table:style-name="Tableau34.A1" office:value-type="string">
            <text:p text:style-name="P8">DATE DE REMISE RAPPORT</text:p>
          </table:table-cell>
          <table:table-cell table:style-name="Tableau34.B1" office:value-type="string">
            <text:p text:style-name="P8">DATE DE SOUTENANCE</text:p>
          </table:table-cell>
        </table:table-row>
        <table:table-row table:style-name="Tableau34.1">
          <table:table-cell table:style-name="Tableau34.A1" office:value-type="string">
            <text:p text:style-name="P8">19 juin 2012</text:p>
          </table:table-cell>
          <table:table-cell table:style-name="Tableau34.B1" office:value-type="string">
            <text:p text:style-name="P17"><text:span text:style-name="T1">26 juin 12 </text:span><text:span text:style-name="T13">à 11h</text:span></text:p>
          </table:table-cell>
        </table:table-row>
      </table:table>
      <text:h text:style-name="P4" text:outline-level="2">Entretien téléphonique </text:h>
      <text:p text:style-name="P18"><text:span text:style-name="T4">MEZIECHE Sofiane / ERSTI</text:span></text:p>
      <text:p text:style-name="P11"/>
      <text:p text:style-name="P19"><text:span text:style-name="T10">Stage </text:span><text:span text:style-name="T9">du lundi 23 avril 2012 au samedi 16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onsieur LOCQUEREAUMONT <text:s/>03/20/12/12/23 </text:span><text:span text:style-name="T11">(</text:span><text:span text:style-name="T10">06/45/16/28/82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MEZIECHE Sofiane<text:tab/> <text:s/>06.88.70.00.06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OGIEZ Maxence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KOUNAKOU</text:span></text:p>
      <text:p text:style-name="P16"/>
      <text:p text:style-name="P19"><text:span text:style-name="T5">Stage </text:span><text:span text:style-name="T8">du lundi 30 avril 2012 au vendredi 29 juin 2012.</text:span></text:p>
      <text:p text:style-name="P16"/>
      <text:p text:style-name="P19"><text:span text:style-name="T10">Téléphone : <text:s/>06.88.32.24.23</text:span></text:p>
      <text:p text:style-name="P19"><text:span text:style-name="T5">Mail : </text:span><text:span text:style-name="T10">maxtruc62@hotmail.fr</text:span></text:p>
      <text:p text:style-name="P9"/>
      <text:p text:style-name="P9"/>
      <text:p text:style-name="P19"><text:span text:style-name="T5">Entreprise : </text:span><text:span text:style-name="T6">CONSEIL GENERAL DU NORD</text:span></text:p>
      <text:p text:style-name="P19"><text:span text:style-name="T5">Adresse : <text:tab/></text:span><text:span text:style-name="T10"> 51 rue Gustave Delory </text:span></text:p>
      <text:p text:style-name="P19"><text:span text:style-name="T10"><text:tab/><text:tab/>59000 LILLE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onsieur DUPREZ Réalisateur</text:span></text:p>
      <text:p text:style-name="P19"><text:span text:style-name="T5">Téléphone du responsable</text:span><text:span text:style-name="T10"> : 03/59/73/83/79 </text:span></text:p>
      <text:p text:style-name="P19"><text:span text:style-name="T7">Mail :</text:span><text:span text:style-name="T12">robert.duprez@cg59.fr</text:span></text:p>
      <text:p text:style-name="P19"><text:span text:style-name="T6">Téléphone de l’entreprise</text:span><text:span text:style-name="T10"> : 03/59/73/59/59</text:span></text:p>
      <text:p text:style-name="P19"><text:span text:style-name="T5">Thème du stage</text:span><text:span text:style-name="T1"> :</text:span></text:p>
      <text:p text:style-name="P16">Découverte et pratique du milieu audiovisuel, production</text:p>
      <text:p text:style-name="P16"/>
      <text:p text:style-name="P16"/>
      <table:table table:name="Tableau35" table:style-name="Tableau35">
        <table:table-column table:style-name="Tableau35.A"/>
        <table:table-column table:style-name="Tableau35.B"/>
        <table:table-row table:style-name="Tableau35.1">
          <table:table-cell table:style-name="Tableau35.A1" office:value-type="string">
            <text:p text:style-name="P8">DATE DE REMISE RAPPORT</text:p>
          </table:table-cell>
          <table:table-cell table:style-name="Tableau35.B1" office:value-type="string">
            <text:p text:style-name="P8">DATE DE SOUTENANCE</text:p>
          </table:table-cell>
        </table:table-row>
        <table:table-row table:style-name="Tableau35.1">
          <table:table-cell table:style-name="Tableau35.A1" office:value-type="string">
            <text:p text:style-name="P8">19 juin 2012</text:p>
          </table:table-cell>
          <table:table-cell table:style-name="Tableau35.B1" office:value-type="string">
            <text:p text:style-name="P17"><text:span text:style-name="T1">26 juin 12 </text:span><text:span text:style-name="T13">à 15h15</text:span></text:p>
          </table:table-cell>
        </table:table-row>
      </table:table>
      <text:h text:style-name="P4" text:outline-level="2">Entretien téléphonique </text:h>
      <text:p text:style-name="P18"><text:span text:style-name="T4">OGIEZ Maxence / CONSEIL GENERAL DU NORD</text:span></text:p>
      <text:p text:style-name="P11"/>
      <text:p text:style-name="P19"><text:span text:style-name="T10">Stage </text:span><text:span text:style-name="T9">du lundi 30 avril 2012 au vendredi 29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onsieur DUPREZ <text:s/>03/59/73/83/79 </text:span><text:span text:style-name="T11">(</text:span><text:span text:style-name="T10">03/59/73/59/59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OGIEZ Maxence<text:tab/> <text:s/>06.88.32.24.23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BEAURAIN Laura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LEFEBVRE</text:span></text:p>
      <text:p text:style-name="P16"/>
      <text:p text:style-name="P19"><text:span text:style-name="T5">Stage </text:span><text:span text:style-name="T8">du mercredi 9 mai 2012 au mardi 3 juillet 2012.</text:span></text:p>
      <text:p text:style-name="P16"/>
      <text:p text:style-name="P19"><text:span text:style-name="T10">Téléphone : <text:s/>06.36.29.85.00 </text:span></text:p>
      <text:p text:style-name="P19"><text:span text:style-name="T5">Mail : </text:span><text:span text:style-name="T10">beaurain.laura@sfr.fr</text:span></text:p>
      <text:p text:style-name="P9"/>
      <text:p text:style-name="P9"/>
      <text:p text:style-name="P19"><text:span text:style-name="T5">Entreprise : </text:span><text:span text:style-name="T6">SEDE ENVIRONNEMENT</text:span></text:p>
      <text:p text:style-name="P19"><text:span text:style-name="T5">Adresse : <text:tab/></text:span><text:span text:style-name="T10"> 5 rue Frédéric BP 175</text:span></text:p>
      <text:p text:style-name="P19"><text:span text:style-name="T10"><text:tab/><text:tab/>620003 ARRAS CEDEX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adame BUONO Responsable communication</text:span></text:p>
      <text:p text:style-name="P19"><text:span text:style-name="T5">Téléphone du responsable</text:span><text:span text:style-name="T10"> : 03/21/60/53/00 </text:span></text:p>
      <text:p text:style-name="P19"><text:span text:style-name="T7">Mail :</text:span><text:span text:style-name="T12">christelle.buono@sede.fr</text:span></text:p>
      <text:p text:style-name="P19"><text:span text:style-name="T6">Téléphone de l’entreprise</text:span><text:span text:style-name="T10"> : 03/21/60/53/00</text:span></text:p>
      <text:p text:style-name="P19"><text:span text:style-name="T5">Thème du stage</text:span><text:span text:style-name="T1"> :</text:span></text:p>
      <text:p text:style-name="P16">Assistante Responsable communication</text:p>
      <text:p text:style-name="P16"/>
      <text:p text:style-name="P16"/>
      <table:table table:name="Tableau36" table:style-name="Tableau36">
        <table:table-column table:style-name="Tableau36.A"/>
        <table:table-column table:style-name="Tableau36.B"/>
        <table:table-row table:style-name="Tableau36.1">
          <table:table-cell table:style-name="Tableau36.A1" office:value-type="string">
            <text:p text:style-name="P8">DATE DE REMISE RAPPORT</text:p>
          </table:table-cell>
          <table:table-cell table:style-name="Tableau36.B1" office:value-type="string">
            <text:p text:style-name="P8">DATE DE SOUTENANCE</text:p>
          </table:table-cell>
        </table:table-row>
        <table:table-row table:style-name="Tableau36.1">
          <table:table-cell table:style-name="Tableau36.A1" office:value-type="string">
            <text:p text:style-name="P8">19 juin 2012</text:p>
          </table:table-cell>
          <table:table-cell table:style-name="Tableau36.B1" office:value-type="string">
            <text:p text:style-name="P17"><text:span text:style-name="T1">26 juin 12 </text:span><text:span text:style-name="T13">à 13h45</text:span></text:p>
          </table:table-cell>
        </table:table-row>
      </table:table>
      <text:h text:style-name="P4" text:outline-level="2">Entretien téléphonique </text:h>
      <text:p text:style-name="P18"><text:span text:style-name="T4">BEAURAIN Laura / SEDE ENVIRONNEMENT</text:span></text:p>
      <text:p text:style-name="P11"/>
      <text:p text:style-name="P19"><text:span text:style-name="T10">Stage </text:span><text:span text:style-name="T9">du mercredi 9 mai 2012 au mardi 3 juillet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adame BUONO <text:s/>03/21/60/53/00 </text:span><text:span text:style-name="T11">(</text:span><text:span text:style-name="T10">03/21/60/53/00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BEAURAIN Laura<text:tab/> <text:s/>06.36.29.85.00 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DHERBECOURT Thomas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LEFEBVRE</text:span></text:p>
      <text:p text:style-name="P16"/>
      <text:p text:style-name="P19"><text:span text:style-name="T5">Stage </text:span><text:span text:style-name="T8">du lundi 7 mai 2012 au vendredi 29 juin 2012.</text:span></text:p>
      <text:p text:style-name="P16"/>
      <text:p text:style-name="P19"><text:span text:style-name="T10">Téléphone : <text:s/>06.40.12.62.77 </text:span></text:p>
      <text:p text:style-name="P19"><text:span text:style-name="T5">Mail : </text:span><text:span text:style-name="T10">thomas.dherbecourt@wanadoo.fr</text:span></text:p>
      <text:p text:style-name="P9"/>
      <text:p text:style-name="P9"/>
      <text:p text:style-name="P19"><text:span text:style-name="T5">Entreprise : </text:span><text:span text:style-name="T6">COMMUNAUTÉ URBAINE D'ARRAS</text:span></text:p>
      <text:p text:style-name="P19"><text:span text:style-name="T5">Adresse : <text:tab/></text:span><text:span text:style-name="T10"> 3 rue Frédéric Degeorge </text:span></text:p>
      <text:p text:style-name="P19"><text:span text:style-name="T10"><text:tab/><text:tab/>62000 ARRAS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adame DERVILLE Directrice de la communication</text:span></text:p>
      <text:p text:style-name="P19"><text:span text:style-name="T5">Téléphone du responsable</text:span><text:span text:style-name="T10"> : <text:s/></text:span></text:p>
      <text:p text:style-name="P19"><text:span text:style-name="T7">Mail :</text:span><text:span text:style-name="T12">ac-derville@cu-arras.org</text:span></text:p>
      <text:p text:style-name="P19"><text:span text:style-name="T6">Téléphone de l’entreprise</text:span><text:span text:style-name="T10"> : </text:span></text:p>
      <text:p text:style-name="P19"><text:span text:style-name="T5">Thème du stage</text:span><text:span text:style-name="T1"> :</text:span></text:p>
      <text:p text:style-name="P16">Mise en pratique et approfondissement des notions vues à l'I.U.T</text:p>
      <text:p text:style-name="P16"/>
      <text:p text:style-name="P16"/>
      <table:table table:name="Tableau37" table:style-name="Tableau37">
        <table:table-column table:style-name="Tableau37.A"/>
        <table:table-column table:style-name="Tableau37.B"/>
        <table:table-row table:style-name="Tableau37.1">
          <table:table-cell table:style-name="Tableau37.A1" office:value-type="string">
            <text:p text:style-name="P8">DATE DE REMISE RAPPORT</text:p>
          </table:table-cell>
          <table:table-cell table:style-name="Tableau37.B1" office:value-type="string">
            <text:p text:style-name="P8">DATE DE SOUTENANCE</text:p>
          </table:table-cell>
        </table:table-row>
        <table:table-row table:style-name="Tableau37.1">
          <table:table-cell table:style-name="Tableau37.A1" office:value-type="string">
            <text:p text:style-name="P8">19 juin 2012</text:p>
          </table:table-cell>
          <table:table-cell table:style-name="Tableau37.B1" office:value-type="string">
            <text:p text:style-name="P17"><text:span text:style-name="T1">26 juin 12 </text:span><text:span text:style-name="T13">à 14h15</text:span></text:p>
          </table:table-cell>
        </table:table-row>
      </table:table>
      <text:h text:style-name="P4" text:outline-level="2">Entretien téléphonique </text:h>
      <text:p text:style-name="P18"><text:span text:style-name="T4">DHERBECOURT Thomas / COMMUNAUTÉ URBAINE D'ARRAS</text:span></text:p>
      <text:p text:style-name="P11"/>
      <text:p text:style-name="P19"><text:span text:style-name="T10">Stage </text:span><text:span text:style-name="T9">du lundi 7 mai 2012 au vendredi 29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adame DERVILLE <text:s text:c="2"/></text:span><text:span text:style-name="T11">(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DHERBECOURT Thomas<text:tab/> <text:s/>06.40.12.62.77 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LETHO DUCLOS Romain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LEFEBVRE</text:span></text:p>
      <text:p text:style-name="P16"/>
      <text:p text:style-name="P19"><text:span text:style-name="T5">Stage </text:span><text:span text:style-name="T8">du lundi 7 mai 2012 au samedi 30 juin 2012.</text:span></text:p>
      <text:p text:style-name="P16"/>
      <text:p text:style-name="P19"><text:span text:style-name="T10">Téléphone : <text:s/>06.84.87.91.99 </text:span></text:p>
      <text:p text:style-name="P19"><text:span text:style-name="T5">Mail : </text:span><text:span text:style-name="T10">romain.letho@gmail.com</text:span></text:p>
      <text:p text:style-name="P9"/>
      <text:p text:style-name="P9"/>
      <text:p text:style-name="P19"><text:span text:style-name="T5">Entreprise : </text:span><text:span text:style-name="T6">A.A.S AGORAWEBTV</text:span></text:p>
      <text:p text:style-name="P19"><text:span text:style-name="T5">Adresse : <text:tab/></text:span><text:span text:style-name="T10"> 40 rue de la Sambre </text:span></text:p>
      <text:p text:style-name="P19"><text:span text:style-name="T10"><text:tab/><text:tab/>62223 SAINT LAURENT BLANGY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onsieur KUSMIEREK </text:span></text:p>
      <text:p text:style-name="P19"><text:span text:style-name="T5">Téléphone du responsable</text:span><text:span text:style-name="T10"> : 06/09/15/62/92 </text:span></text:p>
      <text:p text:style-name="P19"><text:span text:style-name="T7">Mail :</text:span><text:span text:style-name="T12">agoawebtv@gmail.com</text:span></text:p>
      <text:p text:style-name="P19"><text:span text:style-name="T6">Téléphone de l’entreprise</text:span><text:span text:style-name="T10"> : 06/09/15/62/92</text:span></text:p>
      <text:p text:style-name="P19"><text:span text:style-name="T5">Thème du stage</text:span><text:span text:style-name="T1"> :</text:span></text:p>
      <text:p text:style-name="P16">Mise en valeur de la WEBTV dans le cadre des JO de Londres 2012</text:p>
      <text:p text:style-name="P16"/>
      <text:p text:style-name="P16"/>
      <table:table table:name="Tableau38" table:style-name="Tableau38">
        <table:table-column table:style-name="Tableau38.A"/>
        <table:table-column table:style-name="Tableau38.B"/>
        <table:table-row table:style-name="Tableau38.1">
          <table:table-cell table:style-name="Tableau38.A1" office:value-type="string">
            <text:p text:style-name="P8">DATE DE REMISE RAPPORT</text:p>
          </table:table-cell>
          <table:table-cell table:style-name="Tableau38.B1" office:value-type="string">
            <text:p text:style-name="P8">DATE DE SOUTENANCE</text:p>
          </table:table-cell>
        </table:table-row>
        <table:table-row table:style-name="Tableau38.1">
          <table:table-cell table:style-name="Tableau38.A1" office:value-type="string">
            <text:p text:style-name="P8">19 juin 2012</text:p>
          </table:table-cell>
          <table:table-cell table:style-name="Tableau38.B1" office:value-type="string">
            <text:p text:style-name="P17"><text:span text:style-name="T1">26 juin 12 </text:span><text:span text:style-name="T13">à 14h45</text:span></text:p>
          </table:table-cell>
        </table:table-row>
      </table:table>
      <text:h text:style-name="P4" text:outline-level="2">Entretien téléphonique </text:h>
      <text:p text:style-name="P18"><text:span text:style-name="T4">LETHO DUCLOS Romain / A.A.S AGORAWEBTV</text:span></text:p>
      <text:p text:style-name="P11"/>
      <text:p text:style-name="P19"><text:span text:style-name="T10">Stage </text:span><text:span text:style-name="T9">du lundi 7 mai 2012 au samedi 30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onsieur KUSMIEREK <text:s/>06/09/15/62/92 </text:span><text:span text:style-name="T11">(</text:span><text:span text:style-name="T10">06/09/15/62/92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LETHO DUCLOS Romain<text:tab/> <text:s/>06.84.87.91.99 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MAUPIN Kévin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LEFEBVRE</text:span></text:p>
      <text:p text:style-name="P16"/>
      <text:p text:style-name="P19"><text:span text:style-name="T5">Stage </text:span><text:span text:style-name="T8">du mercredi 25 avril 2012 au samedi 23 juin 2012.</text:span></text:p>
      <text:p text:style-name="P16"/>
      <text:p text:style-name="P19"><text:span text:style-name="T10">Téléphone : <text:s/>06.40.14.49.70 </text:span></text:p>
      <text:p text:style-name="P19"><text:span text:style-name="T5">Mail : </text:span><text:span text:style-name="T10">kev.maupin@gmail.com</text:span></text:p>
      <text:p text:style-name="P9"/>
      <text:p text:style-name="P9"/>
      <text:p text:style-name="P19"><text:span text:style-name="T5">Entreprise : </text:span><text:span text:style-name="T6">ASSOCIATION MEDIA</text:span></text:p>
      <text:p text:style-name="P19"><text:span text:style-name="T5">Adresse : <text:tab/></text:span><text:span text:style-name="T10"> 61 Grand Place </text:span></text:p>
      <text:p text:style-name="P19"><text:span text:style-name="T10"><text:tab/><text:tab/>62000 ARRAS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onsieur LYOËN Responsable des programmes</text:span></text:p>
      <text:p text:style-name="P19"><text:span text:style-name="T5">Téléphone du responsable</text:span><text:span text:style-name="T10"> : 03/21/50/99/99 </text:span></text:p>
      <text:p text:style-name="P19"><text:span text:style-name="T7">Mail :</text:span></text:p>
      <text:p text:style-name="P19"><text:span text:style-name="T6">Téléphone de l’entreprise</text:span><text:span text:style-name="T10"> : 03/21/50/99/99</text:span></text:p>
      <text:p text:style-name="P19"><text:span text:style-name="T5">Thème du stage</text:span><text:span text:style-name="T1"> :</text:span></text:p>
      <text:p text:style-name="P16">Découverte du monde des radios associatives</text:p>
      <text:p text:style-name="P16"/>
      <text:p text:style-name="P16"/>
      <table:table table:name="Tableau39" table:style-name="Tableau39">
        <table:table-column table:style-name="Tableau39.A"/>
        <table:table-column table:style-name="Tableau39.B"/>
        <table:table-row table:style-name="Tableau39.1">
          <table:table-cell table:style-name="Tableau39.A1" office:value-type="string">
            <text:p text:style-name="P8">DATE DE REMISE RAPPORT</text:p>
          </table:table-cell>
          <table:table-cell table:style-name="Tableau39.B1" office:value-type="string">
            <text:p text:style-name="P8">DATE DE SOUTENANCE</text:p>
          </table:table-cell>
        </table:table-row>
        <table:table-row table:style-name="Tableau39.1">
          <table:table-cell table:style-name="Tableau39.A1" office:value-type="string">
            <text:p text:style-name="P8">19 juin 2012</text:p>
          </table:table-cell>
          <table:table-cell table:style-name="Tableau39.B1" office:value-type="string">
            <text:p text:style-name="P17"><text:span text:style-name="T1">26 juin 12 </text:span><text:span text:style-name="T13">à 15h15</text:span></text:p>
          </table:table-cell>
        </table:table-row>
      </table:table>
      <text:h text:style-name="P4" text:outline-level="2">Entretien téléphonique </text:h>
      <text:p text:style-name="P18"><text:span text:style-name="T4">MAUPIN Kévin / ASSOCIATION MEDIA</text:span></text:p>
      <text:p text:style-name="P11"/>
      <text:p text:style-name="P19"><text:span text:style-name="T10">Stage </text:span><text:span text:style-name="T9">du mercredi 25 avril 2012 au samedi 23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onsieur LYOËN <text:s/>03/21/50/99/99 </text:span><text:span text:style-name="T11">(</text:span><text:span text:style-name="T10">03/21/50/99/99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MAUPIN Kévin<text:tab/> <text:s/>06.40.14.49.70 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BARRA Jean-Baptiste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PIDANCET</text:span></text:p>
      <text:p text:style-name="P16"/>
      <text:p text:style-name="P19"><text:span text:style-name="T5">Stage </text:span><text:span text:style-name="T8">du lundi 30 avril 2012 au vendredi 22 juin 2012.</text:span></text:p>
      <text:p text:style-name="P16"/>
      <text:p text:style-name="P19"><text:span text:style-name="T10">Téléphone : <text:s/>06.26.94.90.35 </text:span></text:p>
      <text:p text:style-name="P19"><text:span text:style-name="T5">Mail : </text:span><text:span text:style-name="T10">Year-Zero@hotmail.fr</text:span></text:p>
      <text:p text:style-name="P9"/>
      <text:p text:style-name="P9"/>
      <text:p text:style-name="P19"><text:span text:style-name="T5">Entreprise : </text:span><text:span text:style-name="T6">MAIRIE TRITH SAINT LEGER</text:span></text:p>
      <text:p text:style-name="P19"><text:span text:style-name="T5">Adresse : <text:tab/></text:span><text:span text:style-name="T10"> 4 place de la Résistance </text:span></text:p>
      <text:p text:style-name="P19"><text:span text:style-name="T10"><text:tab/><text:tab/>59125 TRITH ST LEGER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adame MANSEGUERRA Culture</text:span></text:p>
      <text:p text:style-name="P19"><text:span text:style-name="T5">Téléphone du responsable</text:span><text:span text:style-name="T10"> : 03/27/24/69/20 </text:span></text:p>
      <text:p text:style-name="P19"><text:span text:style-name="T7">Mail :</text:span><text:span text:style-name="T12">mariemanseguerra@orange.fr</text:span></text:p>
      <text:p text:style-name="P19"><text:span text:style-name="T6">Téléphone de l’entreprise</text:span><text:span text:style-name="T10"> : 03/27/24/69/20</text:span></text:p>
      <text:p text:style-name="P19"><text:span text:style-name="T5">Thème du stage</text:span><text:span text:style-name="T1"> :</text:span></text:p>
      <text:p text:style-name="P16">Logiciels, collection Adobe, audiovisuel, communication, technique régie (son, éclairage).</text:p>
      <text:p text:style-name="P16"/>
      <text:p text:style-name="P16"/>
      <table:table table:name="Tableau40" table:style-name="Tableau40">
        <table:table-column table:style-name="Tableau40.A"/>
        <table:table-column table:style-name="Tableau40.B"/>
        <table:table-row table:style-name="Tableau40.1">
          <table:table-cell table:style-name="Tableau40.A1" office:value-type="string">
            <text:p text:style-name="P8">DATE DE REMISE RAPPORT</text:p>
          </table:table-cell>
          <table:table-cell table:style-name="Tableau40.B1" office:value-type="string">
            <text:p text:style-name="P8">DATE DE SOUTENANCE</text:p>
          </table:table-cell>
        </table:table-row>
        <table:table-row table:style-name="Tableau40.1">
          <table:table-cell table:style-name="Tableau40.A1" office:value-type="string">
            <text:p text:style-name="P8">19 juin 2012</text:p>
          </table:table-cell>
          <table:table-cell table:style-name="Tableau40.B1" office:value-type="string">
            <text:p text:style-name="P17"><text:span text:style-name="T1">26 juin 12 </text:span><text:span text:style-name="T13">à 12h</text:span></text:p>
          </table:table-cell>
        </table:table-row>
      </table:table>
      <text:h text:style-name="P4" text:outline-level="2">Entretien téléphonique </text:h>
      <text:p text:style-name="P18"><text:span text:style-name="T4">BARRA Jean-Baptiste / MAIRIE TRITH SAINT LEGER</text:span></text:p>
      <text:p text:style-name="P11"/>
      <text:p text:style-name="P19"><text:span text:style-name="T10">Stage </text:span><text:span text:style-name="T9">du lundi 30 avril 2012 au vendredi 22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adame MANSEGUERRA <text:s/>03/27/24/69/20 </text:span><text:span text:style-name="T11">(</text:span><text:span text:style-name="T10">03/27/24/69/20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BARRA Jean-Baptiste<text:tab/> <text:s/>06.26.94.90.35 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COTELLE Julien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PIDANCET</text:span></text:p>
      <text:p text:style-name="P16"/>
      <text:p text:style-name="P19"><text:span text:style-name="T5">Stage </text:span><text:span text:style-name="T8">du lundi 23 avril 2012 au samedi 16 juin 2012.</text:span></text:p>
      <text:p text:style-name="P16"/>
      <text:p text:style-name="P19"><text:span text:style-name="T10">Téléphone : <text:s/>06/59/79/81/56</text:span></text:p>
      <text:p text:style-name="P19"><text:span text:style-name="T5">Mail : </text:span><text:span text:style-name="T10">julien.cotelle@gmail.com</text:span></text:p>
      <text:p text:style-name="P9"/>
      <text:p text:style-name="P9"/>
      <text:p text:style-name="P19"><text:span text:style-name="T5">Entreprise : </text:span><text:span text:style-name="T6">RTC BEFFROI VISION</text:span></text:p>
      <text:p text:style-name="P19"><text:span text:style-name="T5">Adresse : <text:tab/></text:span><text:span text:style-name="T10"> 34 rue Charles Seydoux BP 60100</text:span></text:p>
      <text:p text:style-name="P19"><text:span text:style-name="T10"><text:tab/><text:tab/>59360 LE CATTEAU CAMBRESIS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adame CAZE Realisatrice </text:span></text:p>
      <text:p text:style-name="P19"><text:span text:style-name="T5">Téléphone du responsable</text:span><text:span text:style-name="T10"> : 03/27/84/50/50 </text:span></text:p>
      <text:p text:style-name="P19"><text:span text:style-name="T7">Mail :</text:span><text:span text:style-name="T12">cecile.caze@gamil.com</text:span></text:p>
      <text:p text:style-name="P19"><text:span text:style-name="T6">Téléphone de l’entreprise</text:span><text:span text:style-name="T10"> : 03/27/84/50/50</text:span></text:p>
      <text:p text:style-name="P19"><text:span text:style-name="T5">Thème du stage</text:span><text:span text:style-name="T1"> :</text:span></text:p>
      <text:p text:style-name="P16">Télévision locale</text:p>
      <text:p text:style-name="P16"/>
      <text:p text:style-name="P16"/>
      <table:table table:name="Tableau41" table:style-name="Tableau41">
        <table:table-column table:style-name="Tableau41.A"/>
        <table:table-column table:style-name="Tableau41.B"/>
        <table:table-row table:style-name="Tableau41.1">
          <table:table-cell table:style-name="Tableau41.A1" office:value-type="string">
            <text:p text:style-name="P8">DATE DE REMISE RAPPORT</text:p>
          </table:table-cell>
          <table:table-cell table:style-name="Tableau41.B1" office:value-type="string">
            <text:p text:style-name="P8">DATE DE SOUTENANCE</text:p>
          </table:table-cell>
        </table:table-row>
        <table:table-row table:style-name="Tableau41.1">
          <table:table-cell table:style-name="Tableau41.A1" office:value-type="string">
            <text:p text:style-name="P8">19 juin 2012</text:p>
          </table:table-cell>
          <table:table-cell table:style-name="Tableau41.B1" office:value-type="string">
            <text:p text:style-name="P17"><text:span text:style-name="T1">26 juin 12 </text:span><text:span text:style-name="T13">à 9h15</text:span></text:p>
          </table:table-cell>
        </table:table-row>
      </table:table>
      <text:h text:style-name="P4" text:outline-level="2">Entretien téléphonique </text:h>
      <text:p text:style-name="P18"><text:span text:style-name="T4">COTELLE Julien / RTC BEFFROI VISION</text:span></text:p>
      <text:p text:style-name="P11"/>
      <text:p text:style-name="P19"><text:span text:style-name="T10">Stage </text:span><text:span text:style-name="T9">du lundi 23 avril 2012 au samedi 16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adame CAZE <text:s/>03/27/84/50/50 </text:span><text:span text:style-name="T11">(</text:span><text:span text:style-name="T10">03/27/84/50/50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COTELLE Julien<text:tab/> <text:s/>06/59/79/81/56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JOLY Maxime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PIDANCET</text:span></text:p>
      <text:p text:style-name="P16"/>
      <text:p text:style-name="P19"><text:span text:style-name="T5">Stage </text:span><text:span text:style-name="T8">du lundi 17 octobre 2011 au samedi 15 janvier 2011.</text:span></text:p>
      <text:p text:style-name="P16"/>
      <text:p text:style-name="P19"><text:span text:style-name="T10">Téléphone : <text:s/>06.26.40.51.50</text:span></text:p>
      <text:p text:style-name="P19"><text:span text:style-name="T5">Mail : </text:span><text:span text:style-name="T10">maximejoly@free.fr</text:span></text:p>
      <text:p text:style-name="P9"/>
      <text:p text:style-name="P9"/>
      <text:p text:style-name="P19"><text:span text:style-name="T5">Entreprise : </text:span><text:span text:style-name="T6">MEDIACUT</text:span></text:p>
      <text:p text:style-name="P19"><text:span text:style-name="T5">Adresse : <text:tab/></text:span><text:span text:style-name="T10"> 5 chemin des Marguerites </text:span></text:p>
      <text:p text:style-name="P19"><text:span text:style-name="T10"><text:tab/><text:tab/>59155 FACHES THUMESNIL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onsieur CHANTRY Gérant</text:span></text:p>
      <text:p text:style-name="P19"><text:span text:style-name="T5">Téléphone du responsable</text:span><text:span text:style-name="T10"> : 03/20/49/95/98 </text:span></text:p>
      <text:p text:style-name="P19"><text:span text:style-name="T7">Mail :</text:span><text:span text:style-name="T12">pierrechantry@mediacut.fr</text:span></text:p>
      <text:p text:style-name="P19"><text:span text:style-name="T6">Téléphone de l’entreprise</text:span><text:span text:style-name="T10"> : 03/20/49/95/98</text:span></text:p>
      <text:p text:style-name="P19"><text:span text:style-name="T5">Thème du stage</text:span><text:span text:style-name="T1"> :</text:span></text:p>
      <text:p text:style-name="P16">Assistant monteur / infographiste : montage vidéo, infographie, authoring/post-production</text:p>
      <text:p text:style-name="P16"/>
      <text:p text:style-name="P16"/>
      <table:table table:name="Tableau42" table:style-name="Tableau42">
        <table:table-column table:style-name="Tableau42.A"/>
        <table:table-column table:style-name="Tableau42.B"/>
        <table:table-row table:style-name="Tableau42.1">
          <table:table-cell table:style-name="Tableau42.A1" office:value-type="string">
            <text:p text:style-name="P8">DATE DE REMISE RAPPORT</text:p>
          </table:table-cell>
          <table:table-cell table:style-name="Tableau42.B1" office:value-type="string">
            <text:p text:style-name="P8">DATE DE SOUTENANCE</text:p>
          </table:table-cell>
        </table:table-row>
        <table:table-row table:style-name="Tableau42.1">
          <table:table-cell table:style-name="Tableau42.A1" office:value-type="string">
            <text:p text:style-name="P8">19 juin 2012</text:p>
          </table:table-cell>
          <table:table-cell table:style-name="Tableau42.B1" office:value-type="string">
            <text:p text:style-name="P17"><text:span text:style-name="T1">26 juin 12 </text:span><text:span text:style-name="T13">à 9h45</text:span></text:p>
          </table:table-cell>
        </table:table-row>
      </table:table>
      <text:h text:style-name="P4" text:outline-level="2">Entretien téléphonique </text:h>
      <text:p text:style-name="P18"><text:span text:style-name="T4">JOLY Maxime / MEDIACUT</text:span></text:p>
      <text:p text:style-name="P11"/>
      <text:p text:style-name="P19"><text:span text:style-name="T10">Stage </text:span><text:span text:style-name="T9">du lundi 17 octobre 2011 au samedi 15 janvier 2011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onsieur CHANTRY <text:s/>03/20/49/95/98 </text:span><text:span text:style-name="T11">(</text:span><text:span text:style-name="T10">03/20/49/95/98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JOLY Maxime<text:tab/> <text:s/>06.26.40.51.50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LAMBERT Élodie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PIDANCET</text:span></text:p>
      <text:p text:style-name="P16"/>
      <text:p text:style-name="P19"><text:span text:style-name="T5">Stage </text:span><text:span text:style-name="T8">du lundi 30 avril 2012 au vendredi 22 juin 2012.</text:span></text:p>
      <text:p text:style-name="P16"/>
      <text:p text:style-name="P19"><text:span text:style-name="T10">Téléphone : <text:s/>06.37.17.79.75</text:span></text:p>
      <text:p text:style-name="P19"><text:span text:style-name="T5">Mail : </text:span><text:span text:style-name="T10">elodielambert62@gmail.com</text:span></text:p>
      <text:p text:style-name="P9"/>
      <text:p text:style-name="P9"/>
      <text:p text:style-name="P19"><text:span text:style-name="T5">Entreprise : </text:span><text:span text:style-name="T6">TELE GOHELLE</text:span></text:p>
      <text:p text:style-name="P19"><text:span text:style-name="T5">Adresse : <text:tab/></text:span><text:span text:style-name="T10"> 349 bis avenue Floha </text:span></text:p>
      <text:p text:style-name="P19"><text:span text:style-name="T10"><text:tab/><text:tab/>62680 MERICOURT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onsieur FREMY Directeur</text:span></text:p>
      <text:p text:style-name="P19"><text:span text:style-name="T5">Téléphone du responsable</text:span><text:span text:style-name="T10"> : 03/21/40/71/71 </text:span></text:p>
      <text:p text:style-name="P19"><text:span text:style-name="T7">Mail :</text:span></text:p>
      <text:p text:style-name="P19"><text:span text:style-name="T6">Téléphone de l’entreprise</text:span><text:span text:style-name="T10"> : 03/21/40/71/71</text:span></text:p>
      <text:p text:style-name="P19"><text:span text:style-name="T5">Thème du stage</text:span><text:span text:style-name="T1"> :</text:span></text:p>
      <text:p text:style-name="P16">Découverte métier du tri</text:p>
      <text:p text:style-name="P16"/>
      <text:p text:style-name="P16"/>
      <table:table table:name="Tableau43" table:style-name="Tableau43">
        <table:table-column table:style-name="Tableau43.A"/>
        <table:table-column table:style-name="Tableau43.B"/>
        <table:table-row table:style-name="Tableau43.1">
          <table:table-cell table:style-name="Tableau43.A1" office:value-type="string">
            <text:p text:style-name="P8">DATE DE REMISE RAPPORT</text:p>
          </table:table-cell>
          <table:table-cell table:style-name="Tableau43.B1" office:value-type="string">
            <text:p text:style-name="P8">DATE DE SOUTENANCE</text:p>
          </table:table-cell>
        </table:table-row>
        <table:table-row table:style-name="Tableau43.1">
          <table:table-cell table:style-name="Tableau43.A1" office:value-type="string">
            <text:p text:style-name="P8">19 juin 2012</text:p>
          </table:table-cell>
          <table:table-cell table:style-name="Tableau43.B1" office:value-type="string">
            <text:p text:style-name="P17"><text:span text:style-name="T1">26 juin 12 </text:span><text:span text:style-name="T13">à 10h30</text:span></text:p>
          </table:table-cell>
        </table:table-row>
      </table:table>
      <text:h text:style-name="P4" text:outline-level="2">Entretien téléphonique </text:h>
      <text:p text:style-name="P18"><text:span text:style-name="T4">LAMBERT Élodie / TELE GOHELLE</text:span></text:p>
      <text:p text:style-name="P11"/>
      <text:p text:style-name="P19"><text:span text:style-name="T10">Stage </text:span><text:span text:style-name="T9">du lundi 30 avril 2012 au vendredi 22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onsieur FREMY <text:s/>03/21/40/71/71 </text:span><text:span text:style-name="T11">(</text:span><text:span text:style-name="T10">03/21/40/71/71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LAMBERT Élodie<text:tab/> <text:s/>06.37.17.79.75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TIERCELIN Jérémy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PIDANCET</text:span></text:p>
      <text:p text:style-name="P16"/>
      <text:p text:style-name="P19"><text:span text:style-name="T5">Stage </text:span><text:span text:style-name="T8">du lundi 23 avril 2012 au samedi 23 juin 2012.</text:span></text:p>
      <text:p text:style-name="P16"/>
      <text:p text:style-name="P19"><text:span text:style-name="T10">Téléphone : <text:s/>06.45.91.17.07 </text:span></text:p>
      <text:p text:style-name="P19"><text:span text:style-name="T5">Mail : </text:span><text:span text:style-name="T10">jeremy.tiercelin@gmail.com</text:span></text:p>
      <text:p text:style-name="P9"/>
      <text:p text:style-name="P9"/>
      <text:p text:style-name="P19"><text:span text:style-name="T5">Entreprise : </text:span><text:span text:style-name="T6">V. COM</text:span></text:p>
      <text:p text:style-name="P19"><text:span text:style-name="T5">Adresse : <text:tab/></text:span><text:span text:style-name="T10"> 45 rue Armand Carrel </text:span></text:p>
      <text:p text:style-name="P19"><text:span text:style-name="T10"><text:tab/><text:tab/>76000 ROUEN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adame VOELTZEL Directrice </text:span></text:p>
      <text:p text:style-name="P19"><text:span text:style-name="T5">Téléphone du responsable</text:span><text:span text:style-name="T10"> : 06/98/82/04/20 </text:span></text:p>
      <text:p text:style-name="P19"><text:span text:style-name="T7">Mail :</text:span></text:p>
      <text:p text:style-name="P19"><text:span text:style-name="T6">Téléphone de l’entreprise</text:span><text:span text:style-name="T10"> : </text:span></text:p>
      <text:p text:style-name="P19"><text:span text:style-name="T5">Thème du stage</text:span><text:span text:style-name="T1"> :</text:span></text:p>
      <text:p text:style-name="P16">Graphisme PAO Site</text:p>
      <text:p text:style-name="P16"/>
      <text:p text:style-name="P16"/>
      <table:table table:name="Tableau44" table:style-name="Tableau44">
        <table:table-column table:style-name="Tableau44.A"/>
        <table:table-column table:style-name="Tableau44.B"/>
        <table:table-row table:style-name="Tableau44.1">
          <table:table-cell table:style-name="Tableau44.A1" office:value-type="string">
            <text:p text:style-name="P8">DATE DE REMISE RAPPORT</text:p>
          </table:table-cell>
          <table:table-cell table:style-name="Tableau44.B1" office:value-type="string">
            <text:p text:style-name="P8">DATE DE SOUTENANCE</text:p>
          </table:table-cell>
        </table:table-row>
        <table:table-row table:style-name="Tableau44.1">
          <table:table-cell table:style-name="Tableau44.A1" office:value-type="string">
            <text:p text:style-name="P8">19 juin 2012</text:p>
          </table:table-cell>
          <table:table-cell table:style-name="Tableau44.B1" office:value-type="string">
            <text:p text:style-name="P17"><text:span text:style-name="T1">26 juin 12 </text:span><text:span text:style-name="T13">à 11h</text:span></text:p>
          </table:table-cell>
        </table:table-row>
      </table:table>
      <text:h text:style-name="P4" text:outline-level="2">Entretien téléphonique </text:h>
      <text:p text:style-name="P18"><text:span text:style-name="T4">TIERCELIN Jérémy / V. COM</text:span></text:p>
      <text:p text:style-name="P11"/>
      <text:p text:style-name="P19"><text:span text:style-name="T10">Stage </text:span><text:span text:style-name="T9">du lundi 23 avril 2012 au samedi 23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adame VOELTZEL <text:s/>06/98/82/04/20 </text:span><text:span text:style-name="T11">(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TIERCELIN Jérémy<text:tab/> <text:s/>06.45.91.17.07 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VANDIONANT Nicolas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PIDANCET</text:span></text:p>
      <text:p text:style-name="P16"/>
      <text:p text:style-name="P19"><text:span text:style-name="T5">Stage </text:span><text:span text:style-name="T8">du lundi 23 avril 2012 au vendredi 22 juin 2012.</text:span></text:p>
      <text:p text:style-name="P16"/>
      <text:p text:style-name="P19"><text:span text:style-name="T10">Téléphone : <text:s/>06.48.99.57.59</text:span></text:p>
      <text:p text:style-name="P19"><text:span text:style-name="T5">Mail : </text:span><text:span text:style-name="T10">nicolas-vandionant@ens.univ-artois.fr</text:span></text:p>
      <text:p text:style-name="P9"/>
      <text:p text:style-name="P9"/>
      <text:p text:style-name="P19"><text:span text:style-name="T5">Entreprise : </text:span><text:span text:style-name="T6">BURNING FACTORY</text:span></text:p>
      <text:p text:style-name="P19"><text:span text:style-name="T5">Adresse : <text:tab/></text:span><text:span text:style-name="T10"> 44 Avenue de la Marne Bat D</text:span></text:p>
      <text:p text:style-name="P19"><text:span text:style-name="T10"><text:tab/><text:tab/>59290 WASQUEHAL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onsieur NOWAK Directeur Associé</text:span></text:p>
      <text:p text:style-name="P19"><text:span text:style-name="T5">Téléphone du responsable</text:span><text:span text:style-name="T10"> : 03/20/51/45/59 </text:span></text:p>
      <text:p text:style-name="P19"><text:span text:style-name="T7">Mail :</text:span><text:span text:style-name="T12">seb@burningfactory.fr</text:span></text:p>
      <text:p text:style-name="P19"><text:span text:style-name="T6">Téléphone de l’entreprise</text:span><text:span text:style-name="T10"> : </text:span></text:p>
      <text:p text:style-name="P19"><text:span text:style-name="T5">Thème du stage</text:span><text:span text:style-name="T1"> :</text:span></text:p>
      <text:p text:style-name="P16">Montage cadreur</text:p>
      <text:p text:style-name="P16"/>
      <text:p text:style-name="P16"/>
      <table:table table:name="Tableau45" table:style-name="Tableau45">
        <table:table-column table:style-name="Tableau45.A"/>
        <table:table-column table:style-name="Tableau45.B"/>
        <table:table-row table:style-name="Tableau45.1">
          <table:table-cell table:style-name="Tableau45.A1" office:value-type="string">
            <text:p text:style-name="P8">DATE DE REMISE RAPPORT</text:p>
          </table:table-cell>
          <table:table-cell table:style-name="Tableau45.B1" office:value-type="string">
            <text:p text:style-name="P8">DATE DE SOUTENANCE</text:p>
          </table:table-cell>
        </table:table-row>
        <table:table-row table:style-name="Tableau45.1">
          <table:table-cell table:style-name="Tableau45.A1" office:value-type="string">
            <text:p text:style-name="P8">19 juin 2012</text:p>
          </table:table-cell>
          <table:table-cell table:style-name="Tableau45.B1" office:value-type="string">
            <text:p text:style-name="P17"><text:span text:style-name="T1">26 juin 12 </text:span><text:span text:style-name="T13">à 11h30</text:span></text:p>
          </table:table-cell>
        </table:table-row>
      </table:table>
      <text:h text:style-name="P4" text:outline-level="2">Entretien téléphonique </text:h>
      <text:p text:style-name="P18"><text:span text:style-name="T4">VANDIONANT Nicolas / BURNING FACTORY</text:span></text:p>
      <text:p text:style-name="P11"/>
      <text:p text:style-name="P19"><text:span text:style-name="T10">Stage </text:span><text:span text:style-name="T9">du lundi 23 avril 2012 au vendredi 22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onsieur NOWAK <text:s/>03/20/51/45/59 </text:span><text:span text:style-name="T11">(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VANDIONANT Nicolas<text:tab/> <text:s/>06.48.99.57.59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ABDELAZIZ Sarah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PRETE</text:span></text:p>
      <text:p text:style-name="P16"/>
      <text:p text:style-name="P19"><text:span text:style-name="T5">Stage </text:span><text:span text:style-name="T8">du lundi 23 avril 2012 au vendredi 15 juin 2012.</text:span></text:p>
      <text:p text:style-name="P16"/>
      <text:p text:style-name="P19"><text:span text:style-name="T10">Téléphone : <text:s/>06.63.31.98.79 </text:span></text:p>
      <text:p text:style-name="P19"><text:span text:style-name="T5">Mail : </text:span><text:span text:style-name="T10">sarah.abdelaziz@hotmail.fr</text:span></text:p>
      <text:p text:style-name="P9"/>
      <text:p text:style-name="P9"/>
      <text:p text:style-name="P19"><text:span text:style-name="T5">Entreprise : </text:span><text:span text:style-name="T6">MAIRIE D'HENIN BEAUMONT</text:span></text:p>
      <text:p text:style-name="P19"><text:span text:style-name="T5">Adresse : <text:tab/></text:span><text:span text:style-name="T10"> 1 place Jean Jaurès </text:span></text:p>
      <text:p text:style-name="P19"><text:span text:style-name="T10"><text:tab/><text:tab/>62252 HENIN BEAUMONT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adame DJARALLAH Directrice de Communication</text:span></text:p>
      <text:p text:style-name="P19"><text:span text:style-name="T5">Téléphone du responsable</text:span><text:span text:style-name="T10"> : 03/21/74/71/78 </text:span></text:p>
      <text:p text:style-name="P19"><text:span text:style-name="T7">Mail :</text:span></text:p>
      <text:p text:style-name="P19"><text:span text:style-name="T6">Téléphone de l’entreprise</text:span><text:span text:style-name="T10"> : 03/21/74/71/78</text:span></text:p>
      <text:p text:style-name="P19"><text:span text:style-name="T5">Thème du stage</text:span><text:span text:style-name="T1"> :</text:span></text:p>
      <text:p text:style-name="P16">Rédaction d'articles journalistiques (site web+print) + photos ; missions d'assistante de communication ; réalisation du fichier presse numérique.</text:p>
      <text:p text:style-name="P16"/>
      <text:p text:style-name="P16"/>
      <table:table table:name="Tableau46" table:style-name="Tableau46">
        <table:table-column table:style-name="Tableau46.A"/>
        <table:table-column table:style-name="Tableau46.B"/>
        <table:table-row table:style-name="Tableau46.1">
          <table:table-cell table:style-name="Tableau46.A1" office:value-type="string">
            <text:p text:style-name="P8">DATE DE REMISE RAPPORT</text:p>
          </table:table-cell>
          <table:table-cell table:style-name="Tableau46.B1" office:value-type="string">
            <text:p text:style-name="P8">DATE DE SOUTENANCE</text:p>
          </table:table-cell>
        </table:table-row>
        <table:table-row table:style-name="Tableau46.1">
          <table:table-cell table:style-name="Tableau46.A1" office:value-type="string">
            <text:p text:style-name="P8">19 juin 2012</text:p>
          </table:table-cell>
          <table:table-cell table:style-name="Tableau46.B1" office:value-type="string">
            <text:p text:style-name="P17"><text:span text:style-name="T1">26 juin 12 </text:span><text:span text:style-name="T13">à 8h45</text:span></text:p>
          </table:table-cell>
        </table:table-row>
      </table:table>
      <text:h text:style-name="P4" text:outline-level="2">Entretien téléphonique </text:h>
      <text:p text:style-name="P18"><text:span text:style-name="T4">ABDELAZIZ Sarah / MAIRIE D'HENIN BEAUMONT</text:span></text:p>
      <text:p text:style-name="P11"/>
      <text:p text:style-name="P19"><text:span text:style-name="T10">Stage </text:span><text:span text:style-name="T9">du lundi 23 avril 2012 au vendredi 15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adame DJARALLAH <text:s/>03/21/74/71/78 </text:span><text:span text:style-name="T11">(</text:span><text:span text:style-name="T10">03/21/74/71/78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ABDELAZIZ Sarah<text:tab/> <text:s/>06.63.31.98.79 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CHEZEAU Nicolas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PRETE</text:span></text:p>
      <text:p text:style-name="P16"/>
      <text:p text:style-name="P19"><text:span text:style-name="T5">Stage </text:span><text:span text:style-name="T8">du lundi 30 avril 2012 au samedi 23 juin 2012.</text:span></text:p>
      <text:p text:style-name="P16"/>
      <text:p text:style-name="P19"><text:span text:style-name="T10">Téléphone : <text:s/>06.33.87.21.31 </text:span></text:p>
      <text:p text:style-name="P19"><text:span text:style-name="T5">Mail : </text:span><text:span text:style-name="T10">chezeau.nicolas@gmail.com</text:span></text:p>
      <text:p text:style-name="P9"/>
      <text:p text:style-name="P9"/>
      <text:p text:style-name="P19"><text:span text:style-name="T5">Entreprise : </text:span><text:span text:style-name="T6">STUDIO ERIC GOUILLARS</text:span></text:p>
      <text:p text:style-name="P19"><text:span text:style-name="T5">Adresse : <text:tab/></text:span><text:span text:style-name="T10"> 47 rue Paul Vaillant Couturier BP 16</text:span></text:p>
      <text:p text:style-name="P19"><text:span text:style-name="T10"><text:tab/><text:tab/>62232 ANNEZIN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onsieur GOUILLART </text:span></text:p>
      <text:p text:style-name="P19"><text:span text:style-name="T5">Téléphone du responsable</text:span><text:span text:style-name="T10"> : 03/21/56/05/17 </text:span></text:p>
      <text:p text:style-name="P19"><text:span text:style-name="T7">Mail :</text:span><text:span text:style-name="T12">ericstudio@wanadoo.fr</text:span></text:p>
      <text:p text:style-name="P19"><text:span text:style-name="T6">Téléphone de l’entreprise</text:span><text:span text:style-name="T10"> : 03/21/56/05/17</text:span></text:p>
      <text:p text:style-name="P19"><text:span text:style-name="T5">Thème du stage</text:span><text:span text:style-name="T1"> :</text:span></text:p>
      <text:p text:style-name="P16">Photographie et désign</text:p>
      <text:p text:style-name="P16"/>
      <text:p text:style-name="P16"/>
      <table:table table:name="Tableau47" table:style-name="Tableau47">
        <table:table-column table:style-name="Tableau47.A"/>
        <table:table-column table:style-name="Tableau47.B"/>
        <table:table-row table:style-name="Tableau47.1">
          <table:table-cell table:style-name="Tableau47.A1" office:value-type="string">
            <text:p text:style-name="P8">DATE DE REMISE RAPPORT</text:p>
          </table:table-cell>
          <table:table-cell table:style-name="Tableau47.B1" office:value-type="string">
            <text:p text:style-name="P8">DATE DE SOUTENANCE</text:p>
          </table:table-cell>
        </table:table-row>
        <table:table-row table:style-name="Tableau47.1">
          <table:table-cell table:style-name="Tableau47.A1" office:value-type="string">
            <text:p text:style-name="P8">19 juin 2012</text:p>
          </table:table-cell>
          <table:table-cell table:style-name="Tableau47.B1" office:value-type="string">
            <text:p text:style-name="P17"><text:span text:style-name="T1">26 juin 12 </text:span><text:span text:style-name="T13">à 9h15</text:span></text:p>
          </table:table-cell>
        </table:table-row>
      </table:table>
      <text:h text:style-name="P4" text:outline-level="2">Entretien téléphonique </text:h>
      <text:p text:style-name="P18"><text:span text:style-name="T4">CHEZEAU Nicolas / STUDIO ERIC GOUILLARS</text:span></text:p>
      <text:p text:style-name="P11"/>
      <text:p text:style-name="P19"><text:span text:style-name="T10">Stage </text:span><text:span text:style-name="T9">du lundi 30 avril 2012 au samedi 23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onsieur GOUILLART <text:s/>03/21/56/05/17 </text:span><text:span text:style-name="T11">(</text:span><text:span text:style-name="T10">03/21/56/05/17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CHEZEAU Nicolas<text:tab/> <text:s/>06.33.87.21.31 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DESSAINT Bastien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PRETE</text:span></text:p>
      <text:p text:style-name="P16"/>
      <text:p text:style-name="P19"><text:span text:style-name="T5">Stage </text:span><text:span text:style-name="T8">du lundi 7 mai 2012 au vendredi 29 juin 2012.</text:span></text:p>
      <text:p text:style-name="P16"/>
      <text:p text:style-name="P19"><text:span text:style-name="T10">Téléphone : <text:s/>06.50.80.90.36 </text:span></text:p>
      <text:p text:style-name="P19"><text:span text:style-name="T5">Mail : </text:span><text:span text:style-name="T10">bastien.dessaint@hotmail.fr</text:span></text:p>
      <text:p text:style-name="P9"/>
      <text:p text:style-name="P9"/>
      <text:p text:style-name="P19"><text:span text:style-name="T5">Entreprise : </text:span><text:span text:style-name="T6">MAIRIE Place Ferrer</text:span></text:p>
      <text:p text:style-name="P19"><text:span text:style-name="T5">Adresse : <text:tab/></text:span><text:span text:style-name="T10"> <text:s/></text:span></text:p>
      <text:p text:style-name="P19"><text:span text:style-name="T10"><text:tab/><text:tab/>62430 SALLAUMINES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onsieur CASTELEIN Directeur</text:span></text:p>
      <text:p text:style-name="P19"><text:span text:style-name="T5">Téléphone du responsable</text:span><text:span text:style-name="T10"> : 03/21/67/00/67 </text:span></text:p>
      <text:p text:style-name="P19"><text:span text:style-name="T7">Mail :</text:span><text:span text:style-name="T12">pcastelein@ville-sallaumines.fr</text:span></text:p>
      <text:p text:style-name="P19"><text:span text:style-name="T6">Téléphone de l’entreprise</text:span><text:span text:style-name="T10"> : 03/21/67/00/67</text:span></text:p>
      <text:p text:style-name="P19"><text:span text:style-name="T5">Thème du stage</text:span><text:span text:style-name="T1"> :</text:span></text:p>
      <text:p text:style-name="P16">Application des tâches dévalues au chargé de communication + intégration au sein d'une équipe.</text:p>
      <text:p text:style-name="P16"/>
      <text:p text:style-name="P16"/>
      <table:table table:name="Tableau48" table:style-name="Tableau48">
        <table:table-column table:style-name="Tableau48.A"/>
        <table:table-column table:style-name="Tableau48.B"/>
        <table:table-row table:style-name="Tableau48.1">
          <table:table-cell table:style-name="Tableau48.A1" office:value-type="string">
            <text:p text:style-name="P8">DATE DE REMISE RAPPORT</text:p>
          </table:table-cell>
          <table:table-cell table:style-name="Tableau48.B1" office:value-type="string">
            <text:p text:style-name="P8">DATE DE SOUTENANCE</text:p>
          </table:table-cell>
        </table:table-row>
        <table:table-row table:style-name="Tableau48.1">
          <table:table-cell table:style-name="Tableau48.A1" office:value-type="string">
            <text:p text:style-name="P8">19 juin 2012</text:p>
          </table:table-cell>
          <table:table-cell table:style-name="Tableau48.B1" office:value-type="string">
            <text:p text:style-name="P17"><text:span text:style-name="T1">26 juin 12 </text:span><text:span text:style-name="T13">à 9h45</text:span></text:p>
          </table:table-cell>
        </table:table-row>
      </table:table>
      <text:h text:style-name="P4" text:outline-level="2">Entretien téléphonique </text:h>
      <text:p text:style-name="P18"><text:span text:style-name="T4">DESSAINT Bastien / MAIRIE Place Ferrer</text:span></text:p>
      <text:p text:style-name="P11"/>
      <text:p text:style-name="P19"><text:span text:style-name="T10">Stage </text:span><text:span text:style-name="T9">du lundi 7 mai 2012 au vendredi 29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onsieur CASTELEIN <text:s/>03/21/67/00/67 </text:span><text:span text:style-name="T11">(</text:span><text:span text:style-name="T10">03/21/67/00/67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DESSAINT Bastien<text:tab/> <text:s/>06.50.80.90.36 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DUBOC Sébastien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PRETE</text:span></text:p>
      <text:p text:style-name="P16"/>
      <text:p text:style-name="P19"><text:span text:style-name="T5">Stage </text:span><text:span text:style-name="T8">du lundi 23 avril 2012 au lundi 2 juillet 2012.</text:span></text:p>
      <text:p text:style-name="P16"/>
      <text:p text:style-name="P19"><text:span text:style-name="T10">Téléphone : <text:s/>06.37.44.88.65</text:span></text:p>
      <text:p text:style-name="P19"><text:span text:style-name="T5">Mail : </text:span><text:span text:style-name="T10">sebastien247@gmail.com</text:span></text:p>
      <text:p text:style-name="P9"/>
      <text:p text:style-name="P9"/>
      <text:p text:style-name="P19"><text:span text:style-name="T5">Entreprise : </text:span><text:span text:style-name="T6">ASSOCIATION POUR LA SOLIDARITE</text:span></text:p>
      <text:p text:style-name="P19"><text:span text:style-name="T5">Adresse : <text:tab/></text:span><text:span text:style-name="T10"> 4 rue de L'Eglise BP 115</text:span></text:p>
      <text:p text:style-name="P19"><text:span text:style-name="T10"><text:tab/><text:tab/>62300 LENS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onsieur DEMANZE Directeur Général</text:span></text:p>
      <text:p text:style-name="P19"><text:span text:style-name="T5">Téléphone du responsable</text:span><text:span text:style-name="T10"> : 03/21/70/71/00 </text:span></text:p>
      <text:p text:style-name="P19"><text:span text:style-name="T7">Mail :</text:span><text:span text:style-name="T12">apsa62@orange.fr</text:span></text:p>
      <text:p text:style-name="P19"><text:span text:style-name="T6">Téléphone de l’entreprise</text:span><text:span text:style-name="T10"> : 03/21/70/71/00</text:span></text:p>
      <text:p text:style-name="P19"><text:span text:style-name="T5">Thème du stage</text:span><text:span text:style-name="T1"> :</text:span></text:p>
      <text:p text:style-name="P16">Création d'un site web</text:p>
      <text:p text:style-name="P16"/>
      <text:p text:style-name="P16"/>
      <table:table table:name="Tableau49" table:style-name="Tableau49">
        <table:table-column table:style-name="Tableau49.A"/>
        <table:table-column table:style-name="Tableau49.B"/>
        <table:table-row table:style-name="Tableau49.1">
          <table:table-cell table:style-name="Tableau49.A1" office:value-type="string">
            <text:p text:style-name="P8">DATE DE REMISE RAPPORT</text:p>
          </table:table-cell>
          <table:table-cell table:style-name="Tableau49.B1" office:value-type="string">
            <text:p text:style-name="P8">DATE DE SOUTENANCE</text:p>
          </table:table-cell>
        </table:table-row>
        <table:table-row table:style-name="Tableau49.1">
          <table:table-cell table:style-name="Tableau49.A1" office:value-type="string">
            <text:p text:style-name="P8">19 juin 2012</text:p>
          </table:table-cell>
          <table:table-cell table:style-name="Tableau49.B1" office:value-type="string">
            <text:p text:style-name="P17"><text:span text:style-name="T1">26 juin 12 </text:span><text:span text:style-name="T13">à 11h</text:span></text:p>
          </table:table-cell>
        </table:table-row>
      </table:table>
      <text:h text:style-name="P4" text:outline-level="2">Entretien téléphonique </text:h>
      <text:p text:style-name="P18"><text:span text:style-name="T4">DUBOC Sébastien / ASSOCIATION POUR LA SOLIDARITE</text:span></text:p>
      <text:p text:style-name="P11"/>
      <text:p text:style-name="P19"><text:span text:style-name="T10">Stage </text:span><text:span text:style-name="T9">du lundi 23 avril 2012 au lundi 2 juillet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onsieur DEMANZE <text:s/>03/21/70/71/00 </text:span><text:span text:style-name="T11">(</text:span><text:span text:style-name="T10">03/21/70/71/00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DUBOC Sébastien<text:tab/> <text:s/>06.37.44.88.65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GBEI Thed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PRETE</text:span></text:p>
      <text:p text:style-name="P16"/>
      <text:p text:style-name="P19"><text:span text:style-name="T5">Stage </text:span><text:span text:style-name="T8">du mercredi 2 mai 2012 au mardi 26 juin 2012.</text:span></text:p>
      <text:p text:style-name="P16"/>
      <text:p text:style-name="P19"><text:span text:style-name="T10">Téléphone : <text:s/>06.36.78.66.54 </text:span></text:p>
      <text:p text:style-name="P19"><text:span text:style-name="T5">Mail : </text:span><text:span text:style-name="T10">thedgbei@ymail.com</text:span></text:p>
      <text:p text:style-name="P9"/>
      <text:p text:style-name="P9"/>
      <text:p text:style-name="P19"><text:span text:style-name="T5">Entreprise : </text:span><text:span text:style-name="T6">SUITE VOYAGE</text:span></text:p>
      <text:p text:style-name="P19"><text:span text:style-name="T5">Adresse : <text:tab/></text:span><text:span text:style-name="T10"> 4 Avenue Bel air </text:span></text:p>
      <text:p text:style-name="P19"><text:span text:style-name="T10"><text:tab/><text:tab/>75012 PARIS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onsieur BOSSIS Gérant</text:span></text:p>
      <text:p text:style-name="P19"><text:span text:style-name="T5">Téléphone du responsable</text:span><text:span text:style-name="T10"> : 06/62/62/93/20 </text:span></text:p>
      <text:p text:style-name="P19"><text:span text:style-name="T7">Mail :</text:span></text:p>
      <text:p text:style-name="P19"><text:span text:style-name="T6">Téléphone de l’entreprise</text:span><text:span text:style-name="T10"> : 01/43/41/02/23</text:span></text:p>
      <text:p text:style-name="P19"><text:span text:style-name="T5">Thème du stage</text:span><text:span text:style-name="T1"> :</text:span></text:p>
      <text:p text:style-name="P16">Webmarketing</text:p>
      <text:p text:style-name="P16"/>
      <text:p text:style-name="P16"/>
      <table:table table:name="Tableau50" table:style-name="Tableau50">
        <table:table-column table:style-name="Tableau50.A"/>
        <table:table-column table:style-name="Tableau50.B"/>
        <table:table-row table:style-name="Tableau50.1">
          <table:table-cell table:style-name="Tableau50.A1" office:value-type="string">
            <text:p text:style-name="P8">DATE DE REMISE RAPPORT</text:p>
          </table:table-cell>
          <table:table-cell table:style-name="Tableau50.B1" office:value-type="string">
            <text:p text:style-name="P8">DATE DE SOUTENANCE</text:p>
          </table:table-cell>
        </table:table-row>
        <table:table-row table:style-name="Tableau50.1">
          <table:table-cell table:style-name="Tableau50.A1" office:value-type="string">
            <text:p text:style-name="P8">19 juin 2012</text:p>
          </table:table-cell>
          <table:table-cell table:style-name="Tableau50.B1" office:value-type="string">
            <text:p text:style-name="P17"><text:span text:style-name="T1">26 juin 12 </text:span><text:span text:style-name="T13">à 11h30</text:span></text:p>
          </table:table-cell>
        </table:table-row>
      </table:table>
      <text:h text:style-name="P4" text:outline-level="2">Entretien téléphonique </text:h>
      <text:p text:style-name="P18"><text:span text:style-name="T4">GBEI Thed / SUITE VOYAGE</text:span></text:p>
      <text:p text:style-name="P11"/>
      <text:p text:style-name="P19"><text:span text:style-name="T10">Stage </text:span><text:span text:style-name="T9">du mercredi 2 mai 2012 au mardi 26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onsieur BOSSIS <text:s/>06/62/62/93/20 </text:span><text:span text:style-name="T11">(</text:span><text:span text:style-name="T10">01/43/41/02/23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GBEI Thed<text:tab/> <text:s/>06.36.78.66.54 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LEFEBVRE Anthony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PRETE</text:span></text:p>
      <text:p text:style-name="P16"/>
      <text:p text:style-name="P19"><text:span text:style-name="T5">Stage </text:span><text:span text:style-name="T8">du lundi 23 avril 2012 au vendredi 15 juin 2012.</text:span></text:p>
      <text:p text:style-name="P16"/>
      <text:p text:style-name="P19"><text:span text:style-name="T10">Téléphone : <text:s/>06.68.40.72.42 </text:span></text:p>
      <text:p text:style-name="P19"><text:span text:style-name="T5">Mail : </text:span><text:span text:style-name="T10">LEFEBVREanthony08@live.fr</text:span></text:p>
      <text:p text:style-name="P9"/>
      <text:p text:style-name="P9"/>
      <text:p text:style-name="P19"><text:span text:style-name="T5">Entreprise : </text:span><text:span text:style-name="T6">YZICOM</text:span></text:p>
      <text:p text:style-name="P19"><text:span text:style-name="T5">Adresse : <text:tab/></text:span><text:span text:style-name="T10"> 623 rue Pierre Brossolette </text:span></text:p>
      <text:p text:style-name="P19"><text:span text:style-name="T10"><text:tab/><text:tab/>62110 HENIN BEAUMONT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onsieur ACQUART Gérant</text:span></text:p>
      <text:p text:style-name="P19"><text:span text:style-name="T5">Téléphone du responsable</text:span><text:span text:style-name="T10"> : 03/21/49/25/50 </text:span></text:p>
      <text:p text:style-name="P19"><text:span text:style-name="T7">Mail :</text:span><text:span text:style-name="T12">macquart@yzicom.com</text:span></text:p>
      <text:p text:style-name="P19"><text:span text:style-name="T6">Téléphone de l’entreprise</text:span><text:span text:style-name="T10"> : 03/21/49/25/50</text:span></text:p>
      <text:p text:style-name="P19"><text:span text:style-name="T5">Thème du stage</text:span><text:span text:style-name="T1"> :</text:span></text:p>
      <text:p text:style-name="P16">Création logo, flyers, plaquettes, carte de vistie, identité visuelle pour certains de nos clients.</text:p>
      <text:p text:style-name="P16"/>
      <text:p text:style-name="P16"/>
      <table:table table:name="Tableau51" table:style-name="Tableau51">
        <table:table-column table:style-name="Tableau51.A"/>
        <table:table-column table:style-name="Tableau51.B"/>
        <table:table-row table:style-name="Tableau51.1">
          <table:table-cell table:style-name="Tableau51.A1" office:value-type="string">
            <text:p text:style-name="P8">DATE DE REMISE RAPPORT</text:p>
          </table:table-cell>
          <table:table-cell table:style-name="Tableau51.B1" office:value-type="string">
            <text:p text:style-name="P8">DATE DE SOUTENANCE</text:p>
          </table:table-cell>
        </table:table-row>
        <table:table-row table:style-name="Tableau51.1">
          <table:table-cell table:style-name="Tableau51.A1" office:value-type="string">
            <text:p text:style-name="P8">19 juin 2012</text:p>
          </table:table-cell>
          <table:table-cell table:style-name="Tableau51.B1" office:value-type="string">
            <text:p text:style-name="P17"><text:span text:style-name="T1">26 juin 12 </text:span><text:span text:style-name="T13">à 12h</text:span></text:p>
          </table:table-cell>
        </table:table-row>
      </table:table>
      <text:h text:style-name="P4" text:outline-level="2">Entretien téléphonique </text:h>
      <text:p text:style-name="P18"><text:span text:style-name="T4">LEFEBVRE Anthony / YZICOM</text:span></text:p>
      <text:p text:style-name="P11"/>
      <text:p text:style-name="P19"><text:span text:style-name="T10">Stage </text:span><text:span text:style-name="T9">du lundi 23 avril 2012 au vendredi 15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onsieur ACQUART <text:s/>03/21/49/25/50 </text:span><text:span text:style-name="T11">(</text:span><text:span text:style-name="T10">03/21/49/25/50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LEFEBVRE Anthony<text:tab/> <text:s/>06.68.40.72.42 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MIETKA Antoine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PRETE</text:span></text:p>
      <text:p text:style-name="P16"/>
      <text:p text:style-name="P19"><text:span text:style-name="T5">Stage </text:span><text:span text:style-name="T8">du lundi 30 avril 2012 au vendredi 22 juin 2012.</text:span></text:p>
      <text:p text:style-name="P16"/>
      <text:p text:style-name="P19"><text:span text:style-name="T10">Téléphone : <text:s/>06.77.78.80.28</text:span></text:p>
      <text:p text:style-name="P19"><text:span text:style-name="T5">Mail : </text:span><text:span text:style-name="T10">antoine.mietka@wanadoo.fr</text:span></text:p>
      <text:p text:style-name="P9"/>
      <text:p text:style-name="P9"/>
      <text:p text:style-name="P19"><text:span text:style-name="T5">Entreprise : </text:span><text:span text:style-name="T6">ECOLE</text:span></text:p>
      <text:p text:style-name="P19"><text:span text:style-name="T5">Adresse : <text:tab/></text:span><text:span text:style-name="T10"> 74 rue des Jacobins </text:span></text:p>
      <text:p text:style-name="P19"><text:span text:style-name="T10"><text:tab/><text:tab/>80000 AMIENS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onsieur MEZIERES Responsable pédagogique</text:span></text:p>
      <text:p text:style-name="P19"><text:span text:style-name="T5">Téléphone du responsable</text:span><text:span text:style-name="T10"> : 06/22/71/71/00 </text:span></text:p>
      <text:p text:style-name="P19"><text:span text:style-name="T7">Mail :</text:span></text:p>
      <text:p text:style-name="P19"><text:span text:style-name="T6">Téléphone de l’entreprise</text:span><text:span text:style-name="T10"> : 03/22/71/71/09</text:span></text:p>
      <text:p text:style-name="P19"><text:span text:style-name="T5">Thème du stage</text:span><text:span text:style-name="T1"> :</text:span></text:p>
      <text:p text:style-name="P16">Communication interne et externe de l'école</text:p>
      <text:p text:style-name="P16"/>
      <text:p text:style-name="P16"/>
      <table:table table:name="Tableau52" table:style-name="Tableau52">
        <table:table-column table:style-name="Tableau52.A"/>
        <table:table-column table:style-name="Tableau52.B"/>
        <table:table-row table:style-name="Tableau52.1">
          <table:table-cell table:style-name="Tableau52.A1" office:value-type="string">
            <text:p text:style-name="P8">DATE DE REMISE RAPPORT</text:p>
          </table:table-cell>
          <table:table-cell table:style-name="Tableau52.B1" office:value-type="string">
            <text:p text:style-name="P8">DATE DE SOUTENANCE</text:p>
          </table:table-cell>
        </table:table-row>
        <table:table-row table:style-name="Tableau52.1">
          <table:table-cell table:style-name="Tableau52.A1" office:value-type="string">
            <text:p text:style-name="P8">19 juin 2012</text:p>
          </table:table-cell>
          <table:table-cell table:style-name="Tableau52.B1" office:value-type="string">
            <text:p text:style-name="P17"><text:span text:style-name="T1">26 juin 12 </text:span><text:span text:style-name="T13">à 13h45</text:span></text:p>
          </table:table-cell>
        </table:table-row>
      </table:table>
      <text:h text:style-name="P4" text:outline-level="2">Entretien téléphonique </text:h>
      <text:p text:style-name="P18"><text:span text:style-name="T4">MIETKA Antoine / ECOLE</text:span></text:p>
      <text:p text:style-name="P11"/>
      <text:p text:style-name="P19"><text:span text:style-name="T10">Stage </text:span><text:span text:style-name="T9">du lundi 30 avril 2012 au vendredi 22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onsieur MEZIERES <text:s/>06/22/71/71/00 </text:span><text:span text:style-name="T11">(</text:span><text:span text:style-name="T10">03/22/71/71/09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MIETKA Antoine<text:tab/> <text:s/>06.77.78.80.28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BALLOY Romain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ROJAS</text:span></text:p>
      <text:p text:style-name="P16"/>
      <text:p text:style-name="P19"><text:span text:style-name="T5">Stage </text:span><text:span text:style-name="T8">du lundi 23 avril 2012 au vendredi 6 juillet 2012.</text:span></text:p>
      <text:p text:style-name="P16"/>
      <text:p text:style-name="P19"><text:span text:style-name="T10">Téléphone : <text:s/>06.09.09.17.31</text:span></text:p>
      <text:p text:style-name="P19"><text:span text:style-name="T5">Mail : </text:span><text:span text:style-name="T10">romain-balloy@ens-univ-artois.fr</text:span></text:p>
      <text:p text:style-name="P9"/>
      <text:p text:style-name="P9"/>
      <text:p text:style-name="P19"><text:span text:style-name="T5">Entreprise : </text:span><text:span text:style-name="T6">AVERTI</text:span></text:p>
      <text:p text:style-name="P19"><text:span text:style-name="T5">Adresse : <text:tab/></text:span><text:span text:style-name="T10"> 7 bis rue des Augustins </text:span></text:p>
      <text:p text:style-name="P19"><text:span text:style-name="T10"><text:tab/><text:tab/>59000 LILLE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onsieur CARPENTIER Directeur nouveaux médias</text:span></text:p>
      <text:p text:style-name="P19"><text:span text:style-name="T5">Téléphone du responsable</text:span><text:span text:style-name="T10"> : 03/20/13/35/07 </text:span></text:p>
      <text:p text:style-name="P19"><text:span text:style-name="T7">Mail :</text:span><text:span text:style-name="T12">julie.merckling@averti.fr</text:span></text:p>
      <text:p text:style-name="P19"><text:span text:style-name="T6">Téléphone de l’entreprise</text:span><text:span text:style-name="T10"> : 03/20/13/35/07</text:span></text:p>
      <text:p text:style-name="P19"><text:span text:style-name="T5">Thème du stage</text:span><text:span text:style-name="T1"> :</text:span></text:p>
      <text:p text:style-name="P16">Développement d'un framework dédié</text:p>
      <text:p text:style-name="P16"/>
      <text:p text:style-name="P16"/>
      <table:table table:name="Tableau53" table:style-name="Tableau53">
        <table:table-column table:style-name="Tableau53.A"/>
        <table:table-column table:style-name="Tableau53.B"/>
        <table:table-row table:style-name="Tableau53.1">
          <table:table-cell table:style-name="Tableau53.A1" office:value-type="string">
            <text:p text:style-name="P8">DATE DE REMISE RAPPORT</text:p>
          </table:table-cell>
          <table:table-cell table:style-name="Tableau53.B1" office:value-type="string">
            <text:p text:style-name="P8">DATE DE SOUTENANCE</text:p>
          </table:table-cell>
        </table:table-row>
        <table:table-row table:style-name="Tableau53.1">
          <table:table-cell table:style-name="Tableau53.A1" office:value-type="string">
            <text:p text:style-name="P8">19 juin 2012</text:p>
          </table:table-cell>
          <table:table-cell table:style-name="Tableau53.B1" office:value-type="string">
            <text:p text:style-name="P17"><text:span text:style-name="T1">26 juin 12 </text:span><text:span text:style-name="T13">à 11h30</text:span></text:p>
          </table:table-cell>
        </table:table-row>
      </table:table>
      <text:h text:style-name="P4" text:outline-level="2">Entretien téléphonique </text:h>
      <text:p text:style-name="P18"><text:span text:style-name="T4">BALLOY Romain / AVERTI</text:span></text:p>
      <text:p text:style-name="P11"/>
      <text:p text:style-name="P19"><text:span text:style-name="T10">Stage </text:span><text:span text:style-name="T9">du lundi 23 avril 2012 au vendredi 6 juillet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onsieur CARPENTIER <text:s/>03/20/13/35/07 </text:span><text:span text:style-name="T11">(</text:span><text:span text:style-name="T10">03/20/13/35/07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BALLOY Romain<text:tab/> <text:s/>06.09.09.17.31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CHEVALIER Aurore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ROJAS</text:span></text:p>
      <text:p text:style-name="P16"/>
      <text:p text:style-name="P19"><text:span text:style-name="T5">Stage </text:span><text:span text:style-name="T8">du lundi 23 avril 2012 au samedi 9 juin 2012.</text:span></text:p>
      <text:p text:style-name="P16"/>
      <text:p text:style-name="P19"><text:span text:style-name="T10">Téléphone : <text:s/>06.64.62.01.46 </text:span></text:p>
      <text:p text:style-name="P19"><text:span text:style-name="T5">Mail : </text:span><text:span text:style-name="T10">aurore.ch@sfr.fr</text:span></text:p>
      <text:p text:style-name="P9"/>
      <text:p text:style-name="P9"/>
      <text:p text:style-name="P19"><text:span text:style-name="T5">Entreprise : </text:span><text:span text:style-name="T6">MICRODIF</text:span></text:p>
      <text:p text:style-name="P19"><text:span text:style-name="T5">Adresse : <text:tab/></text:span><text:span text:style-name="T10"> 4 rue Decrombecque </text:span></text:p>
      <text:p text:style-name="P19"><text:span text:style-name="T10"><text:tab/><text:tab/>62300 LENS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onsieur PRESSE Gérant</text:span></text:p>
      <text:p text:style-name="P19"><text:span text:style-name="T5">Téléphone du responsable</text:span><text:span text:style-name="T10"> : 06/28/09/56/96 </text:span></text:p>
      <text:p text:style-name="P19"><text:span text:style-name="T7">Mail :</text:span><text:span text:style-name="T12">contact@microdif.com</text:span></text:p>
      <text:p text:style-name="P19"><text:span text:style-name="T6">Téléphone de l’entreprise</text:span><text:span text:style-name="T10"> : 03/21/78/82/69</text:span></text:p>
      <text:p text:style-name="P19"><text:span text:style-name="T5">Thème du stage</text:span><text:span text:style-name="T1"> :</text:span></text:p>
      <text:p text:style-name="P16">Refonte du site internet</text:p>
      <text:p text:style-name="P16"/>
      <text:p text:style-name="P16"/>
      <table:table table:name="Tableau54" table:style-name="Tableau54">
        <table:table-column table:style-name="Tableau54.A"/>
        <table:table-column table:style-name="Tableau54.B"/>
        <table:table-row table:style-name="Tableau54.1">
          <table:table-cell table:style-name="Tableau54.A1" office:value-type="string">
            <text:p text:style-name="P8">DATE DE REMISE RAPPORT</text:p>
          </table:table-cell>
          <table:table-cell table:style-name="Tableau54.B1" office:value-type="string">
            <text:p text:style-name="P8">DATE DE SOUTENANCE</text:p>
          </table:table-cell>
        </table:table-row>
        <table:table-row table:style-name="Tableau54.1">
          <table:table-cell table:style-name="Tableau54.A1" office:value-type="string">
            <text:p text:style-name="P8">19 juin 2012</text:p>
          </table:table-cell>
          <table:table-cell table:style-name="Tableau54.B1" office:value-type="string">
            <text:p text:style-name="P17"><text:span text:style-name="T1">26 juin 12 </text:span><text:span text:style-name="T13">à 12h</text:span></text:p>
          </table:table-cell>
        </table:table-row>
      </table:table>
      <text:h text:style-name="P4" text:outline-level="2">Entretien téléphonique </text:h>
      <text:p text:style-name="P18"><text:span text:style-name="T4">CHEVALIER Aurore / MICRODIF</text:span></text:p>
      <text:p text:style-name="P11"/>
      <text:p text:style-name="P19"><text:span text:style-name="T10">Stage </text:span><text:span text:style-name="T9">du lundi 23 avril 2012 au samedi 9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onsieur PRESSE <text:s/>06/28/09/56/96 </text:span><text:span text:style-name="T11">(</text:span><text:span text:style-name="T10">03/21/78/82/69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CHEVALIER Aurore<text:tab/> <text:s/>06.64.62.01.46 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DEGROOTE Anthony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ROJAS</text:span></text:p>
      <text:p text:style-name="P16"/>
      <text:p text:style-name="P19"><text:span text:style-name="T5">Stage </text:span><text:span text:style-name="T8">du lundi 23 avril 2012 au vendredi 22 juin 2012.</text:span></text:p>
      <text:p text:style-name="P16"/>
      <text:p text:style-name="P19"><text:span text:style-name="T10">Téléphone : <text:s/>06.26.40.17.65 </text:span></text:p>
      <text:p text:style-name="P19"><text:span text:style-name="T5">Mail : </text:span><text:span text:style-name="T10">anthony-degroote@ens.univ-artois.fr</text:span></text:p>
      <text:p text:style-name="P9"/>
      <text:p text:style-name="P9"/>
      <text:p text:style-name="P19"><text:span text:style-name="T5">Entreprise : </text:span><text:span text:style-name="T6">WILMART</text:span></text:p>
      <text:p text:style-name="P19"><text:span text:style-name="T5">Adresse : <text:tab/></text:span><text:span text:style-name="T10"> Zone Industrielle des portes du Nord </text:span></text:p>
      <text:p text:style-name="P19"><text:span text:style-name="T10"><text:tab/><text:tab/>62220 LIBERCOURT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onsieur HEYNDRICKX </text:span></text:p>
      <text:p text:style-name="P19"><text:span text:style-name="T5">Téléphone du responsable</text:span><text:span text:style-name="T10"> : 03/21/79/74/74 </text:span></text:p>
      <text:p text:style-name="P19"><text:span text:style-name="T7">Mail :</text:span><text:span text:style-name="T12">jonathan@wilmart.fr</text:span></text:p>
      <text:p text:style-name="P19"><text:span text:style-name="T6">Téléphone de l’entreprise</text:span><text:span text:style-name="T10"> : </text:span></text:p>
      <text:p text:style-name="P19"><text:span text:style-name="T5">Thème du stage</text:span><text:span text:style-name="T1"> :</text:span></text:p>
      <text:p text:style-name="P16">Stage de fin de cursus en infographie</text:p>
      <text:p text:style-name="P16"/>
      <text:p text:style-name="P16"/>
      <table:table table:name="Tableau55" table:style-name="Tableau55">
        <table:table-column table:style-name="Tableau55.A"/>
        <table:table-column table:style-name="Tableau55.B"/>
        <table:table-row table:style-name="Tableau55.1">
          <table:table-cell table:style-name="Tableau55.A1" office:value-type="string">
            <text:p text:style-name="P8">DATE DE REMISE RAPPORT</text:p>
          </table:table-cell>
          <table:table-cell table:style-name="Tableau55.B1" office:value-type="string">
            <text:p text:style-name="P8">DATE DE SOUTENANCE</text:p>
          </table:table-cell>
        </table:table-row>
        <table:table-row table:style-name="Tableau55.1">
          <table:table-cell table:style-name="Tableau55.A1" office:value-type="string">
            <text:p text:style-name="P8">19 juin 2012</text:p>
          </table:table-cell>
          <table:table-cell table:style-name="Tableau55.B1" office:value-type="string">
            <text:p text:style-name="P17"><text:span text:style-name="T1">26 juin 12 </text:span><text:span text:style-name="T13">à 13h45</text:span></text:p>
          </table:table-cell>
        </table:table-row>
      </table:table>
      <text:h text:style-name="P4" text:outline-level="2">Entretien téléphonique </text:h>
      <text:p text:style-name="P18"><text:span text:style-name="T4">DEGROOTE Anthony / WILMART</text:span></text:p>
      <text:p text:style-name="P11"/>
      <text:p text:style-name="P19"><text:span text:style-name="T10">Stage </text:span><text:span text:style-name="T9">du lundi 23 avril 2012 au vendredi 22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onsieur HEYNDRICKX <text:s/>03/21/79/74/74 </text:span><text:span text:style-name="T11">(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DEGROOTE Anthony<text:tab/> <text:s/>06.26.40.17.65 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LE BARILLIER Anaïs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ROJAS</text:span></text:p>
      <text:p text:style-name="P16"/>
      <text:p text:style-name="P19"><text:span text:style-name="T5">Stage </text:span><text:span text:style-name="T8">du lundi 23 avril 2012 au mercredi 20 juin 2012.</text:span></text:p>
      <text:p text:style-name="P16"/>
      <text:p text:style-name="P19"><text:span text:style-name="T10">Téléphone : <text:s/>07.60.88.29.16</text:span></text:p>
      <text:p text:style-name="P19"><text:span text:style-name="T5">Mail : </text:span><text:span text:style-name="T10">anais.lebarillier@hotmail.fr</text:span></text:p>
      <text:p text:style-name="P9"/>
      <text:p text:style-name="P9"/>
      <text:p text:style-name="P19"><text:span text:style-name="T5">Entreprise : </text:span><text:span text:style-name="T6">POZY SAS</text:span></text:p>
      <text:p text:style-name="P19"><text:span text:style-name="T5">Adresse : <text:tab/></text:span><text:span text:style-name="T10"> 229 rue Solférino </text:span></text:p>
      <text:p text:style-name="P19"><text:span text:style-name="T10"><text:tab/><text:tab/>59000 LILLE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onsieur SEFANI Chargé de partenariat</text:span></text:p>
      <text:p text:style-name="P19"><text:span text:style-name="T5">Téléphone du responsable</text:span><text:span text:style-name="T10"> : 09/722/888/82 </text:span></text:p>
      <text:p text:style-name="P19"><text:span text:style-name="T7">Mail :</text:span><text:span text:style-name="T12">osefani@gmail.com</text:span></text:p>
      <text:p text:style-name="P19"><text:span text:style-name="T6">Téléphone de l’entreprise</text:span><text:span text:style-name="T10"> : 09/722/888/82</text:span></text:p>
      <text:p text:style-name="P19"><text:span text:style-name="T5">Thème du stage</text:span><text:span text:style-name="T1"> :</text:span></text:p>
      <text:p text:style-name="P16">Web design</text:p>
      <text:p text:style-name="P16"/>
      <text:p text:style-name="P16"/>
      <table:table table:name="Tableau56" table:style-name="Tableau56">
        <table:table-column table:style-name="Tableau56.A"/>
        <table:table-column table:style-name="Tableau56.B"/>
        <table:table-row table:style-name="Tableau56.1">
          <table:table-cell table:style-name="Tableau56.A1" office:value-type="string">
            <text:p text:style-name="P8">DATE DE REMISE RAPPORT</text:p>
          </table:table-cell>
          <table:table-cell table:style-name="Tableau56.B1" office:value-type="string">
            <text:p text:style-name="P8">DATE DE SOUTENANCE</text:p>
          </table:table-cell>
        </table:table-row>
        <table:table-row table:style-name="Tableau56.1">
          <table:table-cell table:style-name="Tableau56.A1" office:value-type="string">
            <text:p text:style-name="P8">19 juin 2012</text:p>
          </table:table-cell>
          <table:table-cell table:style-name="Tableau56.B1" office:value-type="string">
            <text:p text:style-name="P17"><text:span text:style-name="T1">26 juin 12 </text:span><text:span text:style-name="T13">à 14h15</text:span></text:p>
          </table:table-cell>
        </table:table-row>
      </table:table>
      <text:h text:style-name="P4" text:outline-level="2">Entretien téléphonique </text:h>
      <text:p text:style-name="P18"><text:span text:style-name="T4">LE BARILLIER Anaïs / POZY SAS</text:span></text:p>
      <text:p text:style-name="P11"/>
      <text:p text:style-name="P19"><text:span text:style-name="T10">Stage </text:span><text:span text:style-name="T9">du lundi 23 avril 2012 au mercredi 20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onsieur SEFANI <text:s/>09/722/888/82 </text:span><text:span text:style-name="T11">(</text:span><text:span text:style-name="T10">09/722/888/82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LE BARILLIER Anaïs<text:tab/> <text:s/>07.60.88.29.16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LETHIOT Laëtitia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ROJAS</text:span></text:p>
      <text:p text:style-name="P16"/>
      <text:p text:style-name="P19"><text:span text:style-name="T5">Stage </text:span><text:span text:style-name="T8">du lundi 23 avril 2012 au mardi 10 juillet 2012.</text:span></text:p>
      <text:p text:style-name="P16"/>
      <text:p text:style-name="P19"><text:span text:style-name="T10">Téléphone : <text:s/>06.61.99.67.40</text:span></text:p>
      <text:p text:style-name="P19"><text:span text:style-name="T5">Mail : </text:span><text:span text:style-name="T10">laetitia.lethiot@gmail.com</text:span></text:p>
      <text:p text:style-name="P9"/>
      <text:p text:style-name="P9"/>
      <text:p text:style-name="P19"><text:span text:style-name="T5">Entreprise : </text:span><text:span text:style-name="T6">BASSIN MINIER UNI</text:span></text:p>
      <text:p text:style-name="P19"><text:span text:style-name="T5">Adresse : <text:tab/></text:span><text:span text:style-name="T10"> 4 rue Vasco de Gama </text:span></text:p>
      <text:p text:style-name="P19"><text:span text:style-name="T10"><text:tab/><text:tab/>62750 LOOS EN GOHELLE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adame PATOU Chargée de mission</text:span></text:p>
      <text:p text:style-name="P19"><text:span text:style-name="T5">Téléphone du responsable</text:span><text:span text:style-name="T10"> : 03/21/70/96/11 </text:span></text:p>
      <text:p text:style-name="P19"><text:span text:style-name="T7">Mail :</text:span><text:span text:style-name="T12">marie.patou@bmu.fr</text:span></text:p>
      <text:p text:style-name="P19"><text:span text:style-name="T6">Téléphone de l’entreprise</text:span><text:span text:style-name="T10"> : 03/21/70/96/11</text:span></text:p>
      <text:p text:style-name="P19"><text:span text:style-name="T5">Thème du stage</text:span><text:span text:style-name="T1"> :</text:span></text:p>
      <text:p text:style-name="P16">Accompagnement des opérations de communication autour de la candidature du bassin minier NPDC au patrimoine mondial</text:p>
      <text:p text:style-name="P16"/>
      <text:p text:style-name="P16"/>
      <table:table table:name="Tableau57" table:style-name="Tableau57">
        <table:table-column table:style-name="Tableau57.A"/>
        <table:table-column table:style-name="Tableau57.B"/>
        <table:table-row table:style-name="Tableau57.1">
          <table:table-cell table:style-name="Tableau57.A1" office:value-type="string">
            <text:p text:style-name="P8">DATE DE REMISE RAPPORT</text:p>
          </table:table-cell>
          <table:table-cell table:style-name="Tableau57.B1" office:value-type="string">
            <text:p text:style-name="P8">DATE DE SOUTENANCE</text:p>
          </table:table-cell>
        </table:table-row>
        <table:table-row table:style-name="Tableau57.1">
          <table:table-cell table:style-name="Tableau57.A1" office:value-type="string">
            <text:p text:style-name="P8">19 juin 2012</text:p>
          </table:table-cell>
          <table:table-cell table:style-name="Tableau57.B1" office:value-type="string">
            <text:p text:style-name="P17"><text:span text:style-name="T1">26 juin 12 </text:span><text:span text:style-name="T13">à 14h45</text:span></text:p>
          </table:table-cell>
        </table:table-row>
      </table:table>
      <text:h text:style-name="P4" text:outline-level="2">Entretien téléphonique </text:h>
      <text:p text:style-name="P18"><text:span text:style-name="T4">LETHIOT Laëtitia / BASSIN MINIER UNI</text:span></text:p>
      <text:p text:style-name="P11"/>
      <text:p text:style-name="P19"><text:span text:style-name="T10">Stage </text:span><text:span text:style-name="T9">du lundi 23 avril 2012 au mardi 10 juillet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adame PATOU <text:s/>03/21/70/96/11 </text:span><text:span text:style-name="T11">(</text:span><text:span text:style-name="T10">03/21/70/96/11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LETHIOT Laëtitia<text:tab/> <text:s/>06.61.99.67.40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RIDON Mandy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ROJAS</text:span></text:p>
      <text:p text:style-name="P16"/>
      <text:p text:style-name="P19"><text:span text:style-name="T5">Stage </text:span><text:span text:style-name="T8">du lundi 30 avril 2012 au vendredi 22 juin 2012.</text:span></text:p>
      <text:p text:style-name="P16"/>
      <text:p text:style-name="P19"><text:span text:style-name="T10">Téléphone : <text:s/>06.67.90.94.17 </text:span></text:p>
      <text:p text:style-name="P19"><text:span text:style-name="T5">Mail : </text:span><text:span text:style-name="T10">mandy.ridon@live.fr</text:span></text:p>
      <text:p text:style-name="P9"/>
      <text:p text:style-name="P9"/>
      <text:p text:style-name="P19"><text:span text:style-name="T5">Entreprise : </text:span><text:span text:style-name="T6">ARVATO SERVICES</text:span></text:p>
      <text:p text:style-name="P19"><text:span text:style-name="T5">Adresse : <text:tab/></text:span><text:span text:style-name="T10"> Zone du Bois Rigault Nord Rue des Frères Lumières</text:span></text:p>
      <text:p text:style-name="P19"><text:span text:style-name="T10"><text:tab/><text:tab/>62880 VENDIN LE VIEIL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onsieur LEFEBVRE Responsable Informatique de Marketing Direct</text:span></text:p>
      <text:p text:style-name="P19"><text:span text:style-name="T5">Téléphone du responsable</text:span><text:span text:style-name="T10"> : <text:s/></text:span></text:p>
      <text:p text:style-name="P19"><text:span text:style-name="T7">Mail :</text:span></text:p>
      <text:p text:style-name="P19"><text:span text:style-name="T6">Téléphone de l’entreprise</text:span><text:span text:style-name="T10"> : </text:span></text:p>
      <text:p text:style-name="P19"><text:span text:style-name="T5">Thème du stage</text:span><text:span text:style-name="T1"> :</text:span></text:p>
      <text:p text:style-name="P16">Réalisation d'interfaces web ; intégration des interfaces dans le site PHP/outil administration </text:p>
      <text:p text:style-name="P16"/>
      <text:p text:style-name="P16"/>
      <table:table table:name="Tableau58" table:style-name="Tableau58">
        <table:table-column table:style-name="Tableau58.A"/>
        <table:table-column table:style-name="Tableau58.B"/>
        <table:table-row table:style-name="Tableau58.1">
          <table:table-cell table:style-name="Tableau58.A1" office:value-type="string">
            <text:p text:style-name="P8">DATE DE REMISE RAPPORT</text:p>
          </table:table-cell>
          <table:table-cell table:style-name="Tableau58.B1" office:value-type="string">
            <text:p text:style-name="P8">DATE DE SOUTENANCE</text:p>
          </table:table-cell>
        </table:table-row>
        <table:table-row table:style-name="Tableau58.1">
          <table:table-cell table:style-name="Tableau58.A1" office:value-type="string">
            <text:p text:style-name="P8">19 juin 2012</text:p>
          </table:table-cell>
          <table:table-cell table:style-name="Tableau58.B1" office:value-type="string">
            <text:p text:style-name="P17"><text:span text:style-name="T1">26 juin 12 </text:span><text:span text:style-name="T13">à 16h</text:span></text:p>
          </table:table-cell>
        </table:table-row>
      </table:table>
      <text:h text:style-name="P4" text:outline-level="2">Entretien téléphonique </text:h>
      <text:p text:style-name="P18"><text:span text:style-name="T4">RIDON Mandy / ARVATO SERVICES</text:span></text:p>
      <text:p text:style-name="P11"/>
      <text:p text:style-name="P19"><text:span text:style-name="T10">Stage </text:span><text:span text:style-name="T9">du lundi 30 avril 2012 au vendredi 22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onsieur LEFEBVRE <text:s text:c="2"/></text:span><text:span text:style-name="T11">(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RIDON Mandy<text:tab/> <text:s/>06.67.90.94.17 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WARNIER Pierre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ROJAS</text:span></text:p>
      <text:p text:style-name="P16"/>
      <text:p text:style-name="P19"><text:span text:style-name="T5">Stage </text:span><text:span text:style-name="T8">du <text:s/>au .</text:span></text:p>
      <text:p text:style-name="P16"/>
      <text:p text:style-name="P19"><text:span text:style-name="T10">Téléphone : <text:s/>06.13.66.84.89</text:span></text:p>
      <text:p text:style-name="P19"><text:span text:style-name="T5">Mail : </text:span><text:span text:style-name="T10">zaphisk@gmail.com</text:span></text:p>
      <text:p text:style-name="P9"/>
      <text:p text:style-name="P9"/>
      <text:p text:style-name="P19"><text:span text:style-name="T5">Entreprise : </text:span></text:p>
      <text:p text:style-name="P19"><text:span text:style-name="T5">Adresse : <text:tab/></text:span><text:span text:style-name="T10"> <text:s/></text:span></text:p>
      <text:p text:style-name="P19"><text:span text:style-name="T10"><text:tab/><text:tab/> 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<text:s text:c="2"/></text:span></text:p>
      <text:p text:style-name="P19"><text:span text:style-name="T5">Téléphone du responsable</text:span><text:span text:style-name="T10"> : <text:s/></text:span></text:p>
      <text:p text:style-name="P19"><text:span text:style-name="T7">Mail :</text:span></text:p>
      <text:p text:style-name="P19"><text:span text:style-name="T6">Téléphone de l’entreprise</text:span><text:span text:style-name="T10"> : </text:span></text:p>
      <text:p text:style-name="P19"><text:span text:style-name="T5">Thème du stage</text:span><text:span text:style-name="T1"> :</text:span></text:p>
      <text:p text:style-name="P16"/>
      <text:p text:style-name="P16"/>
      <text:p text:style-name="P16"/>
      <table:table table:name="Tableau59" table:style-name="Tableau59">
        <table:table-column table:style-name="Tableau59.A"/>
        <table:table-column table:style-name="Tableau59.B"/>
        <table:table-row table:style-name="Tableau59.1">
          <table:table-cell table:style-name="Tableau59.A1" office:value-type="string">
            <text:p text:style-name="P8">DATE DE REMISE RAPPORT</text:p>
          </table:table-cell>
          <table:table-cell table:style-name="Tableau59.B1" office:value-type="string">
            <text:p text:style-name="P8">DATE DE SOUTENANCE</text:p>
          </table:table-cell>
        </table:table-row>
        <table:table-row table:style-name="Tableau59.1">
          <table:table-cell table:style-name="Tableau59.A1" office:value-type="string">
            <text:p text:style-name="P8">19 juin 2012</text:p>
          </table:table-cell>
          <table:table-cell table:style-name="Tableau59.B1" office:value-type="string">
            <text:p text:style-name="P17"><text:span text:style-name="T1">26 juin 12 </text:span><text:span text:style-name="T13">à 16h30</text:span></text:p>
          </table:table-cell>
        </table:table-row>
      </table:table>
      <text:h text:style-name="P4" text:outline-level="2">Entretien téléphonique </text:h>
      <text:p text:style-name="P18"><text:span text:style-name="T4">WARNIER Pierre / </text:span></text:p>
      <text:p text:style-name="P11"/>
      <text:p text:style-name="P19"><text:span text:style-name="T10">Stage </text:span><text:span text:style-name="T9">du <text:s/>au 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<text:s text:c="4"/></text:span><text:span text:style-name="T11">(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WARNIER Pierre<text:tab/> <text:s/>06.13.66.84.89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VLERICK - CONSIL Alexandre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ROJAS</text:span></text:p>
      <text:p text:style-name="P16"/>
      <text:p text:style-name="P19"><text:span text:style-name="T5">Stage </text:span><text:span text:style-name="T8">du lundi 23 avril 2012 au samedi 30 juin 2012.</text:span></text:p>
      <text:p text:style-name="P16"/>
      <text:p text:style-name="P19"><text:span text:style-name="T10">Téléphone : <text:s/>06.65.11.53.47</text:span></text:p>
      <text:p text:style-name="P19"><text:span text:style-name="T5">Mail : </text:span><text:span text:style-name="T10">alexandre_consil@ens.univ-artois.fr</text:span></text:p>
      <text:p text:style-name="P9"/>
      <text:p text:style-name="P9"/>
      <text:p text:style-name="P19"><text:span text:style-name="T5">Entreprise : </text:span><text:span text:style-name="T6">GAMEO CONSULTING</text:span></text:p>
      <text:p text:style-name="P19"><text:span text:style-name="T5">Adresse : <text:tab/></text:span><text:span text:style-name="T10"> 26 avenue des Calanques </text:span></text:p>
      <text:p text:style-name="P19"><text:span text:style-name="T10"><text:tab/><text:tab/>13260 CASSIS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onsieur GAUDIN Gérant</text:span></text:p>
      <text:p text:style-name="P19"><text:span text:style-name="T5">Téléphone du responsable</text:span><text:span text:style-name="T10"> : 06/16/71/21/11 </text:span></text:p>
      <text:p text:style-name="P19"><text:span text:style-name="T7">Mail :</text:span><text:span text:style-name="T12">jeanmarc.gaudin@gameo-consulting.com</text:span></text:p>
      <text:p text:style-name="P19"><text:span text:style-name="T6">Téléphone de l’entreprise</text:span><text:span text:style-name="T10"> : </text:span></text:p>
      <text:p text:style-name="P19"><text:span text:style-name="T5">Thème du stage</text:span><text:span text:style-name="T1"> :</text:span></text:p>
      <text:p text:style-name="P16">Intégration Web, Web Design, Infographie, PAO</text:p>
      <text:p text:style-name="P16"/>
      <text:p text:style-name="P16"/>
      <table:table table:name="Tableau60" table:style-name="Tableau60">
        <table:table-column table:style-name="Tableau60.A"/>
        <table:table-column table:style-name="Tableau60.B"/>
        <table:table-row table:style-name="Tableau60.1">
          <table:table-cell table:style-name="Tableau60.A1" office:value-type="string">
            <text:p text:style-name="P8">DATE DE REMISE RAPPORT</text:p>
          </table:table-cell>
          <table:table-cell table:style-name="Tableau60.B1" office:value-type="string">
            <text:p text:style-name="P8">DATE DE SOUTENANCE</text:p>
          </table:table-cell>
        </table:table-row>
        <table:table-row table:style-name="Tableau60.1">
          <table:table-cell table:style-name="Tableau60.A1" office:value-type="string">
            <text:p text:style-name="P8">19 juin 2012</text:p>
          </table:table-cell>
          <table:table-cell table:style-name="Tableau60.B1" office:value-type="string">
            <text:p text:style-name="P17"><text:span text:style-name="T1">2 juil. 12 </text:span><text:span text:style-name="T13">à 9h30</text:span></text:p>
          </table:table-cell>
        </table:table-row>
      </table:table>
      <text:h text:style-name="P4" text:outline-level="2">Entretien téléphonique </text:h>
      <text:p text:style-name="P18"><text:span text:style-name="T4">VLERICK - CONSIL Alexandre / GAMEO CONSULTING</text:span></text:p>
      <text:p text:style-name="P11"/>
      <text:p text:style-name="P19"><text:span text:style-name="T10">Stage </text:span><text:span text:style-name="T9">du lundi 23 avril 2012 au samedi 30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onsieur GAUDIN <text:s/>06/16/71/21/11 </text:span><text:span text:style-name="T11">(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VLERICK - CONSIL Alexandre<text:tab/> <text:s/>06.65.11.53.47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MEURIN Martin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TABARY</text:span></text:p>
      <text:p text:style-name="P16"/>
      <text:p text:style-name="P19"><text:span text:style-name="T5">Stage </text:span><text:span text:style-name="T8">du lundi 23 avril 2012 au vendredi 22 juin 2012.</text:span></text:p>
      <text:p text:style-name="P16"/>
      <text:p text:style-name="P19"><text:span text:style-name="T10">Téléphone : <text:s/>06.67.05.05.31 </text:span></text:p>
      <text:p text:style-name="P19"><text:span text:style-name="T5">Mail : </text:span><text:span text:style-name="T10">martin_meurin@ens.univ-artois.fr</text:span></text:p>
      <text:p text:style-name="P9"/>
      <text:p text:style-name="P9"/>
      <text:p text:style-name="P19"><text:span text:style-name="T5">Entreprise : </text:span><text:span text:style-name="T6">PEOLEO</text:span></text:p>
      <text:p text:style-name="P19"><text:span text:style-name="T5">Adresse : <text:tab/></text:span><text:span text:style-name="T10"> 14 avenue de la Marne </text:span></text:p>
      <text:p text:style-name="P19"><text:span text:style-name="T10"><text:tab/><text:tab/>59200 TOURCOING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onsieur MAGDELAINE </text:span></text:p>
      <text:p text:style-name="P19"><text:span text:style-name="T5">Téléphone du responsable</text:span><text:span text:style-name="T10"> : 03/20/46/49/49 </text:span></text:p>
      <text:p text:style-name="P19"><text:span text:style-name="T7">Mail :</text:span></text:p>
      <text:p text:style-name="P19"><text:span text:style-name="T6">Téléphone de l’entreprise</text:span><text:span text:style-name="T10"> : 03/20/46/49/49</text:span></text:p>
      <text:p text:style-name="P19"><text:span text:style-name="T5">Thème du stage</text:span><text:span text:style-name="T1"> :</text:span></text:p>
      <text:p text:style-name="P16">Confidentiel</text:p>
      <text:p text:style-name="P16"/>
      <text:p text:style-name="P16"/>
      <table:table table:name="Tableau61" table:style-name="Tableau61">
        <table:table-column table:style-name="Tableau61.A"/>
        <table:table-column table:style-name="Tableau61.B"/>
        <table:table-row table:style-name="Tableau61.1">
          <table:table-cell table:style-name="Tableau61.A1" office:value-type="string">
            <text:p text:style-name="P8">DATE DE REMISE RAPPORT</text:p>
          </table:table-cell>
          <table:table-cell table:style-name="Tableau61.B1" office:value-type="string">
            <text:p text:style-name="P8">DATE DE SOUTENANCE</text:p>
          </table:table-cell>
        </table:table-row>
        <table:table-row table:style-name="Tableau61.1">
          <table:table-cell table:style-name="Tableau61.A1" office:value-type="string">
            <text:p text:style-name="P8">19 juin 2012</text:p>
          </table:table-cell>
          <table:table-cell table:style-name="Tableau61.B1" office:value-type="string">
            <text:p text:style-name="P17"><text:span text:style-name="T1">26 juin 12 </text:span><text:span text:style-name="T13">à 16h</text:span></text:p>
          </table:table-cell>
        </table:table-row>
      </table:table>
      <text:h text:style-name="P4" text:outline-level="2">Entretien téléphonique </text:h>
      <text:p text:style-name="P18"><text:span text:style-name="T4">MEURIN Martin / PEOLEO</text:span></text:p>
      <text:p text:style-name="P11"/>
      <text:p text:style-name="P19"><text:span text:style-name="T10">Stage </text:span><text:span text:style-name="T9">du lundi 23 avril 2012 au vendredi 22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onsieur MAGDELAINE <text:s/>03/20/46/49/49 </text:span><text:span text:style-name="T11">(</text:span><text:span text:style-name="T10">03/20/46/49/49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MEURIN Martin<text:tab/> <text:s/>06.67.05.05.31 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QUATANNENS Adeline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TABARY</text:span></text:p>
      <text:p text:style-name="P16"/>
      <text:p text:style-name="P19"><text:span text:style-name="T5">Stage </text:span><text:span text:style-name="T8">du lundi 7 mai 2012 au samedi 30 juin 2012.</text:span></text:p>
      <text:p text:style-name="P16"/>
      <text:p text:style-name="P19"><text:span text:style-name="T10">Téléphone : <text:s/>06.31.13.73.52 </text:span></text:p>
      <text:p text:style-name="P19"><text:span text:style-name="T5">Mail : </text:span><text:span text:style-name="T10">mangadline@hotmail.fr</text:span></text:p>
      <text:p text:style-name="P9"/>
      <text:p text:style-name="P9"/>
      <text:p text:style-name="P19"><text:span text:style-name="T5">Entreprise : </text:span><text:span text:style-name="T6">3 Axes Pôle Numérique</text:span></text:p>
      <text:p text:style-name="P19"><text:span text:style-name="T5">Adresse : <text:tab/></text:span><text:span text:style-name="T10"> 53 rue de Lille </text:span></text:p>
      <text:p text:style-name="P19"><text:span text:style-name="T10"><text:tab/><text:tab/>59200 TOURCOING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adame KATA Responsable communication</text:span></text:p>
      <text:p text:style-name="P19"><text:span text:style-name="T5">Téléphone du responsable</text:span><text:span text:style-name="T10"> : 06/50/64/42/41/01 </text:span></text:p>
      <text:p text:style-name="P19"><text:span text:style-name="T7">Mail :</text:span><text:span text:style-name="T12">audrey.kata@3axes-institut.com</text:span></text:p>
      <text:p text:style-name="P19"><text:span text:style-name="T6">Téléphone de l’entreprise</text:span><text:span text:style-name="T10"> : </text:span></text:p>
      <text:p text:style-name="P19"><text:span text:style-name="T5">Thème du stage</text:span><text:span text:style-name="T1"> :</text:span></text:p>
      <text:p text:style-name="P16">Développpement de la communication externe de 3 Axes. Référencement Internet, relation presse, organisation des portes ouvertes et concours.</text:p>
      <text:p text:style-name="P16"/>
      <text:p text:style-name="P16"/>
      <table:table table:name="Tableau62" table:style-name="Tableau62">
        <table:table-column table:style-name="Tableau62.A"/>
        <table:table-column table:style-name="Tableau62.B"/>
        <table:table-row table:style-name="Tableau62.1">
          <table:table-cell table:style-name="Tableau62.A1" office:value-type="string">
            <text:p text:style-name="P8">DATE DE REMISE RAPPORT</text:p>
          </table:table-cell>
          <table:table-cell table:style-name="Tableau62.B1" office:value-type="string">
            <text:p text:style-name="P8">DATE DE SOUTENANCE</text:p>
          </table:table-cell>
        </table:table-row>
        <table:table-row table:style-name="Tableau62.1">
          <table:table-cell table:style-name="Tableau62.A1" office:value-type="string">
            <text:p text:style-name="P8">19 juin 2012</text:p>
          </table:table-cell>
          <table:table-cell table:style-name="Tableau62.B1" office:value-type="string">
            <text:p text:style-name="P17"><text:span text:style-name="T1">26 juin 12 </text:span><text:span text:style-name="T13">à 16h30</text:span></text:p>
          </table:table-cell>
        </table:table-row>
      </table:table>
      <text:h text:style-name="P4" text:outline-level="2">Entretien téléphonique </text:h>
      <text:p text:style-name="P18"><text:span text:style-name="T4">QUATANNENS Adeline / 3 Axes Pôle Numérique</text:span></text:p>
      <text:p text:style-name="P11"/>
      <text:p text:style-name="P19"><text:span text:style-name="T10">Stage </text:span><text:span text:style-name="T9">du lundi 7 mai 2012 au samedi 30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adame KATA <text:s/>06/50/64/42/41/01 </text:span><text:span text:style-name="T11">(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QUATANNENS Adeline<text:tab/> <text:s/>06.31.13.73.52 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BUDZIK Maxime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ZIMNY</text:span></text:p>
      <text:p text:style-name="P16"/>
      <text:p text:style-name="P19"><text:span text:style-name="T5">Stage </text:span><text:span text:style-name="T8">du lundi 7 mai 2012 au samedi 30 juin 2012.</text:span></text:p>
      <text:p text:style-name="P16"/>
      <text:p text:style-name="P19"><text:span text:style-name="T10">Téléphone : <text:s/>06.85.60.58.76 </text:span></text:p>
      <text:p text:style-name="P19"><text:span text:style-name="T5">Mail : </text:span><text:span text:style-name="T10">max-budzik@gmail.com</text:span></text:p>
      <text:p text:style-name="P9"/>
      <text:p text:style-name="P9"/>
      <text:p text:style-name="P19"><text:span text:style-name="T5">Entreprise : </text:span><text:span text:style-name="T6">TELE GOHELLE</text:span></text:p>
      <text:p text:style-name="P19"><text:span text:style-name="T5">Adresse : <text:tab/></text:span><text:span text:style-name="T10"> 349 Avenue de Floha </text:span></text:p>
      <text:p text:style-name="P19"><text:span text:style-name="T10"><text:tab/><text:tab/>62680 MERICOURT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onsieur FREMY Directeur</text:span></text:p>
      <text:p text:style-name="P19"><text:span text:style-name="T5">Téléphone du responsable</text:span><text:span text:style-name="T10"> : 03/21/40/71/71 </text:span></text:p>
      <text:p text:style-name="P19"><text:span text:style-name="T7">Mail :</text:span><text:span text:style-name="T12">contact@telegohelle.fr</text:span></text:p>
      <text:p text:style-name="P19"><text:span text:style-name="T6">Téléphone de l’entreprise</text:span><text:span text:style-name="T10"> : 03/21/40/71/71</text:span></text:p>
      <text:p text:style-name="P19"><text:span text:style-name="T5">Thème du stage</text:span><text:span text:style-name="T1"> :</text:span></text:p>
      <text:p text:style-name="P16">Audiovisuel et journalisme ; reportage ; prises de vues, montage-infographie</text:p>
      <text:p text:style-name="P16"/>
      <text:p text:style-name="P16"/>
      <table:table table:name="Tableau63" table:style-name="Tableau63">
        <table:table-column table:style-name="Tableau63.A"/>
        <table:table-column table:style-name="Tableau63.B"/>
        <table:table-row table:style-name="Tableau63.1">
          <table:table-cell table:style-name="Tableau63.A1" office:value-type="string">
            <text:p text:style-name="P8">DATE DE REMISE RAPPORT</text:p>
          </table:table-cell>
          <table:table-cell table:style-name="Tableau63.B1" office:value-type="string">
            <text:p text:style-name="P8">DATE DE SOUTENANCE</text:p>
          </table:table-cell>
        </table:table-row>
        <table:table-row table:style-name="Tableau63.1">
          <table:table-cell table:style-name="Tableau63.A1" office:value-type="string">
            <text:p text:style-name="P8">19 juin 2012</text:p>
          </table:table-cell>
          <table:table-cell table:style-name="Tableau63.B1" office:value-type="string">
            <text:p text:style-name="P17"><text:span text:style-name="T1">26 juin 12 </text:span><text:span text:style-name="T13">à 12h</text:span></text:p>
          </table:table-cell>
        </table:table-row>
      </table:table>
      <text:h text:style-name="P4" text:outline-level="2">Entretien téléphonique </text:h>
      <text:p text:style-name="P18"><text:span text:style-name="T4">BUDZIK Maxime / TELE GOHELLE</text:span></text:p>
      <text:p text:style-name="P11"/>
      <text:p text:style-name="P19"><text:span text:style-name="T10">Stage </text:span><text:span text:style-name="T9">du lundi 7 mai 2012 au samedi 30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onsieur FREMY <text:s/>03/21/40/71/71 </text:span><text:span text:style-name="T11">(</text:span><text:span text:style-name="T10">03/21/40/71/71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BUDZIK Maxime<text:tab/> <text:s/>06.85.60.58.76 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DAPVRIL Alicia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ZIMNY</text:span></text:p>
      <text:p text:style-name="P16"/>
      <text:p text:style-name="P19"><text:span text:style-name="T5">Stage </text:span><text:span text:style-name="T8">du lundi 23 avril 2012 au vendredi 15 juin 2012.</text:span></text:p>
      <text:p text:style-name="P16"/>
      <text:p text:style-name="P19"><text:span text:style-name="T10">Téléphone : <text:s/>06.27.66.73.49 </text:span></text:p>
      <text:p text:style-name="P19"><text:span text:style-name="T5">Mail : </text:span><text:span text:style-name="T10">alicia-dapvril@hotmail.fr</text:span></text:p>
      <text:p text:style-name="P9"/>
      <text:p text:style-name="P9"/>
      <text:p text:style-name="P19"><text:span text:style-name="T5">Entreprise : </text:span><text:span text:style-name="T6">ADCS</text:span></text:p>
      <text:p text:style-name="P19"><text:span text:style-name="T5">Adresse : <text:tab/></text:span><text:span text:style-name="T10"> Z.I Saint Amé BP 182 Rue des six sillons</text:span></text:p>
      <text:p text:style-name="P19"><text:span text:style-name="T10"><text:tab/><text:tab/>62803 LIEVIN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onsieur BRUHIER Directeur</text:span></text:p>
      <text:p text:style-name="P19"><text:span text:style-name="T5">Téléphone du responsable</text:span><text:span text:style-name="T10"> : <text:s/></text:span></text:p>
      <text:p text:style-name="P19"><text:span text:style-name="T7">Mail :</text:span><text:span text:style-name="T12">stephane.adcs@orange.fr</text:span></text:p>
      <text:p text:style-name="P19"><text:span text:style-name="T6">Téléphone de l’entreprise</text:span><text:span text:style-name="T10"> : 03/21/44/13/15</text:span></text:p>
      <text:p text:style-name="P19"><text:span text:style-name="T5">Thème du stage</text:span><text:span text:style-name="T1"> :</text:span></text:p>
      <text:p text:style-name="P16">Observation et pratiques des techniques de production d'audiovisuelles</text:p>
      <text:p text:style-name="P16"/>
      <text:p text:style-name="P16"/>
      <table:table table:name="Tableau64" table:style-name="Tableau64">
        <table:table-column table:style-name="Tableau64.A"/>
        <table:table-column table:style-name="Tableau64.B"/>
        <table:table-row table:style-name="Tableau64.1">
          <table:table-cell table:style-name="Tableau64.A1" office:value-type="string">
            <text:p text:style-name="P8">DATE DE REMISE RAPPORT</text:p>
          </table:table-cell>
          <table:table-cell table:style-name="Tableau64.B1" office:value-type="string">
            <text:p text:style-name="P8">DATE DE SOUTENANCE</text:p>
          </table:table-cell>
        </table:table-row>
        <table:table-row table:style-name="Tableau64.1">
          <table:table-cell table:style-name="Tableau64.A1" office:value-type="string">
            <text:p text:style-name="P8">19 juin 2012</text:p>
          </table:table-cell>
          <table:table-cell table:style-name="Tableau64.B1" office:value-type="string">
            <text:p text:style-name="P17"><text:span text:style-name="T1">26 juin 12 </text:span><text:span text:style-name="T13">à 13h45</text:span></text:p>
          </table:table-cell>
        </table:table-row>
      </table:table>
      <text:h text:style-name="P4" text:outline-level="2">Entretien téléphonique </text:h>
      <text:p text:style-name="P18"><text:span text:style-name="T4">DAPVRIL Alicia / ADCS</text:span></text:p>
      <text:p text:style-name="P11"/>
      <text:p text:style-name="P19"><text:span text:style-name="T10">Stage </text:span><text:span text:style-name="T9">du lundi 23 avril 2012 au vendredi 15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onsieur BRUHIER <text:s text:c="2"/></text:span><text:span text:style-name="T11">(</text:span><text:span text:style-name="T10">03/21/44/13/15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DAPVRIL Alicia<text:tab/> <text:s/>06.27.66.73.49 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HENNEAU Malory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ZIMNY</text:span></text:p>
      <text:p text:style-name="P16"/>
      <text:p text:style-name="P19"><text:span text:style-name="T5">Stage </text:span><text:span text:style-name="T8">du mercredi 9 mai 2012 au samedi 30 juin 2012.</text:span></text:p>
      <text:p text:style-name="P16"/>
      <text:p text:style-name="P19"><text:span text:style-name="T10">Téléphone : <text:s/>06.69.19.08.27 </text:span></text:p>
      <text:p text:style-name="P19"><text:span text:style-name="T5">Mail : </text:span><text:span text:style-name="T10">H.malory@live.fr</text:span></text:p>
      <text:p text:style-name="P9"/>
      <text:p text:style-name="P9"/>
      <text:p text:style-name="P19"><text:span text:style-name="T5">Entreprise : </text:span><text:span text:style-name="T6">MJC ESPACE HELIOS</text:span></text:p>
      <text:p text:style-name="P19"><text:span text:style-name="T5">Adresse : <text:tab/></text:span><text:span text:style-name="T10"> 43 rue du Maréchal Leclerc </text:span></text:p>
      <text:p text:style-name="P19"><text:span text:style-name="T10"><text:tab/><text:tab/>59552 LAMBRES LEZ DOUAI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adame DUBOIS Responsable service Animations</text:span></text:p>
      <text:p text:style-name="P19"><text:span text:style-name="T5">Téléphone du responsable</text:span><text:span text:style-name="T10"> : 03/27/87/16/07 </text:span></text:p>
      <text:p text:style-name="P19"><text:span text:style-name="T7">Mail :</text:span><text:span text:style-name="T12">culture.mjclambres@nordnet.fr</text:span></text:p>
      <text:p text:style-name="P19"><text:span text:style-name="T6">Téléphone de l’entreprise</text:span><text:span text:style-name="T10"> : 03/27/87/16/07</text:span></text:p>
      <text:p text:style-name="P19"><text:span text:style-name="T5">Thème du stage</text:span><text:span text:style-name="T1"> :</text:span></text:p>
      <text:p text:style-name="P16">Communication évènementielle</text:p>
      <text:p text:style-name="P16"/>
      <text:p text:style-name="P16"/>
      <table:table table:name="Tableau65" table:style-name="Tableau65">
        <table:table-column table:style-name="Tableau65.A"/>
        <table:table-column table:style-name="Tableau65.B"/>
        <table:table-row table:style-name="Tableau65.1">
          <table:table-cell table:style-name="Tableau65.A1" office:value-type="string">
            <text:p text:style-name="P8">DATE DE REMISE RAPPORT</text:p>
          </table:table-cell>
          <table:table-cell table:style-name="Tableau65.B1" office:value-type="string">
            <text:p text:style-name="P8">DATE DE SOUTENANCE</text:p>
          </table:table-cell>
        </table:table-row>
        <table:table-row table:style-name="Tableau65.1">
          <table:table-cell table:style-name="Tableau65.A1" office:value-type="string">
            <text:p text:style-name="P8">19 juin 2012</text:p>
          </table:table-cell>
          <table:table-cell table:style-name="Tableau65.B1" office:value-type="string">
            <text:p text:style-name="P17"><text:span text:style-name="T1">26 juin 12 </text:span><text:span text:style-name="T13">à 14h15</text:span></text:p>
          </table:table-cell>
        </table:table-row>
      </table:table>
      <text:h text:style-name="P4" text:outline-level="2">Entretien téléphonique </text:h>
      <text:p text:style-name="P18"><text:span text:style-name="T4">HENNEAU Malory / MJC ESPACE HELIOS</text:span></text:p>
      <text:p text:style-name="P11"/>
      <text:p text:style-name="P19"><text:span text:style-name="T10">Stage </text:span><text:span text:style-name="T9">du mercredi 9 mai 2012 au samedi 30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adame DUBOIS <text:s/>03/27/87/16/07 </text:span><text:span text:style-name="T11">(</text:span><text:span text:style-name="T10">03/27/87/16/07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HENNEAU Malory<text:tab/> <text:s/>06.69.19.08.27 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LE MOAN Florent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ZIMNY</text:span></text:p>
      <text:p text:style-name="P16"/>
      <text:p text:style-name="P19"><text:span text:style-name="T5">Stage </text:span><text:span text:style-name="T8">du lundi 30 avril 2012 au samedi 23 juin 2012.</text:span></text:p>
      <text:p text:style-name="P16"/>
      <text:p text:style-name="P19"><text:span text:style-name="T10">Téléphone : <text:s/>06.30.85.78.55 </text:span></text:p>
      <text:p text:style-name="P19"><text:span text:style-name="T5">Mail : </text:span><text:span text:style-name="T10">florent.lemoan@laposte.net</text:span></text:p>
      <text:p text:style-name="P9"/>
      <text:p text:style-name="P9"/>
      <text:p text:style-name="P19"><text:span text:style-name="T5">Entreprise : </text:span><text:span text:style-name="T6">UFCV Nord Pas de Calais</text:span></text:p>
      <text:p text:style-name="P19"><text:span text:style-name="T5">Adresse : <text:tab/></text:span><text:span text:style-name="T10"> 234 rue Saint Hubert </text:span></text:p>
      <text:p text:style-name="P19"><text:span text:style-name="T10"><text:tab/><text:tab/>59830 BOUVINES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adame SARELS Responsable Secteur "Développement Territorial"</text:span></text:p>
      <text:p text:style-name="P19"><text:span text:style-name="T5">Téléphone du responsable</text:span><text:span text:style-name="T10"> : 03/20/41/82/18 </text:span></text:p>
      <text:p text:style-name="P19"><text:span text:style-name="T7">Mail :</text:span><text:span text:style-name="T12">christine.sarels@ufcv.fr</text:span></text:p>
      <text:p text:style-name="P19"><text:span text:style-name="T6">Téléphone de l’entreprise</text:span><text:span text:style-name="T10"> : 03/20/41/82/00</text:span></text:p>
      <text:p text:style-name="P19"><text:span text:style-name="T5">Thème du stage</text:span><text:span text:style-name="T1"> :</text:span></text:p>
      <text:p text:style-name="P16">Communication institutionnelle externe et interne.</text:p>
      <text:p text:style-name="P16"/>
      <text:p text:style-name="P16"/>
      <table:table table:name="Tableau66" table:style-name="Tableau66">
        <table:table-column table:style-name="Tableau66.A"/>
        <table:table-column table:style-name="Tableau66.B"/>
        <table:table-row table:style-name="Tableau66.1">
          <table:table-cell table:style-name="Tableau66.A1" office:value-type="string">
            <text:p text:style-name="P8">DATE DE REMISE RAPPORT</text:p>
          </table:table-cell>
          <table:table-cell table:style-name="Tableau66.B1" office:value-type="string">
            <text:p text:style-name="P8">DATE DE SOUTENANCE</text:p>
          </table:table-cell>
        </table:table-row>
        <table:table-row table:style-name="Tableau66.1">
          <table:table-cell table:style-name="Tableau66.A1" office:value-type="string">
            <text:p text:style-name="P8">19 juin 2012</text:p>
          </table:table-cell>
          <table:table-cell table:style-name="Tableau66.B1" office:value-type="string">
            <text:p text:style-name="P17"><text:span text:style-name="T1">26 juin 12 </text:span><text:span text:style-name="T13">à 9h45</text:span></text:p>
          </table:table-cell>
        </table:table-row>
      </table:table>
      <text:h text:style-name="P4" text:outline-level="2">Entretien téléphonique </text:h>
      <text:p text:style-name="P18"><text:span text:style-name="T4">LE MOAN Florent / UFCV Nord Pas de Calais</text:span></text:p>
      <text:p text:style-name="P11"/>
      <text:p text:style-name="P19"><text:span text:style-name="T10">Stage </text:span><text:span text:style-name="T9">du lundi 30 avril 2012 au samedi 23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adame SARELS <text:s/>03/20/41/82/18 </text:span><text:span text:style-name="T11">(</text:span><text:span text:style-name="T10">03/20/41/82/00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LE MOAN Florent<text:tab/> <text:s/>06.30.85.78.55 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SCHMIT Amandine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ZIMNY</text:span></text:p>
      <text:p text:style-name="P16"/>
      <text:p text:style-name="P19"><text:span text:style-name="T5">Stage </text:span><text:span text:style-name="T8">du mardi 24 avril 2012 au mercredi 6 juin 2012.</text:span></text:p>
      <text:p text:style-name="P16"/>
      <text:p text:style-name="P19"><text:span text:style-name="T10">Téléphone : <text:s/>06.63.26.60.26 </text:span></text:p>
      <text:p text:style-name="P19"><text:span text:style-name="T5">Mail : </text:span><text:span text:style-name="T10">girlrock59@hotmail.fr</text:span></text:p>
      <text:p text:style-name="P9"/>
      <text:p text:style-name="P9"/>
      <text:p text:style-name="P19"><text:span text:style-name="T5">Entreprise : </text:span><text:span text:style-name="T6">MJC ESPACE HELIOS</text:span></text:p>
      <text:p text:style-name="P19"><text:span text:style-name="T5">Adresse : <text:tab/></text:span><text:span text:style-name="T10"> 43 rue du Maréchal Leclerc </text:span></text:p>
      <text:p text:style-name="P19"><text:span text:style-name="T10"><text:tab/><text:tab/>59552 LAMBRES LEZ DOUAI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onsieur DEREGNAUCOURT </text:span></text:p>
      <text:p text:style-name="P19"><text:span text:style-name="T5">Téléphone du responsable</text:span><text:span text:style-name="T10"> : <text:s/></text:span></text:p>
      <text:p text:style-name="P19"><text:span text:style-name="T7">Mail :</text:span><text:span text:style-name="T12">mjclambres@nordnet.fr</text:span></text:p>
      <text:p text:style-name="P19"><text:span text:style-name="T6">Téléphone de l’entreprise</text:span><text:span text:style-name="T10"> : </text:span></text:p>
      <text:p text:style-name="P19"><text:span text:style-name="T5">Thème du stage</text:span><text:span text:style-name="T1"> :</text:span></text:p>
      <text:p text:style-name="P16">Conception de supports graphiques pour la communication des animations (affiches, programmes, tracts, flyers,..)</text:p>
      <text:p text:style-name="P16"/>
      <text:p text:style-name="P16"/>
      <table:table table:name="Tableau67" table:style-name="Tableau67">
        <table:table-column table:style-name="Tableau67.A"/>
        <table:table-column table:style-name="Tableau67.B"/>
        <table:table-row table:style-name="Tableau67.1">
          <table:table-cell table:style-name="Tableau67.A1" office:value-type="string">
            <text:p text:style-name="P8">DATE DE REMISE RAPPORT</text:p>
          </table:table-cell>
          <table:table-cell table:style-name="Tableau67.B1" office:value-type="string">
            <text:p text:style-name="P8">DATE DE SOUTENANCE</text:p>
          </table:table-cell>
        </table:table-row>
        <table:table-row table:style-name="Tableau67.1">
          <table:table-cell table:style-name="Tableau67.A1" office:value-type="string">
            <text:p text:style-name="P8">19 juin 2012</text:p>
          </table:table-cell>
          <table:table-cell table:style-name="Tableau67.B1" office:value-type="string">
            <text:p text:style-name="P17"><text:span text:style-name="T1">26 juin 12 </text:span><text:span text:style-name="T13">à 14h45</text:span></text:p>
          </table:table-cell>
        </table:table-row>
      </table:table>
      <text:h text:style-name="P4" text:outline-level="2">Entretien téléphonique </text:h>
      <text:p text:style-name="P18"><text:span text:style-name="T4">SCHMIT Amandine / MJC ESPACE HELIOS</text:span></text:p>
      <text:p text:style-name="P11"/>
      <text:p text:style-name="P19"><text:span text:style-name="T10">Stage </text:span><text:span text:style-name="T9">du mardi 24 avril 2012 au mercredi 6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onsieur DEREGNAUCOURT <text:s text:c="2"/></text:span><text:span text:style-name="T11">(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SCHMIT Amandine<text:tab/> <text:s/>06.63.26.60.26 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2" text:outline-level="2"/>
      <text:p text:style-name="P21">CHE DE SUIVI DE STAGE</text:p>
      <text:p text:style-name="P16"/>
      <text:p text:style-name="P5">D.U.T. S.R.C <text:s/>SEMESTRE 4</text:p>
      <text:p text:style-name="P6"/>
      <text:p text:style-name="P5">2011-2012</text:p>
      <text:p text:style-name="P7"/>
      <text:p text:style-name="P7"/>
      <text:p text:style-name="P7"/>
      <text:p text:style-name="P7"/>
      <text:p text:style-name="P7"/>
      <text:p text:style-name="P16"/>
      <text:p text:style-name="P19"><text:span text:style-name="T2">Étudiant : TELLART Aurélien<text:tab/><text:tab/></text:span></text:p>
      <text:p text:style-name="P16"/>
      <text:p text:style-name="P19"><text:span text:style-name="T2">Enseignant suivant le stagiaire : </text:span><text:span text:style-name="T3">M./Mme</text:span><text:span text:style-name="T2"> ZIMNY</text:span></text:p>
      <text:p text:style-name="P16"/>
      <text:p text:style-name="P19"><text:span text:style-name="T5">Stage </text:span><text:span text:style-name="T8">du lundi 30 avril 2012 au vendredi 22 juin 2012.</text:span></text:p>
      <text:p text:style-name="P16"/>
      <text:p text:style-name="P19"><text:span text:style-name="T10">Téléphone : <text:s/>06.12.88.71.12 </text:span></text:p>
      <text:p text:style-name="P19"><text:span text:style-name="T5">Mail : </text:span><text:span text:style-name="T10">aurelien.tellart@free.fr</text:span></text:p>
      <text:p text:style-name="P9"/>
      <text:p text:style-name="P9"/>
      <text:p text:style-name="P19"><text:span text:style-name="T5">Entreprise : </text:span><text:span text:style-name="T6">COMMUNE DE LOOS EN GOHELLE</text:span></text:p>
      <text:p text:style-name="P19"><text:span text:style-name="T5">Adresse : <text:tab/></text:span><text:span text:style-name="T10"> Place de la République </text:span></text:p>
      <text:p text:style-name="P19"><text:span text:style-name="T10"><text:tab/><text:tab/>62750 LOOS EN GOHELLE</text:span></text:p>
      <text:p text:style-name="P10"><text:tab/><text:tab/></text:p>
      <text:p text:style-name="P10"><text:tab/><text:tab/> </text:p>
      <text:p text:style-name="P19"><text:span text:style-name="T5">Contact : </text:span><text:span text:style-name="T10">Monsieur LEROY Responsable TIC</text:span></text:p>
      <text:p text:style-name="P19"><text:span text:style-name="T5">Téléphone du responsable</text:span><text:span text:style-name="T10"> : 03/21/69/88/77 </text:span></text:p>
      <text:p text:style-name="P19"><text:span text:style-name="T7">Mail :</text:span><text:span text:style-name="T12">joseph.leroy@loos-en-gohelle.fr</text:span></text:p>
      <text:p text:style-name="P19"><text:span text:style-name="T6">Téléphone de l’entreprise</text:span><text:span text:style-name="T10"> : </text:span></text:p>
      <text:p text:style-name="P19"><text:span text:style-name="T5">Thème du stage</text:span><text:span text:style-name="T1"> :</text:span></text:p>
      <text:p text:style-name="P16">Développement MC et communication graphique</text:p>
      <text:p text:style-name="P16"/>
      <text:p text:style-name="P16"/>
      <table:table table:name="Tableau68" table:style-name="Tableau68">
        <table:table-column table:style-name="Tableau68.A"/>
        <table:table-column table:style-name="Tableau68.B"/>
        <table:table-row table:style-name="Tableau68.1">
          <table:table-cell table:style-name="Tableau68.A1" office:value-type="string">
            <text:p text:style-name="P8">DATE DE REMISE RAPPORT</text:p>
          </table:table-cell>
          <table:table-cell table:style-name="Tableau68.B1" office:value-type="string">
            <text:p text:style-name="P8">DATE DE SOUTENANCE</text:p>
          </table:table-cell>
        </table:table-row>
        <table:table-row table:style-name="Tableau68.1">
          <table:table-cell table:style-name="Tableau68.A1" office:value-type="string">
            <text:p text:style-name="P8">19 juin 2012</text:p>
          </table:table-cell>
          <table:table-cell table:style-name="Tableau68.B1" office:value-type="string">
            <text:p text:style-name="P17"><text:span text:style-name="T1">26 juin 12 </text:span><text:span text:style-name="T13">à 16h</text:span></text:p>
          </table:table-cell>
        </table:table-row>
      </table:table>
      <text:h text:style-name="P4" text:outline-level="2">Entretien téléphonique </text:h>
      <text:p text:style-name="P18"><text:span text:style-name="T4">TELLART Aurélien / COMMUNE DE LOOS EN GOHELLE</text:span></text:p>
      <text:p text:style-name="P11"/>
      <text:p text:style-name="P19"><text:span text:style-name="T10">Stage </text:span><text:span text:style-name="T9">du lundi 30 avril 2012 au vendredi 22 juin 2012.</text:span></text:p>
      <text:p text:style-name="P12"/>
      <text:p text:style-name="P16">Appel réalisé le : </text:p>
      <text:p text:style-name="P16"/>
      <text:p text:style-name="P19"><text:span text:style-name="T14">Entreprise :</text:span><text:span text:style-name="T10"> </text:span><text:span text:style-name="T6"><text:s/></text:span><text:span text:style-name="T10">Monsieur LEROY <text:s/>03/21/69/88/77 </text:span><text:span text:style-name="T11">(</text:span><text:span text:style-name="T11">)</text:span></text:p>
      <text:p text:style-name="P13"/>
      <text:p text:style-name="P16"/>
      <text:p text:style-name="P16">Description de la tâche confiée / travail réalisé pour l’instant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sur le stagiaire(présentation, ponctualité, attitude..) :</text:p>
      <text:p text:style-name="P16"/>
      <text:p text:style-name="P16"/>
      <text:p text:style-name="P16"/>
      <text:p text:style-name="P16"/>
      <text:p text:style-name="P19"><text:span text:style-name="T14">Stagiaire</text:span><text:span text:style-name="T5"> </text:span><text:span text:style-name="T9">: TELLART Aurélien<text:tab/> <text:s/>06.12.88.71.12 </text:span></text:p>
      <text:p text:style-name="P16"/>
      <text:p text:style-name="P16"/>
      <text:p text:style-name="P16">Description de la tâche confiée / travail réalisé</text:p>
      <text:p text:style-name="P16"/>
      <text:p text:style-name="P16"/>
      <text:p text:style-name="P16"/>
      <text:p text:style-name="P16"/>
      <text:p text:style-name="P16"/>
      <text:p text:style-name="P16"/>
      <text:p text:style-name="P16">Conditions de travail et encadrement :</text:p>
      <text:p text:style-name="P16"/>
      <text:p text:style-name="P16"/>
      <text:p text:style-name="P16"/>
      <text:p text:style-name="P16">Difficultés rencontrées, points positifs :</text:p>
      <text:p text:style-name="P16"/>
      <text:p text:style-name="P16"/>
      <text:p text:style-name="P16"/>
      <text:p text:style-name="P16">Avis général sur le stage : </text:p>
      <text:h text:style-name="P4" text:outline-level="2">Visite de l’entreprise</text:h>
      <text:p text:style-name="P14"/>
      <text:p text:style-name="P16">Visite réalisée le : </text:p>
      <text:p text:style-name="P16"/>
      <text:p text:style-name="P16"/>
      <text:p text:style-name="P16">Environnement matériel du stagiaire (bureau, ordinateur/poste de travail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cadrement du stagiaire (présence du tuteur, aide apportée...)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égration du stagiair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issions confiées / Travail réalisé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vis général sur la visite :</text:p>
      <text:p text:style-name="P16"/>
      <text:p text:style-name="P16"/>
      <text:p text:style-name="P16"/>
      <text:p text:style-name="P16"/>
      <text:p text:style-name="P16"/>
      <text:p text:style-name="P16"/>
      <text:p text:style-name="P15">Pensez à parler de la taxe d'apprentissage !</text:p>
      <text:h text:style-name="P4" text:outline-level="2">Préparation du rapport </text:h>
      <text:p text:style-name="P16"/>
      <text:p text:style-name="P16">Date de remise du plan du rapport / Intro / conclusion : (début juin)</text:p>
      <text:p text:style-name="P16"/>
      <text:p text:style-name="P16"/>
      <text:p text:style-name="P16">Date de remise du rapport final : 19 <text:s/>juin 2012</text:p>
      <text:p text:style-name="P16"/>
      <text:p text:style-name="P16"/>
      <text:p text:style-name="P16"/>
      <text:p text:style-name="P16"/>
      <text:p text:style-name="P16">Avis :</text:p>
      <text:p text:style-name="P16"/>
      <text:p text:style-name="P16"/>
      <text:p text:style-name="P16"/>
      <text:p text:style-name="P16">Commentaires :</text:p>
      <text:p text:style-name="P16"/>
      <text:p text:style-name="P16"/>
      <text:p text:style-name="P16"/>
      <text:p text:style-name="P16">Conseils : </text:p>
      <text:p text:style-name="P16"/>
      <text:h text:style-name="P3" text:outline-level="2"/>
      <text:h text:style-name="P1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Bitstream Vera Sans2" svg:font-family="'Bitstream Vera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, 'Arial Unicode MS'" style:font-family-generic="swiss" style:font-pitch="variable"/>
    <style:font-face style:name="Liberation Sans" svg:font-family="'Liberation Sans', Arial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fals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letter-kerning="false" style:font-name-asian="Bitstream Vera Sans1" style:font-size-asian="10.5pt" style:language-asian="zh" style:country-asian="CN" style:font-name-complex="Bitstream Ver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fr" fo:country="F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2" style:font-size-asian="14pt" style:font-name-complex="Bitstream Vera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Répertoire" style:family="paragraph" style:parent-style-name="Standard">
      <style:paragraph-properties text:number-lines="false" text:line-number="0"/>
    </style:style>
    <style:style style:name="Légende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Heading_20_2" style:display-name="Heading 2" style:family="paragraph" style:parent-style-name="Titre1" style:next-style-name="Text_20_body" style:default-outline-level="2" style:class="text">
      <style:paragraph-properties fo:text-align="center" style:justify-single-word="false"/>
      <style:text-properties style:font-name="DejaVu Sans" fo:font-size="14pt" fo:font-style="normal" fo:font-weight="bold" style:font-size-asian="14pt" style:font-style-asian="normal" style:font-weight-asian="bold" style:font-size-complex="14pt" style:font-style-complex="italic" style:font-weight-complex="normal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Police_20_par_20_défaut1" style:display-name="Police par défaut1" style:family="text"/>
    <style:style style:name="Police_20_par_20_défaut" style:display-name="Police par défaut" style:family="text"/>
    <style:style style:name="WW-Absatz-Standardschriftart" style:family="text"/>
    <style:style style:name="Absatz-Standardschriftar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fault user</meta:initial-creator>
    <meta:creation-date>2012-04-27T17:33:56</meta:creation-date>
    <meta:document-statistic meta:table-count="68" meta:image-count="0" meta:object-count="0" meta:page-count="272" meta:paragraph-count="3328" meta:word-count="16991" meta:character-count="108570"/>
    <dc:date>2012-04-27T17:34:09</dc:date>
    <dc:creator>default user</dc:creator>
    <meta:editing-duration>PT00H00M22S</meta:editing-duration>
    <meta:editing-cycles>1</meta:editing-cycles>
    <meta:generator>OpenOffice.org/3.2$Linux OpenOffice.org_project/320m19$Build-9505</meta:generator>
  </office:meta>
</office:document-meta>
</file>